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lass_20_Footer">
      <style:text-properties fo:background-color="#ffffff"/>
    </style:style>
    <style:style style:name="P2" style:family="paragraph" style:parent-style-name="Standard">
      <style:text-properties fo:color="#0000ff" style:font-name="Liberation Sans"/>
    </style:style>
    <style:style style:name="P3" style:family="paragraph" style:parent-style-name="Standard">
      <style:text-properties fo:color="#0000ff" style:font-name="Liberation Sans" officeooo:rsid="00041a83" officeooo:paragraph-rsid="000490ad"/>
    </style:style>
    <style:style style:name="P4" style:family="paragraph" style:parent-style-name="Standard">
      <style:text-properties fo:color="#0000ff" style:font-name="Liberation Sans" officeooo:paragraph-rsid="000b06c3"/>
    </style:style>
    <style:style style:name="P5" style:family="paragraph" style:parent-style-name="Standard">
      <style:text-properties fo:color="#0000ff" style:font-name="Liberation Sans" officeooo:paragraph-rsid="00318173"/>
    </style:style>
    <style:style style:name="P6" style:family="paragraph" style:parent-style-name="Standard">
      <style:text-properties fo:color="#0000ff" style:font-name="Liberation Sans" officeooo:paragraph-rsid="0035139e"/>
    </style:style>
    <style:style style:name="P7" style:family="paragraph" style:parent-style-name="Standard">
      <style:text-properties fo:color="#0000ff" style:font-name="Liberation Sans" officeooo:paragraph-rsid="003a3075"/>
    </style:style>
    <style:style style:name="P8" style:family="paragraph" style:parent-style-name="Standard">
      <style:text-properties fo:color="#0000ff" style:font-name="Liberation Sans" officeooo:paragraph-rsid="003bd276"/>
    </style:style>
    <style:style style:name="P9" style:family="paragraph" style:parent-style-name="Standard">
      <style:text-properties fo:color="#0000ff" style:font-name="Liberation Sans" officeooo:paragraph-rsid="003cc7fc"/>
    </style:style>
    <style:style style:name="P10" style:family="paragraph" style:parent-style-name="Standard">
      <style:text-properties fo:color="#0000ff" style:font-name="Liberation Sans" officeooo:paragraph-rsid="003e347d"/>
    </style:style>
    <style:style style:name="P11" style:family="paragraph" style:parent-style-name="Standard">
      <style:text-properties fo:color="#0000ff" style:font-name="Liberation Sans" officeooo:paragraph-rsid="003ee10b"/>
    </style:style>
    <style:style style:name="P12" style:family="paragraph" style:parent-style-name="Standard">
      <style:text-properties fo:color="#0000ff" style:font-name="Liberation Sans" officeooo:paragraph-rsid="00428e67"/>
    </style:style>
    <style:style style:name="P13" style:family="paragraph" style:parent-style-name="Standard">
      <style:text-properties fo:color="#0000ff" style:font-name="Liberation Sans" officeooo:paragraph-rsid="004995c1"/>
    </style:style>
    <style:style style:name="P14" style:family="paragraph" style:parent-style-name="Standard">
      <style:text-properties fo:color="#0000ff" style:font-name="Liberation Sans" officeooo:paragraph-rsid="004c2d55"/>
    </style:style>
    <style:style style:name="P15" style:family="paragraph" style:parent-style-name="Standard">
      <style:text-properties fo:color="#0000ff" style:font-name="Liberation Sans" officeooo:paragraph-rsid="005001b0"/>
    </style:style>
    <style:style style:name="P16" style:family="paragraph" style:parent-style-name="Standard">
      <style:text-properties fo:color="#0000ff" style:font-name="Liberation Sans" officeooo:paragraph-rsid="00514bed"/>
    </style:style>
    <style:style style:name="P17" style:family="paragraph" style:parent-style-name="Standard">
      <style:text-properties fo:color="#0000ff" style:font-name="Liberation Sans" officeooo:paragraph-rsid="00521cd9"/>
    </style:style>
    <style:style style:name="P18" style:family="paragraph" style:parent-style-name="Standard">
      <style:text-properties fo:color="#0000ff" style:font-name="Liberation Sans" officeooo:paragraph-rsid="0056e5e5"/>
    </style:style>
    <style:style style:name="P19" style:family="paragraph" style:parent-style-name="Standard">
      <style:text-properties fo:color="#0000ff" style:font-name="Liberation Sans" officeooo:paragraph-rsid="00587ed0"/>
    </style:style>
    <style:style style:name="P20" style:family="paragraph" style:parent-style-name="Standard">
      <style:text-properties fo:color="#0000ff" style:font-name="Liberation Sans" officeooo:paragraph-rsid="005a466f"/>
    </style:style>
    <style:style style:name="P21" style:family="paragraph" style:parent-style-name="Standard">
      <style:text-properties style:font-name="Liberation Sans" officeooo:rsid="0000a965" officeooo:paragraph-rsid="00033aeb"/>
    </style:style>
    <style:style style:name="P22" style:family="paragraph" style:parent-style-name="Method_20_Code_20_Listing">
      <style:text-properties style:font-name="Liberation Sans" officeooo:rsid="0005cbac" officeooo:paragraph-rsid="0005cbac"/>
    </style:style>
    <style:style style:name="P23" style:family="paragraph" style:parent-style-name="Method_20_Code_20_Listing">
      <style:text-properties style:font-name="Liberation Sans" officeooo:rsid="0005cbac" officeooo:paragraph-rsid="000957b8"/>
    </style:style>
    <style:style style:name="P24" style:family="paragraph" style:parent-style-name="Method_20_Code_20_Listing">
      <style:text-properties style:font-name="Liberation Sans" officeooo:rsid="0005cbac" officeooo:paragraph-rsid="000985f1"/>
    </style:style>
    <style:style style:name="P25" style:family="paragraph" style:parent-style-name="Method_20_Code_20_Listing">
      <style:text-properties style:font-name="Liberation Sans" officeooo:rsid="0005cbac" officeooo:paragraph-rsid="000b06c3"/>
    </style:style>
    <style:style style:name="P26" style:family="paragraph" style:parent-style-name="Method_20_Code_20_Listing">
      <style:text-properties style:font-name="Liberation Sans" officeooo:rsid="0005cbac" officeooo:paragraph-rsid="00318173"/>
    </style:style>
    <style:style style:name="P27" style:family="paragraph" style:parent-style-name="Method_20_Code_20_Listing">
      <style:text-properties style:font-name="Liberation Sans" officeooo:rsid="0005cbac" officeooo:paragraph-rsid="0035139e"/>
    </style:style>
    <style:style style:name="P28" style:family="paragraph" style:parent-style-name="Method_20_Code_20_Listing">
      <style:text-properties style:font-name="Liberation Sans" officeooo:rsid="0005cbac" officeooo:paragraph-rsid="003a3075"/>
    </style:style>
    <style:style style:name="P29"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05cbac" style:font-size-asian="10pt" style:font-weight-asian="bold" style:font-size-complex="10pt" style:font-weight-complex="bold"/>
    </style:style>
    <style:style style:name="P30"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0957b8" style:font-size-asian="10pt" style:font-weight-asian="bold" style:font-size-complex="10pt" style:font-weight-complex="bold"/>
    </style:style>
    <style:style style:name="P31"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0985f1" style:font-size-asian="10pt" style:font-weight-asian="bold" style:font-size-complex="10pt" style:font-weight-complex="bold"/>
    </style:style>
    <style:style style:name="P32"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0b06c3" style:font-size-asian="10pt" style:font-weight-asian="bold" style:font-size-complex="10pt" style:font-weight-complex="bold"/>
    </style:style>
    <style:style style:name="P33"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18173" style:font-size-asian="10pt" style:font-weight-asian="bold" style:font-size-complex="10pt" style:font-weight-complex="bold"/>
    </style:style>
    <style:style style:name="P34"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5139e" style:font-size-asian="10pt" style:font-weight-asian="bold" style:font-size-complex="10pt" style:font-weight-complex="bold"/>
    </style:style>
    <style:style style:name="P35"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a3075" style:font-size-asian="10pt" style:font-weight-asian="bold" style:font-size-complex="10pt" style:font-weight-complex="bold"/>
    </style:style>
    <style:style style:name="P36"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bd276" style:font-size-asian="10pt" style:font-weight-asian="bold" style:font-size-complex="10pt" style:font-weight-complex="bold"/>
    </style:style>
    <style:style style:name="P37"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cc7fc" style:font-size-asian="10pt" style:font-weight-asian="bold" style:font-size-complex="10pt" style:font-weight-complex="bold"/>
    </style:style>
    <style:style style:name="P38"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e347d" style:font-size-asian="10pt" style:font-weight-asian="bold" style:font-size-complex="10pt" style:font-weight-complex="bold"/>
    </style:style>
    <style:style style:name="P39"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3ee10b" style:font-size-asian="10pt" style:font-weight-asian="bold" style:font-size-complex="10pt" style:font-weight-complex="bold"/>
    </style:style>
    <style:style style:name="P40"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428e67" style:font-size-asian="10pt" style:font-weight-asian="bold" style:font-size-complex="10pt" style:font-weight-complex="bold"/>
    </style:style>
    <style:style style:name="P41"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4995c1" style:font-size-asian="10pt" style:font-weight-asian="bold" style:font-size-complex="10pt" style:font-weight-complex="bold"/>
    </style:style>
    <style:style style:name="P42"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4c2d55" style:font-size-asian="10pt" style:font-weight-asian="bold" style:font-size-complex="10pt" style:font-weight-complex="bold"/>
    </style:style>
    <style:style style:name="P43"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001b0" style:font-size-asian="10pt" style:font-weight-asian="bold" style:font-size-complex="10pt" style:font-weight-complex="bold"/>
    </style:style>
    <style:style style:name="P44"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14bed" style:font-size-asian="10pt" style:font-weight-asian="bold" style:font-size-complex="10pt" style:font-weight-complex="bold"/>
    </style:style>
    <style:style style:name="P45"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21cd9" style:font-size-asian="10pt" style:font-weight-asian="bold" style:font-size-complex="10pt" style:font-weight-complex="bold"/>
    </style:style>
    <style:style style:name="P46"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6e5e5" style:font-size-asian="10pt" style:font-weight-asian="bold" style:font-size-complex="10pt" style:font-weight-complex="bold"/>
    </style:style>
    <style:style style:name="P47"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87ed0" style:font-size-asian="10pt" style:font-weight-asian="bold" style:font-size-complex="10pt" style:font-weight-complex="bold"/>
    </style:style>
    <style:style style:name="P48"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5a466f" style:font-size-asian="10pt" style:font-weight-asian="bold" style:font-size-complex="10pt" style:font-weight-complex="bold"/>
    </style:style>
    <style:style style:name="P49"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5001b0" style:font-size-asian="10pt" style:font-weight-asian="bold" style:font-size-complex="10pt" style:font-weight-complex="bold"/>
    </style:style>
    <style:style style:name="P50"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514bed" style:font-size-asian="10pt" style:font-weight-asian="bold" style:font-size-complex="10pt" style:font-weight-complex="bold"/>
    </style:style>
    <style:style style:name="P51"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56e5e5" style:font-size-asian="10pt" style:font-weight-asian="bold" style:font-size-complex="10pt" style:font-weight-complex="bold"/>
    </style:style>
    <style:style style:name="P52"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587ed0" style:font-size-asian="10pt" style:font-weight-asian="bold" style:font-size-complex="10pt" style:font-weight-complex="bold"/>
    </style:style>
    <style:style style:name="P53"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5a466f" style:font-size-asian="10pt" style:font-weight-asian="bold" style:font-size-complex="10pt" style:font-weight-complex="bold"/>
    </style:style>
    <style:style style:name="P54" style:family="paragraph" style:parent-style-name="Method_20_Code_20_Listing">
      <style:paragraph-properties fo:margin-left="0in" fo:margin-right="0in" fo:text-indent="0in" style:auto-text-indent="false"/>
      <style:text-properties style:font-name="Liberation Sans" officeooo:rsid="0005cbac" officeooo:paragraph-rsid="003bd276"/>
    </style:style>
    <style:style style:name="P55" style:family="paragraph" style:parent-style-name="Method_20_Code_20_Listing">
      <style:paragraph-properties fo:margin-left="0in" fo:margin-right="0in" fo:text-indent="0in" style:auto-text-indent="false"/>
      <style:text-properties style:font-name="Liberation Sans" officeooo:rsid="0005cbac" officeooo:paragraph-rsid="003cc7fc"/>
    </style:style>
    <style:style style:name="P56" style:family="paragraph" style:parent-style-name="Method_20_Code_20_Listing">
      <style:paragraph-properties fo:margin-left="0in" fo:margin-right="0in" fo:text-indent="0in" style:auto-text-indent="false"/>
      <style:text-properties style:font-name="Liberation Sans" officeooo:rsid="0005cbac" officeooo:paragraph-rsid="003e347d"/>
    </style:style>
    <style:style style:name="P57" style:family="paragraph" style:parent-style-name="Method_20_Code_20_Listing">
      <style:paragraph-properties fo:margin-left="0in" fo:margin-right="0in" fo:text-indent="0in" style:auto-text-indent="false"/>
      <style:text-properties style:font-name="Liberation Sans" officeooo:rsid="0005cbac" officeooo:paragraph-rsid="003ee10b"/>
    </style:style>
    <style:style style:name="P58" style:family="paragraph" style:parent-style-name="Method_20_Code_20_Listing">
      <style:paragraph-properties fo:margin-left="0in" fo:margin-right="0in" fo:text-indent="0in" style:auto-text-indent="false"/>
      <style:text-properties style:font-name="Liberation Sans" officeooo:rsid="0005cbac" officeooo:paragraph-rsid="00428e67"/>
    </style:style>
    <style:style style:name="P59" style:family="paragraph" style:parent-style-name="Method_20_Code_20_Listing">
      <style:paragraph-properties fo:margin-left="0in" fo:margin-right="0in" fo:text-indent="0in" style:auto-text-indent="false"/>
      <style:text-properties style:font-name="Liberation Sans" officeooo:rsid="0005cbac" officeooo:paragraph-rsid="004995c1"/>
    </style:style>
    <style:style style:name="P60" style:family="paragraph" style:parent-style-name="Method_20_Code_20_Listing">
      <style:paragraph-properties fo:margin-left="0in" fo:margin-right="0in" fo:text-indent="0in" style:auto-text-indent="false"/>
      <style:text-properties style:font-name="Liberation Sans" officeooo:rsid="0005cbac" officeooo:paragraph-rsid="004c2d55"/>
    </style:style>
    <style:style style:name="P61" style:family="paragraph" style:parent-style-name="Method_20_Code_20_Listing">
      <style:paragraph-properties fo:margin-left="0in" fo:margin-right="0in" fo:text-indent="0in" style:auto-text-indent="false"/>
      <style:text-properties style:font-name="Liberation Sans" officeooo:rsid="0005cbac" officeooo:paragraph-rsid="00521cd9"/>
    </style:style>
    <style:style style:name="P62" style:family="paragraph" style:parent-style-name="Method_20_Body">
      <style:paragraph-properties fo:margin-left="0in" fo:margin-right="0in" fo:text-indent="0in" style:auto-text-indent="false"/>
      <style:text-properties style:font-name="Liberation Sans"/>
    </style:style>
    <style:style style:name="P63" style:family="paragraph" style:parent-style-name="Method_20_Body">
      <style:paragraph-properties fo:margin-left="0in" fo:margin-right="0in" fo:text-indent="0in" style:auto-text-indent="false"/>
      <style:text-properties style:font-name="Liberation Sans" officeooo:rsid="0005cbac" officeooo:paragraph-rsid="0005cbac"/>
    </style:style>
    <style:style style:name="P64" style:family="paragraph" style:parent-style-name="Method_20_Body">
      <style:paragraph-properties fo:margin-left="0in" fo:margin-right="0in" fo:text-indent="0in" style:auto-text-indent="false"/>
      <style:text-properties style:font-name="Liberation Sans" officeooo:rsid="0005cbac" officeooo:paragraph-rsid="000957b8"/>
    </style:style>
    <style:style style:name="P65" style:family="paragraph" style:parent-style-name="Method_20_Body">
      <style:paragraph-properties fo:margin-left="0in" fo:margin-right="0in" fo:text-indent="0in" style:auto-text-indent="false"/>
      <style:text-properties style:font-name="Liberation Sans" officeooo:rsid="0005cbac" officeooo:paragraph-rsid="000985f1"/>
    </style:style>
    <style:style style:name="P66" style:family="paragraph" style:parent-style-name="Method_20_Body">
      <style:paragraph-properties fo:margin-left="0in" fo:margin-right="0in" fo:text-indent="0in" style:auto-text-indent="false"/>
      <style:text-properties style:font-name="Liberation Sans" officeooo:rsid="0005cbac" officeooo:paragraph-rsid="000b06c3"/>
    </style:style>
    <style:style style:name="P67" style:family="paragraph" style:parent-style-name="Method_20_Body">
      <style:paragraph-properties fo:margin-left="0in" fo:margin-right="0in" fo:text-indent="0in" style:auto-text-indent="false"/>
      <style:text-properties style:font-name="Liberation Sans" officeooo:rsid="0005cbac" officeooo:paragraph-rsid="00318173"/>
    </style:style>
    <style:style style:name="P68" style:family="paragraph" style:parent-style-name="Method_20_Body">
      <style:paragraph-properties fo:margin-left="0in" fo:margin-right="0in" fo:text-indent="0in" style:auto-text-indent="false"/>
      <style:text-properties style:font-name="Liberation Sans" officeooo:rsid="0005cbac" officeooo:paragraph-rsid="0035139e"/>
    </style:style>
    <style:style style:name="P69" style:family="paragraph" style:parent-style-name="Method_20_Body">
      <style:paragraph-properties fo:margin-left="0in" fo:margin-right="0in" fo:text-indent="0in" style:auto-text-indent="false"/>
      <style:text-properties style:font-name="Liberation Sans" officeooo:rsid="0005cbac" officeooo:paragraph-rsid="003a3075"/>
    </style:style>
    <style:style style:name="P70" style:family="paragraph" style:parent-style-name="Method_20_Body">
      <style:paragraph-properties fo:margin-left="0in" fo:margin-right="0in" fo:text-indent="0in" style:auto-text-indent="false"/>
      <style:text-properties style:font-name="Liberation Sans" officeooo:rsid="0005cbac" officeooo:paragraph-rsid="003bd276"/>
    </style:style>
    <style:style style:name="P71" style:family="paragraph" style:parent-style-name="Method_20_Body">
      <style:paragraph-properties fo:margin-left="0in" fo:margin-right="0in" fo:text-indent="0in" style:auto-text-indent="false"/>
      <style:text-properties style:font-name="Liberation Sans" officeooo:rsid="0005cbac" officeooo:paragraph-rsid="003cc7fc"/>
    </style:style>
    <style:style style:name="P72" style:family="paragraph" style:parent-style-name="Method_20_Body">
      <style:paragraph-properties fo:margin-left="0in" fo:margin-right="0in" fo:text-indent="0in" style:auto-text-indent="false"/>
      <style:text-properties style:font-name="Liberation Sans" officeooo:rsid="0005cbac" officeooo:paragraph-rsid="003e347d"/>
    </style:style>
    <style:style style:name="P73" style:family="paragraph" style:parent-style-name="Method_20_Body">
      <style:paragraph-properties fo:margin-left="0in" fo:margin-right="0in" fo:text-indent="0in" style:auto-text-indent="false"/>
      <style:text-properties style:font-name="Liberation Sans" officeooo:rsid="0005cbac" officeooo:paragraph-rsid="003ee10b"/>
    </style:style>
    <style:style style:name="P74" style:family="paragraph" style:parent-style-name="Method_20_Body">
      <style:paragraph-properties fo:margin-left="0in" fo:margin-right="0in" fo:text-indent="0in" style:auto-text-indent="false"/>
      <style:text-properties style:font-name="Liberation Sans" officeooo:rsid="0005cbac" officeooo:paragraph-rsid="00428e67"/>
    </style:style>
    <style:style style:name="P75" style:family="paragraph" style:parent-style-name="Method_20_Body">
      <style:paragraph-properties fo:margin-left="0in" fo:margin-right="0in" fo:text-indent="0in" style:auto-text-indent="false"/>
      <style:text-properties style:font-name="Liberation Sans" officeooo:rsid="0005cbac" officeooo:paragraph-rsid="004995c1"/>
    </style:style>
    <style:style style:name="P76" style:family="paragraph" style:parent-style-name="Method_20_Body">
      <style:paragraph-properties fo:margin-left="0in" fo:margin-right="0in" fo:text-indent="0in" style:auto-text-indent="false"/>
      <style:text-properties style:font-name="Liberation Sans" officeooo:rsid="0005cbac" officeooo:paragraph-rsid="004c2d55"/>
    </style:style>
    <style:style style:name="P77" style:family="paragraph" style:parent-style-name="Method_20_Body">
      <style:paragraph-properties fo:margin-left="0in" fo:margin-right="0in" fo:text-indent="0in" style:auto-text-indent="false"/>
      <style:text-properties style:font-name="Liberation Sans" officeooo:rsid="0005cbac" officeooo:paragraph-rsid="005001b0"/>
    </style:style>
    <style:style style:name="P78" style:family="paragraph" style:parent-style-name="Method_20_Body">
      <style:paragraph-properties fo:margin-left="0in" fo:margin-right="0in" fo:text-indent="0in" style:auto-text-indent="false"/>
      <style:text-properties style:font-name="Liberation Sans" officeooo:rsid="0005cbac" officeooo:paragraph-rsid="00514bed"/>
    </style:style>
    <style:style style:name="P79" style:family="paragraph" style:parent-style-name="Method_20_Body">
      <style:paragraph-properties fo:margin-left="0in" fo:margin-right="0in" fo:text-indent="0in" style:auto-text-indent="false"/>
      <style:text-properties style:font-name="Liberation Sans" officeooo:rsid="0005cbac" officeooo:paragraph-rsid="00521cd9"/>
    </style:style>
    <style:style style:name="P80" style:family="paragraph" style:parent-style-name="Method_20_Body">
      <style:paragraph-properties fo:margin-left="0in" fo:margin-right="0in" fo:text-indent="0in" style:auto-text-indent="false"/>
      <style:text-properties style:font-name="Liberation Sans" officeooo:rsid="0005cbac" officeooo:paragraph-rsid="0056e5e5"/>
    </style:style>
    <style:style style:name="P81" style:family="paragraph" style:parent-style-name="Method_20_Body">
      <style:paragraph-properties fo:margin-left="0in" fo:margin-right="0in" fo:text-indent="0in" style:auto-text-indent="false"/>
      <style:text-properties style:font-name="Liberation Sans" officeooo:rsid="0005cbac" officeooo:paragraph-rsid="00587ed0"/>
    </style:style>
    <style:style style:name="P82" style:family="paragraph" style:parent-style-name="Method_20_Body">
      <style:paragraph-properties fo:margin-left="0in" fo:margin-right="0in" fo:text-indent="0in" style:auto-text-indent="false"/>
      <style:text-properties style:font-name="Liberation Sans" officeooo:rsid="0005cbac" officeooo:paragraph-rsid="005a466f"/>
    </style:style>
    <style:style style:name="P83"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05cbac" style:font-size-asian="14pt" style:font-weight-asian="bold" style:font-size-complex="14pt" style:font-weight-complex="bold"/>
    </style:style>
    <style:style style:name="P84"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0957b8" style:font-size-asian="14pt" style:font-weight-asian="bold" style:font-size-complex="14pt" style:font-weight-complex="bold"/>
    </style:style>
    <style:style style:name="P85"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0985f1" style:font-size-asian="14pt" style:font-weight-asian="bold" style:font-size-complex="14pt" style:font-weight-complex="bold"/>
    </style:style>
    <style:style style:name="P86"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0b06c3" style:font-size-asian="14pt" style:font-weight-asian="bold" style:font-size-complex="14pt" style:font-weight-complex="bold"/>
    </style:style>
    <style:style style:name="P87"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18173" style:font-size-asian="14pt" style:font-weight-asian="bold" style:font-size-complex="14pt" style:font-weight-complex="bold"/>
    </style:style>
    <style:style style:name="P88"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5139e" style:font-size-asian="14pt" style:font-weight-asian="bold" style:font-size-complex="14pt" style:font-weight-complex="bold"/>
    </style:style>
    <style:style style:name="P89"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a3075" style:font-size-asian="14pt" style:font-weight-asian="bold" style:font-size-complex="14pt" style:font-weight-complex="bold"/>
    </style:style>
    <style:style style:name="P90"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bd276" style:font-size-asian="14pt" style:font-weight-asian="bold" style:font-size-complex="14pt" style:font-weight-complex="bold"/>
    </style:style>
    <style:style style:name="P91"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cc7fc" style:font-size-asian="14pt" style:font-weight-asian="bold" style:font-size-complex="14pt" style:font-weight-complex="bold"/>
    </style:style>
    <style:style style:name="P92"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e347d" style:font-size-asian="14pt" style:font-weight-asian="bold" style:font-size-complex="14pt" style:font-weight-complex="bold"/>
    </style:style>
    <style:style style:name="P93"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3ee10b" style:font-size-asian="14pt" style:font-weight-asian="bold" style:font-size-complex="14pt" style:font-weight-complex="bold"/>
    </style:style>
    <style:style style:name="P94"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428e67" style:font-size-asian="14pt" style:font-weight-asian="bold" style:font-size-complex="14pt" style:font-weight-complex="bold"/>
    </style:style>
    <style:style style:name="P95"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4995c1" style:font-size-asian="14pt" style:font-weight-asian="bold" style:font-size-complex="14pt" style:font-weight-complex="bold"/>
    </style:style>
    <style:style style:name="P96"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4c2d55" style:font-size-asian="14pt" style:font-weight-asian="bold" style:font-size-complex="14pt" style:font-weight-complex="bold"/>
    </style:style>
    <style:style style:name="P97"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001b0" style:font-size-asian="14pt" style:font-weight-asian="bold" style:font-size-complex="14pt" style:font-weight-complex="bold"/>
    </style:style>
    <style:style style:name="P98"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14bed" style:font-size-asian="14pt" style:font-weight-asian="bold" style:font-size-complex="14pt" style:font-weight-complex="bold"/>
    </style:style>
    <style:style style:name="P99"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21cd9" style:font-size-asian="14pt" style:font-weight-asian="bold" style:font-size-complex="14pt" style:font-weight-complex="bold"/>
    </style:style>
    <style:style style:name="P100"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6e5e5" style:font-size-asian="14pt" style:font-weight-asian="bold" style:font-size-complex="14pt" style:font-weight-complex="bold"/>
    </style:style>
    <style:style style:name="P101"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87ed0" style:font-size-asian="14pt" style:font-weight-asian="bold" style:font-size-complex="14pt" style:font-weight-complex="bold"/>
    </style:style>
    <style:style style:name="P102"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5a466f" style:font-size-asian="14pt" style:font-weight-asian="bold" style:font-size-complex="14pt" style:font-weight-complex="bold"/>
    </style:style>
    <style:style style:name="P103" style:family="paragraph" style:parent-style-name="Method_20_Body">
      <style:paragraph-properties fo:margin-left="0in" fo:margin-right="0in" fo:text-indent="0in" style:auto-text-indent="false"/>
      <style:text-properties style:font-name="Liberation Sans" fo:font-weight="bold" officeooo:rsid="0006ec09" officeooo:paragraph-rsid="00088010" style:font-weight-asian="bold" style:font-weight-complex="bold"/>
    </style:style>
    <style:style style:name="P104" style:family="paragraph" style:parent-style-name="Method_20_Body">
      <style:paragraph-properties fo:margin-left="0in" fo:margin-right="0in" fo:text-indent="0in" style:auto-text-indent="false"/>
      <style:text-properties style:font-name="Liberation Sans" officeooo:paragraph-rsid="000957b8"/>
    </style:style>
    <style:style style:name="P105" style:family="paragraph" style:parent-style-name="Method_20_Body">
      <style:paragraph-properties fo:margin-left="0in" fo:margin-right="0in" fo:text-indent="0in" style:auto-text-indent="false"/>
      <style:text-properties style:font-name="Liberation Sans" officeooo:paragraph-rsid="000985f1"/>
    </style:style>
    <style:style style:name="P106" style:family="paragraph" style:parent-style-name="Method_20_Body">
      <style:paragraph-properties fo:margin-left="0in" fo:margin-right="0in" fo:text-indent="0in" style:auto-text-indent="false"/>
      <style:text-properties style:font-name="Liberation Sans" officeooo:paragraph-rsid="000b06c3"/>
    </style:style>
    <style:style style:name="P107" style:family="paragraph" style:parent-style-name="Method_20_Body">
      <style:paragraph-properties fo:margin-left="0in" fo:margin-right="0in" fo:text-indent="0in" style:auto-text-indent="false"/>
      <style:text-properties style:font-name="Liberation Sans" fo:font-size="11pt" style:text-underline-style="none" fo:font-weight="normal" style:font-size-asian="11pt" style:font-weight-asian="normal" style:font-size-complex="11pt" style:font-weight-complex="normal"/>
    </style:style>
    <style:style style:name="P108"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6ec09" officeooo:paragraph-rsid="0006ec09" style:font-size-asian="11pt" style:font-weight-asian="normal" style:font-size-complex="11pt" style:font-weight-complex="normal"/>
    </style:style>
    <style:style style:name="P109"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6ec09" officeooo:paragraph-rsid="00088010" style:font-size-asian="11pt" style:font-weight-asian="normal" style:font-size-complex="11pt" style:font-weight-complex="normal"/>
    </style:style>
    <style:style style:name="P110"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6ec09" officeooo:paragraph-rsid="000b06c3" style:font-size-asian="11pt" style:font-weight-asian="normal" style:font-size-complex="11pt" style:font-weight-complex="normal"/>
    </style:style>
    <style:style style:name="P111"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6ec09" officeooo:paragraph-rsid="00235143" style:font-size-asian="11pt" style:font-weight-asian="normal" style:font-size-complex="11pt" style:font-weight-complex="normal"/>
    </style:style>
    <style:style style:name="P112" style:family="paragraph" style:parent-style-name="Method_20_Body">
      <style:paragraph-properties fo:margin-left="0in" fo:margin-right="0in" fo:text-indent="0in" style:auto-text-indent="false"/>
      <style:text-properties style:font-name="Liberation Sans" fo:font-size="11pt" style:text-underline-style="none" fo:font-weight="normal" officeooo:paragraph-rsid="000985f1" style:font-size-asian="11pt" style:font-weight-asian="normal" style:font-size-complex="11pt" style:font-weight-complex="normal"/>
    </style:style>
    <style:style style:name="P113" style:family="paragraph" style:parent-style-name="Method_20_Body">
      <style:paragraph-properties fo:margin-left="0in" fo:margin-right="0in" fo:text-indent="0in" style:auto-text-indent="false"/>
      <style:text-properties style:font-name="Liberation Sans" fo:font-size="11pt" style:text-underline-style="none" fo:font-weight="normal" officeooo:paragraph-rsid="000b06c3" style:font-size-asian="11pt" style:font-weight-asian="normal" style:font-size-complex="11pt" style:font-weight-complex="normal"/>
    </style:style>
    <style:style style:name="P114"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0985f1" style:font-size-asian="9.60000038146973pt" style:font-weight-asian="normal" style:font-size-complex="11pt" style:font-weight-complex="normal"/>
    </style:style>
    <style:style style:name="P115"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0b06c3" style:font-size-asian="9.60000038146973pt" style:font-weight-asian="normal" style:font-size-complex="11pt" style:font-weight-complex="normal"/>
    </style:style>
    <style:style style:name="P116"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18173" style:font-size-asian="9.60000038146973pt" style:font-weight-asian="normal" style:font-size-complex="11pt" style:font-weight-complex="normal"/>
    </style:style>
    <style:style style:name="P117"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5139e" style:font-size-asian="9.60000038146973pt" style:font-weight-asian="normal" style:font-size-complex="11pt" style:font-weight-complex="normal"/>
    </style:style>
    <style:style style:name="P118"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a3075" style:font-size-asian="9.60000038146973pt" style:font-weight-asian="normal" style:font-size-complex="11pt" style:font-weight-complex="normal"/>
    </style:style>
    <style:style style:name="P119"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bd276" style:font-size-asian="9.60000038146973pt" style:font-weight-asian="normal" style:font-size-complex="11pt" style:font-weight-complex="normal"/>
    </style:style>
    <style:style style:name="P120"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cc7fc" style:font-size-asian="9.60000038146973pt" style:font-weight-asian="normal" style:font-size-complex="11pt" style:font-weight-complex="normal"/>
    </style:style>
    <style:style style:name="P121"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e347d" style:font-size-asian="9.60000038146973pt" style:font-weight-asian="normal" style:font-size-complex="11pt" style:font-weight-complex="normal"/>
    </style:style>
    <style:style style:name="P122"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3ee10b" style:font-size-asian="9.60000038146973pt" style:font-weight-asian="normal" style:font-size-complex="11pt" style:font-weight-complex="normal"/>
    </style:style>
    <style:style style:name="P123"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428e67" style:font-size-asian="9.60000038146973pt" style:font-weight-asian="normal" style:font-size-complex="11pt" style:font-weight-complex="normal"/>
    </style:style>
    <style:style style:name="P124"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4995c1" style:font-size-asian="9.60000038146973pt" style:font-weight-asian="normal" style:font-size-complex="11pt" style:font-weight-complex="normal"/>
    </style:style>
    <style:style style:name="P125"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4db240" style:font-size-asian="9.60000038146973pt" style:font-weight-asian="normal" style:font-size-complex="11pt" style:font-weight-complex="normal"/>
    </style:style>
    <style:style style:name="P126"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5001b0" style:font-size-asian="9.60000038146973pt" style:font-weight-asian="normal" style:font-size-complex="11pt" style:font-weight-complex="normal"/>
    </style:style>
    <style:style style:name="P127"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514bed" style:font-size-asian="9.60000038146973pt" style:font-weight-asian="normal" style:font-size-complex="11pt" style:font-weight-complex="normal"/>
    </style:style>
    <style:style style:name="P128"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521cd9" style:font-size-asian="9.60000038146973pt" style:font-weight-asian="normal" style:font-size-complex="11pt" style:font-weight-complex="normal"/>
    </style:style>
    <style:style style:name="P129"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56e5e5" style:font-size-asian="9.60000038146973pt" style:font-weight-asian="normal" style:font-size-complex="11pt" style:font-weight-complex="normal"/>
    </style:style>
    <style:style style:name="P130"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5a466f" style:font-size-asian="9.60000038146973pt" style:font-weight-asian="normal" style:font-size-complex="11pt" style:font-weight-complex="normal"/>
    </style:style>
    <style:style style:name="P131"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4db240" officeooo:paragraph-rsid="004db240" style:font-size-asian="9.60000038146973pt" style:font-weight-asian="normal" style:font-size-complex="11pt" style:font-weight-complex="normal"/>
    </style:style>
    <style:style style:name="P132" style:family="paragraph" style:parent-style-name="Method_20_Body">
      <style:paragraph-properties fo:margin-left="0in" fo:margin-right="0in" fo:text-indent="0in" style:auto-text-indent="false"/>
      <style:text-properties style:font-name="Liberation Sans" fo:font-size="11pt" style:text-underline-style="none" fo:font-weight="bold" officeooo:rsid="0006ec09" officeooo:paragraph-rsid="0006ec09" style:font-size-asian="11pt" style:font-weight-asian="bold" style:font-size-complex="11pt" style:font-weight-complex="bold"/>
    </style:style>
    <style:style style:name="P133" style:family="paragraph" style:parent-style-name="Method_20_Body">
      <style:paragraph-properties fo:margin-left="0in" fo:margin-right="0in" fo:text-indent="0in" style:auto-text-indent="false"/>
      <style:text-properties style:font-name="Liberation Sans" fo:font-size="11pt" style:text-underline-style="none" fo:font-weight="bold" officeooo:rsid="00235143" officeooo:paragraph-rsid="00235143" style:font-size-asian="11pt" style:font-weight-asian="bold" style:font-size-complex="11pt" style:font-weight-complex="bold"/>
    </style:style>
    <style:style style:name="P134" style:family="paragraph" style:parent-style-name="Method_20_Body">
      <style:paragraph-properties fo:margin-left="0in" fo:margin-right="0in" fo:text-indent="0in" style:auto-text-indent="false"/>
      <style:text-properties style:font-name="Liberation Sans" fo:font-size="11pt" style:text-underline-style="none" fo:font-weight="bold" officeooo:rsid="002dcdad" officeooo:paragraph-rsid="002dcdad" style:font-size-asian="11pt" style:font-weight-asian="bold" style:font-size-complex="11pt" style:font-weight-complex="bold"/>
    </style:style>
    <style:style style:name="P135" style:family="paragraph" style:parent-style-name="Method_20_Body">
      <style:paragraph-properties fo:margin-left="0in" fo:margin-right="0in" fo:text-indent="0in" style:auto-text-indent="false"/>
      <style:text-properties style:font-name="Liberation Sans" fo:font-size="11pt" style:text-underline-style="none" fo:font-weight="bold" officeooo:rsid="004db240" officeooo:paragraph-rsid="004db240" style:font-size-asian="9.60000038146973pt" style:font-weight-asian="bold" style:font-size-complex="11pt" style:font-weight-complex="bold"/>
    </style:style>
    <style:style style:name="P136" style:family="paragraph" style:parent-style-name="Method_20_Body">
      <style:paragraph-properties fo:margin-left="0in" fo:margin-right="0in" fo:text-indent="0in" style:auto-text-indent="false"/>
      <style:text-properties style:font-name="Liberation Sans" officeooo:paragraph-rsid="00318173"/>
    </style:style>
    <style:style style:name="P137" style:family="paragraph" style:parent-style-name="Method_20_Body">
      <style:paragraph-properties fo:margin-left="0in" fo:margin-right="0in" fo:text-indent="0in" style:auto-text-indent="false"/>
      <style:text-properties style:font-name="Liberation Sans" officeooo:paragraph-rsid="0035139e"/>
    </style:style>
    <style:style style:name="P138" style:family="paragraph" style:parent-style-name="Method_20_Body">
      <style:paragraph-properties fo:margin-left="0in" fo:margin-right="0in" fo:text-indent="0in" style:auto-text-indent="false"/>
      <style:text-properties style:font-name="Liberation Sans" officeooo:paragraph-rsid="003a3075"/>
    </style:style>
    <style:style style:name="P139" style:family="paragraph" style:parent-style-name="Method_20_Body">
      <style:paragraph-properties fo:margin-left="0in" fo:margin-right="0in" fo:text-indent="0in" style:auto-text-indent="false"/>
      <style:text-properties style:font-name="Liberation Sans" officeooo:paragraph-rsid="003bd276"/>
    </style:style>
    <style:style style:name="P140" style:family="paragraph" style:parent-style-name="Method_20_Body">
      <style:paragraph-properties fo:margin-left="0in" fo:margin-right="0in" fo:text-indent="0in" style:auto-text-indent="false"/>
      <style:text-properties style:font-name="Liberation Sans" officeooo:paragraph-rsid="003cc7fc"/>
    </style:style>
    <style:style style:name="P141" style:family="paragraph" style:parent-style-name="Method_20_Body">
      <style:paragraph-properties fo:margin-left="0in" fo:margin-right="0in" fo:text-indent="0in" style:auto-text-indent="false"/>
      <style:text-properties style:font-name="Liberation Sans" officeooo:paragraph-rsid="003e347d"/>
    </style:style>
    <style:style style:name="P142" style:family="paragraph" style:parent-style-name="Method_20_Body">
      <style:paragraph-properties fo:margin-left="0in" fo:margin-right="0in" fo:text-indent="0in" style:auto-text-indent="false"/>
      <style:text-properties style:font-name="Liberation Sans" officeooo:paragraph-rsid="003ee10b"/>
    </style:style>
    <style:style style:name="P143" style:family="paragraph" style:parent-style-name="Method_20_Body">
      <style:paragraph-properties fo:margin-left="0in" fo:margin-right="0in" fo:text-indent="0in" style:auto-text-indent="false"/>
      <style:text-properties style:font-name="Liberation Sans" officeooo:paragraph-rsid="00428e67"/>
    </style:style>
    <style:style style:name="P144" style:family="paragraph" style:parent-style-name="Method_20_Body">
      <style:paragraph-properties fo:margin-left="0in" fo:margin-right="0in" fo:text-indent="0in" style:auto-text-indent="false"/>
      <style:text-properties style:font-name="Liberation Sans" officeooo:paragraph-rsid="004995c1"/>
    </style:style>
    <style:style style:name="P145" style:family="paragraph" style:parent-style-name="Method_20_Body">
      <style:paragraph-properties fo:margin-left="0in" fo:margin-right="0in" fo:text-indent="0in" style:auto-text-indent="false"/>
      <style:text-properties style:font-name="Liberation Sans" officeooo:paragraph-rsid="004c2d55"/>
    </style:style>
    <style:style style:name="P146" style:family="paragraph" style:parent-style-name="Method_20_Body">
      <style:paragraph-properties fo:margin-left="0in" fo:margin-right="0in" fo:text-indent="0in" style:auto-text-indent="false"/>
      <style:text-properties style:font-name="Liberation Sans" officeooo:paragraph-rsid="005001b0"/>
    </style:style>
    <style:style style:name="P147" style:family="paragraph" style:parent-style-name="Method_20_Body">
      <style:paragraph-properties fo:margin-left="0in" fo:margin-right="0in" fo:text-indent="0in" style:auto-text-indent="false"/>
      <style:text-properties style:font-name="Liberation Sans" officeooo:paragraph-rsid="00514bed"/>
    </style:style>
    <style:style style:name="P148" style:family="paragraph" style:parent-style-name="Method_20_Body">
      <style:paragraph-properties fo:margin-left="0in" fo:margin-right="0in" fo:text-indent="0in" style:auto-text-indent="false"/>
      <style:text-properties style:font-name="Liberation Sans" officeooo:paragraph-rsid="00521cd9"/>
    </style:style>
    <style:style style:name="P149" style:family="paragraph" style:parent-style-name="Method_20_Body">
      <style:paragraph-properties fo:margin-left="0in" fo:margin-right="0in" fo:text-indent="0in" style:auto-text-indent="false"/>
      <style:text-properties style:font-name="Liberation Sans" officeooo:paragraph-rsid="0056e5e5"/>
    </style:style>
    <style:style style:name="P150" style:family="paragraph" style:parent-style-name="Method_20_Body">
      <style:paragraph-properties fo:margin-left="0in" fo:margin-right="0in" fo:text-indent="0in" style:auto-text-indent="false"/>
      <style:text-properties style:font-name="Liberation Sans" officeooo:paragraph-rsid="00587ed0"/>
    </style:style>
    <style:style style:name="P151" style:family="paragraph" style:parent-style-name="Method_20_Body">
      <style:paragraph-properties fo:margin-left="0in" fo:margin-right="0in" fo:text-indent="0in" style:auto-text-indent="false"/>
      <style:text-properties style:font-name="Liberation Sans" officeooo:paragraph-rsid="005a466f"/>
    </style:style>
    <style:style style:name="P152" style:family="paragraph" style:parent-style-name="Method_20_Body">
      <style:paragraph-properties fo:margin-left="0in" fo:margin-right="0in" fo:text-indent="0in" style:auto-text-indent="false"/>
      <style:text-properties fo:color="#0000c0" style:font-name="Liberation Sans" fo:font-size="11pt" style:text-underline-style="none" fo:font-weight="normal" officeooo:rsid="0006ec09" officeooo:paragraph-rsid="0006ec09" fo:background-color="#ffffff" style:font-size-asian="11pt" style:font-weight-asian="normal" style:font-size-complex="11pt" style:font-weight-complex="normal"/>
    </style:style>
    <style:style style:name="P153" style:family="paragraph" style:parent-style-name="Method_20_Body">
      <style:paragraph-properties fo:margin-left="0in" fo:margin-right="0in" fo:text-indent="0in" style:auto-text-indent="false"/>
      <style:text-properties fo:color="#0000c0" style:font-name="Liberation Sans" fo:font-size="11pt" style:text-underline-style="none" fo:font-weight="normal" officeooo:rsid="0006ec09" officeooo:paragraph-rsid="00235143" fo:background-color="#ffffff" style:font-size-asian="11pt" style:font-weight-asian="normal" style:font-size-complex="11pt" style:font-weight-complex="normal"/>
    </style:style>
    <style:style style:name="P154" style:family="paragraph" style:parent-style-name="Method_20_Body">
      <style:text-properties style:font-name="Liberation Sans" fo:font-size="11pt" style:font-size-asian="11pt" style:font-size-complex="11pt"/>
    </style:style>
    <style:style style:name="P155" style:family="paragraph" style:parent-style-name="Method_20_Body">
      <style:text-properties style:font-name="Liberation Sans" fo:font-size="11pt" fo:font-weight="normal" officeooo:rsid="000ff9f6" style:font-size-asian="11pt" style:font-weight-asian="normal" style:font-size-complex="11pt" style:font-weight-complex="normal"/>
    </style:style>
    <style:style style:name="P156" style:family="paragraph" style:parent-style-name="Method_20_Body">
      <style:text-properties style:font-name="Liberation Sans" fo:font-size="11pt" fo:font-weight="normal" officeooo:rsid="000ff9f6" officeooo:paragraph-rsid="000ff9f6" style:font-size-asian="11pt" style:font-weight-asian="normal" style:font-size-complex="11pt" style:font-weight-complex="normal"/>
    </style:style>
    <style:style style:name="P157" style:family="paragraph" style:parent-style-name="Method_20_Body">
      <style:text-properties style:font-name="Liberation Sans" fo:font-size="11pt" fo:font-weight="normal" officeooo:rsid="0024b72c" officeooo:paragraph-rsid="0024b72c" style:font-size-asian="11pt" style:font-weight-asian="normal" style:font-size-complex="11pt" style:font-weight-complex="normal"/>
    </style:style>
    <style:style style:name="P158" style:family="paragraph" style:parent-style-name="Method_20_Body">
      <style:text-properties style:font-name="Liberation Sans" fo:font-size="11pt" fo:font-weight="normal" officeooo:rsid="0011de68" officeooo:paragraph-rsid="0011de68" style:font-size-asian="9.60000038146973pt" style:font-weight-asian="normal" style:font-size-complex="11pt" style:font-weight-complex="normal"/>
    </style:style>
    <style:style style:name="P159" style:family="paragraph" style:parent-style-name="Method_20_Body">
      <style:text-properties fo:font-size="11pt" fo:font-weight="normal" officeooo:rsid="000ff9f6" officeooo:paragraph-rsid="000ff9f6" style:font-size-asian="9.60000038146973pt" style:font-weight-asian="normal" style:font-size-complex="11pt" style:font-weight-complex="normal"/>
    </style:style>
    <style:style style:name="P160" style:family="paragraph" style:parent-style-name="Method_20_Body">
      <style:paragraph-properties fo:margin-left="0.4925in" fo:margin-right="0in" fo:text-indent="0in" style:auto-text-indent="false"/>
      <style:text-properties officeooo:rsid="0005fae5" officeooo:paragraph-rsid="0005fae5"/>
    </style:style>
    <style:style style:name="P161" style:family="paragraph" style:parent-style-name="Method_20_Body">
      <style:paragraph-properties fo:margin-left="0.4925in" fo:margin-right="0in" fo:text-indent="0in" style:auto-text-indent="false"/>
      <style:text-properties style:font-name="Liberation Sans" officeooo:rsid="0006ec09" officeooo:paragraph-rsid="0006ec09"/>
    </style:style>
    <style:style style:name="P162" style:family="paragraph" style:parent-style-name="Method_20_Body">
      <style:paragraph-properties fo:margin-left="0.4925in" fo:margin-right="0in" fo:text-indent="0in" style:auto-text-indent="false"/>
      <style:text-properties style:font-name="Liberation Sans" officeooo:rsid="0006ec09" officeooo:paragraph-rsid="00088010"/>
    </style:style>
    <style:style style:name="P163" style:family="paragraph" style:parent-style-name="Method_20_Body">
      <style:paragraph-properties fo:margin-left="0.4925in" fo:margin-right="0in" fo:text-indent="0in" style:auto-text-indent="false"/>
      <style:text-properties style:font-name="Liberation Sans" officeooo:rsid="0006ec09" officeooo:paragraph-rsid="00235143"/>
    </style:style>
    <style:style style:name="P164" style:family="paragraph" style:parent-style-name="Method_20_Body">
      <style:paragraph-properties fo:margin-left="0.4925in" fo:margin-right="0in" fo:text-indent="0in" style:auto-text-indent="false"/>
      <style:text-properties style:font-name="Liberation Sans" officeooo:rsid="0005fae5" officeooo:paragraph-rsid="0006ec09"/>
    </style:style>
    <style:style style:name="P165" style:family="paragraph" style:parent-style-name="Method_20_Body">
      <style:paragraph-properties fo:margin-left="0.4925in" fo:margin-right="0in" fo:text-indent="0in" style:auto-text-indent="false"/>
      <style:text-properties style:font-name="Liberation Sans" fo:font-size="11pt" style:text-underline-style="none" fo:font-weight="normal" officeooo:rsid="0005fae5" officeooo:paragraph-rsid="0006ec09" style:font-size-asian="11pt" style:font-weight-asian="normal" style:font-size-complex="11pt" style:font-weight-complex="normal"/>
    </style:style>
    <style:style style:name="P166" style:family="paragraph" style:parent-style-name="Method_20_Body">
      <style:paragraph-properties fo:margin-left="0.4925in" fo:margin-right="0in" fo:text-indent="0in" style:auto-text-indent="false"/>
      <style:text-properties style:font-name="Liberation Sans" fo:font-size="11pt" style:text-underline-style="none" fo:font-weight="normal" officeooo:rsid="000957b8" officeooo:paragraph-rsid="000b06c3" style:font-size-asian="11pt" style:font-weight-asian="normal" style:font-size-complex="11pt" style:font-weight-complex="normal"/>
    </style:style>
    <style:style style:name="P167" style:family="paragraph" style:parent-style-name="Method_20_Body">
      <style:paragraph-properties fo:margin-left="0.4925in" fo:margin-right="0in" fo:text-indent="0in" style:auto-text-indent="false"/>
      <style:text-properties style:font-name="Liberation Sans" fo:font-size="11pt" style:text-underline-style="none" fo:font-weight="normal" officeooo:rsid="000957b8" officeooo:paragraph-rsid="002b16a3" style:font-size-asian="11pt" style:font-weight-asian="normal" style:font-size-complex="11pt" style:font-weight-complex="normal"/>
    </style:style>
    <style:style style:name="P168" style:family="paragraph" style:parent-style-name="Coding_20_Body">
      <style:text-properties style:font-name="Liberation Sans"/>
    </style:style>
    <style:style style:name="P169" style:family="paragraph" style:parent-style-name="Coding_20_Body">
      <style:text-properties style:font-name="Liberation Sans" fo:font-size="11pt" style:font-size-asian="11pt" style:font-size-complex="11pt"/>
    </style:style>
    <style:style style:name="P170" style:family="paragraph" style:parent-style-name="Coding_20_Body">
      <style:paragraph-properties fo:margin-left="0.5in" fo:margin-right="0in" fo:text-indent="0in" style:auto-text-indent="false"/>
    </style:style>
    <style:style style:name="P171" style:family="paragraph" style:parent-style-name="Coding_20_Body">
      <style:paragraph-properties fo:margin-left="0.5in" fo:margin-right="0in" fo:text-indent="0in" style:auto-text-indent="false"/>
      <style:text-properties officeooo:paragraph-rsid="000c5972"/>
    </style:style>
    <style:style style:name="P172" style:family="paragraph" style:parent-style-name="Coding_20_Body">
      <style:paragraph-properties fo:margin-left="0.5in" fo:margin-right="0in" fo:text-indent="0in" style:auto-text-indent="false"/>
      <style:text-properties fo:color="#3333ff" style:font-name="Liberation Sans" fo:font-size="11pt" fo:font-weight="normal" officeooo:rsid="00193e8d" officeooo:paragraph-rsid="00193e8d" style:font-size-asian="11pt" style:font-weight-asian="normal" style:font-size-complex="11pt" style:font-weight-complex="normal"/>
    </style:style>
    <style:style style:name="P173" style:family="paragraph" style:parent-style-name="Coding_20_Body">
      <style:paragraph-properties fo:margin-left="0.5in" fo:margin-right="0in" fo:text-indent="0in" style:auto-text-indent="false"/>
      <style:text-properties style:font-name="Liberation Sans" fo:font-size="11pt" fo:font-weight="normal" officeooo:paragraph-rsid="000c5972" style:font-size-asian="11pt" style:font-weight-asian="normal" style:font-size-complex="11pt" style:font-weight-complex="normal"/>
    </style:style>
    <style:style style:name="P174" style:family="paragraph" style:parent-style-name="Coding_20_Body">
      <style:paragraph-properties fo:margin-left="0.5in" fo:margin-right="0in" fo:text-indent="0in" style:auto-text-indent="false"/>
      <style:text-properties style:font-name="Liberation Sans" fo:font-size="11pt" fo:font-weight="normal" officeooo:rsid="001784c6" officeooo:paragraph-rsid="001784c6" style:font-size-asian="11pt" style:font-weight-asian="normal" style:font-size-complex="11pt" style:font-weight-complex="normal"/>
    </style:style>
    <style:style style:name="P175"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76183" style:font-size-asian="9.60000038146973pt" style:font-weight-asian="normal" style:font-size-complex="11pt" style:font-weight-complex="normal"/>
    </style:style>
    <style:style style:name="P176"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a3075" style:font-size-asian="9.60000038146973pt" style:font-weight-asian="normal" style:font-size-complex="11pt" style:font-weight-complex="normal"/>
    </style:style>
    <style:style style:name="P177"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bd276" style:font-size-asian="9.60000038146973pt" style:font-weight-asian="normal" style:font-size-complex="11pt" style:font-weight-complex="normal"/>
    </style:style>
    <style:style style:name="P178"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cc7fc" style:font-size-asian="9.60000038146973pt" style:font-weight-asian="normal" style:font-size-complex="11pt" style:font-weight-complex="normal"/>
    </style:style>
    <style:style style:name="P179"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e347d" style:font-size-asian="9.60000038146973pt" style:font-weight-asian="normal" style:font-size-complex="11pt" style:font-weight-complex="normal"/>
    </style:style>
    <style:style style:name="P180"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3ee10b" style:font-size-asian="9.60000038146973pt" style:font-weight-asian="normal" style:font-size-complex="11pt" style:font-weight-complex="normal"/>
    </style:style>
    <style:style style:name="P181"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428e67" style:font-size-asian="9.60000038146973pt" style:font-weight-asian="normal" style:font-size-complex="11pt" style:font-weight-complex="normal"/>
    </style:style>
    <style:style style:name="P182"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4995c1" style:font-size-asian="9.60000038146973pt" style:font-weight-asian="normal" style:font-size-complex="11pt" style:font-weight-complex="normal"/>
    </style:style>
    <style:style style:name="P183"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4db240" style:font-size-asian="9.60000038146973pt" style:font-weight-asian="normal" style:font-size-complex="11pt" style:font-weight-complex="normal"/>
    </style:style>
    <style:style style:name="P184"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5001b0" style:font-size-asian="9.60000038146973pt" style:font-weight-asian="normal" style:font-size-complex="11pt" style:font-weight-complex="normal"/>
    </style:style>
    <style:style style:name="P185"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514bed" style:font-size-asian="9.60000038146973pt" style:font-weight-asian="normal" style:font-size-complex="11pt" style:font-weight-complex="normal"/>
    </style:style>
    <style:style style:name="P186"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521cd9" style:font-size-asian="9.60000038146973pt" style:font-weight-asian="normal" style:font-size-complex="11pt" style:font-weight-complex="normal"/>
    </style:style>
    <style:style style:name="P187"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56e5e5" style:font-size-asian="9.60000038146973pt" style:font-weight-asian="normal" style:font-size-complex="11pt" style:font-weight-complex="normal"/>
    </style:style>
    <style:style style:name="P188"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5a466f" style:font-size-asian="9.60000038146973pt" style:font-weight-asian="normal" style:font-size-complex="11pt" style:font-weight-complex="normal"/>
    </style:style>
    <style:style style:name="P189"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4995c1" officeooo:paragraph-rsid="004995c1" style:font-size-asian="9.60000038146973pt" style:font-weight-asian="normal" style:font-size-complex="11pt" style:font-weight-complex="normal"/>
    </style:style>
    <style:style style:name="P190"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4db240" officeooo:paragraph-rsid="004db240" style:font-size-asian="9.60000038146973pt" style:font-weight-asian="normal" style:font-size-complex="11pt" style:font-weight-complex="normal"/>
    </style:style>
    <style:style style:name="P191" style:family="paragraph" style:parent-style-name="Class_20_Description">
      <style:text-properties style:font-name="Liberation Sans" fo:font-size="16pt" style:text-underline-style="solid" style:text-underline-width="auto" style:text-underline-color="font-color" fo:font-weight="bold" officeooo:rsid="0003bddd" officeooo:paragraph-rsid="0003bddd" style:font-size-asian="16pt" style:font-weight-asian="bold" style:font-size-complex="16pt" style:font-weight-complex="bold"/>
    </style:style>
    <style:style style:name="P192" style:family="paragraph" style:parent-style-name="Class_20_Description">
      <style:text-properties style:font-name="Liberation Sans" fo:font-size="16pt" style:text-underline-style="solid" style:text-underline-width="auto" style:text-underline-color="font-color" fo:font-weight="bold" officeooo:rsid="000b6d23" officeooo:paragraph-rsid="000b6d23" style:font-size-asian="16pt" style:font-weight-asian="bold" style:font-size-complex="16pt" style:font-weight-complex="bold"/>
    </style:style>
    <style:style style:name="P193" style:family="paragraph" style:parent-style-name="Class_20_Description">
      <style:text-properties style:font-name="Liberation Sans" officeooo:rsid="0003bddd" officeooo:paragraph-rsid="0003bddd"/>
    </style:style>
    <style:style style:name="P194" style:family="paragraph" style:parent-style-name="Class_20_Description">
      <style:text-properties style:font-name="Liberation Sans" officeooo:rsid="000c5972" officeooo:paragraph-rsid="000c5972"/>
    </style:style>
    <style:style style:name="P195" style:family="paragraph" style:parent-style-name="Class_20_Description">
      <style:text-properties style:font-name="Liberation Sans" officeooo:rsid="000b6d23" officeooo:paragraph-rsid="000b6d23"/>
    </style:style>
    <style:style style:name="P196" style:family="paragraph" style:parent-style-name="Class_20_Description">
      <style:text-properties style:font-name="Liberation Sans" officeooo:rsid="001600bc" officeooo:paragraph-rsid="001600bc"/>
    </style:style>
    <style:style style:name="P197" style:family="paragraph" style:parent-style-name="Standard">
      <style:paragraph-properties fo:break-before="page"/>
      <style:text-properties style:font-name="Liberation Sans" officeooo:paragraph-rsid="000490ad"/>
    </style:style>
    <style:style style:name="P198" style:family="paragraph" style:parent-style-name="Standard">
      <style:text-properties fo:color="#0000ff" style:font-name="Liberation Sans" officeooo:paragraph-rsid="0065db54"/>
    </style:style>
    <style:style style:name="P199" style:family="paragraph" style:parent-style-name="Standard">
      <style:text-properties fo:color="#0000ff" style:font-name="Liberation Sans" officeooo:paragraph-rsid="00693e1c"/>
    </style:style>
    <style:style style:name="P200" style:family="paragraph" style:parent-style-name="Class_20_Title">
      <style:text-properties style:font-name="Liberation Sans" fo:font-size="18pt" style:text-underline-style="solid" style:text-underline-width="auto" style:text-underline-color="font-color" style:font-size-asian="18pt" style:font-size-complex="18pt"/>
    </style:style>
    <style:style style:name="P201" style:family="paragraph" style:parent-style-name="Coding_20_Body">
      <style:paragraph-properties fo:margin-left="0.5in" fo:margin-right="0in" fo:text-indent="0in" style:auto-text-indent="false"/>
      <style:text-properties fo:color="#3333ff" style:font-name="Liberation Sans" fo:font-size="11pt" fo:font-weight="normal" officeooo:rsid="00199ef8" officeooo:paragraph-rsid="00199ef8" style:font-size-asian="11pt" style:font-weight-asian="normal" style:font-size-complex="11pt" style:font-weight-complex="normal"/>
    </style:style>
    <style:style style:name="P202" style:family="paragraph" style:parent-style-name="Coding_20_Body">
      <style:paragraph-properties fo:margin-left="0.5in" fo:margin-right="0in" fo:text-indent="0in" style:auto-text-indent="false"/>
      <style:text-properties fo:color="#3333ff" style:font-name="Liberation Sans" fo:font-size="11pt" fo:font-weight="normal" officeooo:rsid="00695f58" officeooo:paragraph-rsid="00695f58" style:font-size-asian="11pt" style:font-weight-asian="normal" style:font-size-complex="11pt" style:font-weight-complex="normal"/>
    </style:style>
    <style:style style:name="P203" style:family="paragraph" style:parent-style-name="Method_20_Title">
      <style:paragraph-properties fo:break-before="page"/>
      <style:text-properties style:font-name="Liberation Sans" fo:font-size="16pt" style:font-size-asian="16pt" style:font-size-complex="16pt"/>
    </style:style>
    <style:style style:name="P204" style:family="paragraph" style:parent-style-name="Method_20_Title">
      <style:paragraph-properties fo:break-before="page"/>
      <style:text-properties style:font-name="Liberation Sans" fo:font-size="16pt" officeooo:paragraph-rsid="000490ad" style:font-size-asian="16pt" style:font-size-complex="16pt"/>
    </style:style>
    <style:style style:name="P205" style:family="paragraph" style:parent-style-name="Method_20_Title">
      <style:paragraph-properties fo:margin-left="0in" fo:margin-right="0in" fo:text-indent="0in" style:auto-text-indent="false"/>
      <style:text-properties style:font-name="Liberation Sans" style:text-underline-style="none" fo:font-weight="normal" officeooo:rsid="00693e1c" officeooo:paragraph-rsid="00693e1c" style:font-weight-asian="normal" style:font-weight-complex="normal"/>
    </style:style>
    <style:style style:name="P206"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512116" officeooo:paragraph-rsid="005a466f" style:font-size-asian="9.60000038146973pt" style:font-weight-asian="normal" style:font-size-complex="11pt" style:font-weight-complex="normal"/>
    </style:style>
    <style:style style:name="P207" style:family="paragraph" style:parent-style-name="Method_20_Body">
      <style:paragraph-properties fo:margin-left="0.5in" fo:margin-right="0in" fo:text-indent="0in" style:auto-text-indent="false"/>
      <style:text-properties style:font-name="Liberation Sans" fo:font-size="11pt" style:text-underline-style="none" fo:font-weight="normal" officeooo:rsid="00376183" officeooo:paragraph-rsid="00693e1c" style:font-size-asian="9.60000038146973pt" style:font-weight-asian="normal" style:font-size-complex="11pt" style:font-weight-complex="normal"/>
    </style:style>
    <style:style style:name="P208" style:family="paragraph" style:parent-style-name="Method_20_Body">
      <style:text-properties style:font-name="Liberation Sans"/>
    </style:style>
    <style:style style:name="P209" style:family="paragraph" style:parent-style-name="Method_20_Body">
      <style:paragraph-properties fo:margin-left="0in" fo:margin-right="0in" fo:text-indent="0in" style:auto-text-indent="false"/>
      <style:text-properties style:font-name="Liberation Sans"/>
    </style:style>
    <style:style style:name="P210"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65db54" style:font-size-asian="14pt" style:font-weight-asian="bold" style:font-size-complex="14pt" style:font-weight-complex="bold"/>
    </style:style>
    <style:style style:name="P211" style:family="paragraph" style:parent-style-name="Method_20_Body">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cbac" officeooo:paragraph-rsid="00693e1c" style:font-size-asian="14pt" style:font-weight-asian="bold" style:font-size-complex="14pt" style:font-weight-complex="bold"/>
    </style:style>
    <style:style style:name="P212" style:family="paragraph" style:parent-style-name="Method_20_Body">
      <style:paragraph-properties fo:margin-left="0in" fo:margin-right="0in" fo:text-indent="0in" style:auto-text-indent="false"/>
      <style:text-properties style:font-name="Liberation Sans" officeooo:rsid="0005cbac" officeooo:paragraph-rsid="0065db54"/>
    </style:style>
    <style:style style:name="P213" style:family="paragraph" style:parent-style-name="Method_20_Body">
      <style:paragraph-properties fo:margin-left="0in" fo:margin-right="0in" fo:text-indent="0in" style:auto-text-indent="false"/>
      <style:text-properties style:font-name="Liberation Sans" officeooo:rsid="0005cbac" officeooo:paragraph-rsid="00693e1c"/>
    </style:style>
    <style:style style:name="P214"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65db54" style:font-size-asian="9.60000038146973pt" style:font-weight-asian="normal" style:font-size-complex="11pt" style:font-weight-complex="normal"/>
    </style:style>
    <style:style style:name="P215" style:family="paragraph" style:parent-style-name="Method_20_Body">
      <style:paragraph-properties fo:margin-left="0in" fo:margin-right="0in" fo:text-indent="0in" style:auto-text-indent="false"/>
      <style:text-properties style:font-name="Liberation Sans" fo:font-size="11pt" style:text-underline-style="none" fo:font-weight="normal" officeooo:rsid="00088010" officeooo:paragraph-rsid="00693e1c" style:font-size-asian="9.60000038146973pt" style:font-weight-asian="normal" style:font-size-complex="11pt" style:font-weight-complex="normal"/>
    </style:style>
    <style:style style:name="P216" style:family="paragraph" style:parent-style-name="Method_20_Body">
      <style:paragraph-properties fo:margin-left="0in" fo:margin-right="0in" fo:text-indent="0in" style:auto-text-indent="false"/>
      <style:text-properties style:font-name="Liberation Sans" officeooo:paragraph-rsid="0065db54"/>
    </style:style>
    <style:style style:name="P217" style:family="paragraph" style:parent-style-name="Method_20_Body">
      <style:paragraph-properties fo:margin-left="0in" fo:margin-right="0in" fo:text-indent="0in" style:auto-text-indent="false"/>
      <style:text-properties style:font-name="Liberation Sans" officeooo:paragraph-rsid="00693e1c"/>
    </style:style>
    <style:style style:name="P218"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65db54" style:font-size-asian="10pt" style:font-weight-asian="bold" style:font-size-complex="10pt" style:font-weight-complex="bold"/>
    </style:style>
    <style:style style:name="P219" style:family="paragraph" style:parent-style-name="Method_20_Code_20_Listing">
      <style:paragraph-properties fo:margin-left="0in" fo:margin-right="0in" fo:text-indent="0in" style:auto-text-indent="false"/>
      <style:text-properties fo:color="#3333ff" style:font-name="Liberation Sans" fo:font-size="10pt" fo:font-weight="bold" officeooo:rsid="0005cbac" officeooo:paragraph-rsid="00693e1c" style:font-size-asian="10pt" style:font-weight-asian="bold" style:font-size-complex="10pt" style:font-weight-complex="bold"/>
    </style:style>
    <style:style style:name="P220" style:family="paragraph" style:parent-style-name="Method_20_Code_20_Listing">
      <style:paragraph-properties fo:margin-left="0in" fo:margin-right="0in" fo:text-indent="0in" style:auto-text-indent="false"/>
      <style:text-properties fo:color="#3333ff" style:font-name="Liberation Sans" fo:font-size="10pt" fo:font-weight="bold" officeooo:rsid="005001b0" officeooo:paragraph-rsid="0065db54" style:font-size-asian="10pt" style:font-weight-asian="bold" style:font-size-complex="10pt" style:font-weight-complex="bold"/>
    </style:style>
    <style:style style:name="P221" style:family="paragraph" style:parent-style-name="Method_20_Code_20_Listing">
      <style:paragraph-properties fo:margin-left="0in" fo:margin-right="0in" fo:text-indent="0in" style:auto-text-indent="false"/>
      <style:text-properties style:font-name="Liberation Sans" officeooo:rsid="0005cbac" officeooo:paragraph-rsid="00693e1c"/>
    </style:style>
    <style:style style:name="P222" style:family="paragraph" style:parent-style-name="Method_20_Listing_20_Title">
      <style:text-properties style:font-name="Liberation Sans" fo:font-size="11pt" fo:font-weight="normal" officeooo:rsid="00088010" officeooo:paragraph-rsid="00235143" style:font-size-asian="9.60000038146973pt" style:font-weight-asian="normal" style:font-size-complex="11pt" style:font-weight-complex="normal"/>
    </style:style>
    <style:style style:name="P223" style:family="paragraph" style:parent-style-name="Method_20_Listing_20_Title">
      <style:text-properties style:font-name="Liberation Sans" fo:font-size="11pt" fo:font-weight="normal" officeooo:rsid="00088010" officeooo:paragraph-rsid="000957b8" style:font-size-asian="9.60000038146973pt" style:font-weight-asian="normal" style:font-size-complex="11pt" style:font-weight-complex="normal"/>
    </style:style>
    <style:style style:name="P224" style:family="paragraph" style:parent-style-name="Method_20_Listing_20_Title" style:list-style-name="">
      <style:text-properties style:font-name="Liberation Sans" officeooo:paragraph-rsid="000490ad"/>
    </style:style>
    <style:style style:name="P225" style:family="paragraph" style:parent-style-name="Method_20_Listing_20_Title">
      <style:paragraph-properties fo:margin-left="0in" fo:margin-right="0in" fo:text-indent="0in" style:auto-text-indent="false"/>
      <style:text-properties style:font-name="Liberation Sans" fo:font-size="11pt" fo:font-weight="normal" officeooo:rsid="000490ad" officeooo:paragraph-rsid="000490ad" style:font-size-asian="9.60000038146973pt" style:font-weight-asian="normal" style:font-size-complex="11pt" style:font-weight-complex="normal"/>
    </style:style>
    <style:style style:name="P226" style:family="paragraph" style:parent-style-name="Method_20_Listing_20_Title">
      <style:paragraph-properties fo:margin-left="0in" fo:margin-right="0in" fo:text-indent="0in" style:auto-text-indent="false"/>
      <style:text-properties style:font-name="Liberation Sans" fo:font-size="11pt" fo:font-weight="normal" officeooo:rsid="000490ad" officeooo:paragraph-rsid="0005fae5" style:font-size-asian="9.60000038146973pt" style:font-weight-asian="normal" style:font-size-complex="11pt" style:font-weight-complex="normal"/>
    </style:style>
    <style:style style:name="P227" style:family="paragraph" style:parent-style-name="Method_20_Listing_20_Title">
      <style:paragraph-properties fo:margin-left="0in" fo:margin-right="0in" fo:text-indent="0in" style:auto-text-indent="false"/>
      <style:text-properties style:font-name="Liberation Sans" fo:font-size="11pt" fo:font-weight="normal" officeooo:rsid="000490ad" officeooo:paragraph-rsid="000957b8" style:font-size-asian="9.60000038146973pt" style:font-weight-asian="normal" style:font-size-complex="11pt" style:font-weight-complex="normal"/>
    </style:style>
    <style:style style:name="P228" style:family="paragraph" style:parent-style-name="Method_20_Listing_20_Title">
      <style:paragraph-properties fo:margin-left="0in" fo:margin-right="0in" fo:text-indent="0in" style:auto-text-indent="false"/>
      <style:text-properties style:font-name="Liberation Sans" fo:font-size="11pt" fo:font-weight="normal" officeooo:rsid="000490ad" officeooo:paragraph-rsid="002b7879" style:font-size-asian="9.60000038146973pt" style:font-weight-asian="normal" style:font-size-complex="11pt" style:font-weight-complex="normal"/>
    </style:style>
    <style:style style:name="P229"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0b06c3" style:font-size-asian="9.60000038146973pt" style:font-weight-asian="normal" style:font-size-complex="11pt" style:font-weight-complex="normal"/>
    </style:style>
    <style:style style:name="P230"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1b34f4" style:font-size-asian="9.60000038146973pt" style:font-weight-asian="normal" style:font-size-complex="11pt" style:font-weight-complex="normal"/>
    </style:style>
    <style:style style:name="P231"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1fca38" style:font-size-asian="9.60000038146973pt" style:font-weight-asian="normal" style:font-size-complex="11pt" style:font-weight-complex="normal"/>
    </style:style>
    <style:style style:name="P232"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1c49d9" style:font-size-asian="9.60000038146973pt" style:font-weight-asian="normal" style:font-size-complex="11pt" style:font-weight-complex="normal"/>
    </style:style>
    <style:style style:name="P233"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1d44b9" style:font-size-asian="9.60000038146973pt" style:font-weight-asian="normal" style:font-size-complex="11pt" style:font-weight-complex="normal"/>
    </style:style>
    <style:style style:name="P234"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318173" style:font-size-asian="9.60000038146973pt" style:font-weight-asian="normal" style:font-size-complex="11pt" style:font-weight-complex="normal"/>
    </style:style>
    <style:style style:name="P235" style:family="paragraph" style:parent-style-name="Method_20_Listing_20_Title">
      <style:paragraph-properties fo:margin-left="0in" fo:margin-right="0in" fo:text-indent="0in" style:auto-text-indent="false"/>
      <style:text-properties style:font-name="Liberation Sans" fo:font-size="11pt" fo:font-weight="normal" officeooo:rsid="000b06c3" officeooo:paragraph-rsid="00692aba" style:font-size-asian="9.60000038146973pt" style:font-weight-asian="normal" style:font-size-complex="11pt" style:font-weight-complex="normal"/>
    </style:style>
    <style:style style:name="P236" style:family="paragraph" style:parent-style-name="Method_20_Listing_20_Title">
      <style:paragraph-properties fo:margin-left="0in" fo:margin-right="0in" fo:text-indent="0in" style:auto-text-indent="false"/>
      <style:text-properties style:font-name="Liberation Sans" fo:font-size="11pt" fo:font-weight="normal" officeooo:rsid="002178b7" officeooo:paragraph-rsid="002178b7" style:font-size-asian="9.60000038146973pt" style:font-weight-asian="normal" style:font-size-complex="11pt" style:font-weight-complex="normal"/>
    </style:style>
    <style:style style:name="P237" style:family="paragraph" style:parent-style-name="Method_20_Listing_20_Title">
      <style:paragraph-properties fo:margin-left="0in" fo:margin-right="0in" fo:text-indent="0in" style:auto-text-indent="false"/>
      <style:text-properties style:font-name="Liberation Sans" fo:font-size="11pt" fo:font-weight="normal" officeooo:rsid="000957b8" officeooo:paragraph-rsid="000957b8" style:font-size-asian="9.60000038146973pt" style:font-weight-asian="normal" style:font-size-complex="11pt" style:font-weight-complex="normal"/>
    </style:style>
    <style:style style:name="P238" style:family="paragraph" style:parent-style-name="Method_20_Listing_20_Title">
      <style:paragraph-properties fo:margin-left="0in" fo:margin-right="0in" fo:text-indent="0in" style:auto-text-indent="false"/>
      <style:text-properties style:font-name="Liberation Sans" fo:font-size="11pt" fo:font-weight="normal" officeooo:rsid="000490ad" officeooo:paragraph-rsid="000490ad" style:font-size-asian="11pt" style:font-weight-asian="normal" style:font-size-complex="11pt" style:font-weight-complex="normal"/>
    </style:style>
    <style:style style:name="P239" style:family="paragraph" style:parent-style-name="Method_20_Listing_20_Title">
      <style:paragraph-properties fo:margin-left="0in" fo:margin-right="0in" fo:text-indent="0in" style:auto-text-indent="false"/>
      <style:text-properties style:font-name="Liberation Sans" fo:font-size="11pt" fo:font-weight="normal" officeooo:rsid="005001b0" officeooo:paragraph-rsid="005001b0" style:font-size-asian="11pt" style:font-weight-asian="normal" style:font-size-complex="11pt" style:font-weight-complex="normal"/>
    </style:style>
    <style:style style:name="P240" style:family="paragraph" style:parent-style-name="Method_20_Listing_20_Title">
      <style:paragraph-properties fo:margin-left="0in" fo:margin-right="0in" fo:text-indent="0in" style:auto-text-indent="false"/>
      <style:text-properties style:font-name="Liberation Sans" fo:font-size="11pt" fo:font-weight="normal" officeooo:rsid="005001b0" officeooo:paragraph-rsid="00514bed" style:font-size-asian="11pt" style:font-weight-asian="normal" style:font-size-complex="11pt" style:font-weight-complex="normal"/>
    </style:style>
    <style:style style:name="P241" style:family="paragraph" style:parent-style-name="Method_20_Listing_20_Title">
      <style:paragraph-properties fo:margin-left="0in" fo:margin-right="0in" fo:text-indent="0in" style:auto-text-indent="false"/>
      <style:text-properties style:font-name="Liberation Sans" fo:font-size="11pt" fo:font-weight="normal" officeooo:rsid="005001b0" officeooo:paragraph-rsid="0056e5e5" style:font-size-asian="11pt" style:font-weight-asian="normal" style:font-size-complex="11pt" style:font-weight-complex="normal"/>
    </style:style>
    <style:style style:name="P242" style:family="paragraph" style:parent-style-name="Method_20_Listing_20_Title">
      <style:paragraph-properties fo:margin-left="0in" fo:margin-right="0in" fo:text-indent="0in" style:auto-text-indent="false"/>
      <style:text-properties style:font-name="Liberation Sans" fo:font-size="11pt" fo:font-weight="normal" officeooo:rsid="005001b0" officeooo:paragraph-rsid="00587ed0" style:font-size-asian="11pt" style:font-weight-asian="normal" style:font-size-complex="11pt" style:font-weight-complex="normal"/>
    </style:style>
    <style:style style:name="P243" style:family="paragraph" style:parent-style-name="Method_20_Listing_20_Title">
      <style:paragraph-properties fo:margin-left="0in" fo:margin-right="0in" fo:text-indent="0in" style:auto-text-indent="false"/>
      <style:text-properties style:font-name="Liberation Sans" fo:font-size="11pt" fo:font-weight="normal" officeooo:rsid="005001b0" officeooo:paragraph-rsid="005a466f" style:font-size-asian="11pt" style:font-weight-asian="normal" style:font-size-complex="11pt" style:font-weight-complex="normal"/>
    </style:style>
    <style:style style:name="P244" style:family="paragraph" style:parent-style-name="Method_20_Listing_20_Title">
      <style:paragraph-properties fo:margin-left="0in" fo:margin-right="0in" fo:text-indent="0in" style:auto-text-indent="false"/>
      <style:text-properties style:font-name="Liberation Sans" fo:font-size="11pt" fo:font-weight="normal" officeooo:rsid="005a466f" officeooo:paragraph-rsid="005a466f" style:font-size-asian="11pt" style:font-weight-asian="normal" style:font-size-complex="11pt" style:font-weight-complex="normal"/>
    </style:style>
    <style:style style:name="P245" style:family="paragraph" style:parent-style-name="Method_20_Listing_20_Title">
      <style:paragraph-properties fo:margin-left="0in" fo:margin-right="0in" fo:text-indent="0in" style:auto-text-indent="false"/>
      <style:text-properties style:font-name="Liberation Sans" fo:font-size="11pt" fo:font-weight="normal" officeooo:rsid="00695f58" officeooo:paragraph-rsid="00695f58" style:font-size-asian="11pt" style:font-weight-asian="normal" style:font-size-complex="11pt" style:font-weight-complex="normal"/>
    </style:style>
    <style:style style:name="P24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05fae5" style:font-size-asian="11pt" style:font-weight-asian="normal" style:font-size-complex="11pt" style:font-weight-complex="normal"/>
    </style:style>
    <style:style style:name="P24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05fae5" style:font-size-asian="11pt" style:font-weight-asian="normal" style:font-size-complex="11pt" style:font-weight-complex="normal"/>
    </style:style>
    <style:style style:name="P24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094acf" style:font-size-asian="11pt" style:font-weight-asian="normal" style:font-size-complex="11pt" style:font-weight-complex="normal"/>
    </style:style>
    <style:style style:name="P24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0957b8" style:font-size-asian="11pt" style:font-weight-asian="normal" style:font-size-complex="11pt" style:font-weight-complex="normal"/>
    </style:style>
    <style:style style:name="P25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0985f1" style:font-size-asian="11pt" style:font-weight-asian="normal" style:font-size-complex="11pt" style:font-weight-complex="normal"/>
    </style:style>
    <style:style style:name="P25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0b06c3" style:font-size-asian="11pt" style:font-weight-asian="normal" style:font-size-complex="11pt" style:font-weight-complex="normal"/>
    </style:style>
    <style:style style:name="P25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18173" style:font-size-asian="11pt" style:font-weight-asian="normal" style:font-size-complex="11pt" style:font-weight-complex="normal"/>
    </style:style>
    <style:style style:name="P25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5139e" style:font-size-asian="11pt" style:font-weight-asian="normal" style:font-size-complex="11pt" style:font-weight-complex="normal"/>
    </style:style>
    <style:style style:name="P25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a3075" style:font-size-asian="11pt" style:font-weight-asian="normal" style:font-size-complex="11pt" style:font-weight-complex="normal"/>
    </style:style>
    <style:style style:name="P25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bd276" style:font-size-asian="11pt" style:font-weight-asian="normal" style:font-size-complex="11pt" style:font-weight-complex="normal"/>
    </style:style>
    <style:style style:name="P25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cc7fc" style:font-size-asian="11pt" style:font-weight-asian="normal" style:font-size-complex="11pt" style:font-weight-complex="normal"/>
    </style:style>
    <style:style style:name="P25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e347d" style:font-size-asian="11pt" style:font-weight-asian="normal" style:font-size-complex="11pt" style:font-weight-complex="normal"/>
    </style:style>
    <style:style style:name="P25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3ee10b" style:font-size-asian="11pt" style:font-weight-asian="normal" style:font-size-complex="11pt" style:font-weight-complex="normal"/>
    </style:style>
    <style:style style:name="P25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428e67" style:font-size-asian="11pt" style:font-weight-asian="normal" style:font-size-complex="11pt" style:font-weight-complex="normal"/>
    </style:style>
    <style:style style:name="P26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4995c1" style:font-size-asian="11pt" style:font-weight-asian="normal" style:font-size-complex="11pt" style:font-weight-complex="normal"/>
    </style:style>
    <style:style style:name="P26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4c2d55" style:font-size-asian="11pt" style:font-weight-asian="normal" style:font-size-complex="11pt" style:font-weight-complex="normal"/>
    </style:style>
    <style:style style:name="P26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001b0" style:font-size-asian="11pt" style:font-weight-asian="normal" style:font-size-complex="11pt" style:font-weight-complex="normal"/>
    </style:style>
    <style:style style:name="P26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14bed" style:font-size-asian="11pt" style:font-weight-asian="normal" style:font-size-complex="11pt" style:font-weight-complex="normal"/>
    </style:style>
    <style:style style:name="P26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21cd9" style:font-size-asian="11pt" style:font-weight-asian="normal" style:font-size-complex="11pt" style:font-weight-complex="normal"/>
    </style:style>
    <style:style style:name="P26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6e5e5" style:font-size-asian="11pt" style:font-weight-asian="normal" style:font-size-complex="11pt" style:font-weight-complex="normal"/>
    </style:style>
    <style:style style:name="P26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87ed0" style:font-size-asian="11pt" style:font-weight-asian="normal" style:font-size-complex="11pt" style:font-weight-complex="normal"/>
    </style:style>
    <style:style style:name="P26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5a466f" style:font-size-asian="11pt" style:font-weight-asian="normal" style:font-size-complex="11pt" style:font-weight-complex="normal"/>
    </style:style>
    <style:style style:name="P26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65db54" style:font-size-asian="11pt" style:font-weight-asian="normal" style:font-size-complex="11pt" style:font-weight-complex="normal"/>
    </style:style>
    <style:style style:name="P26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5fae5" officeooo:paragraph-rsid="00693e1c" style:font-size-asian="11pt" style:font-weight-asian="normal" style:font-size-complex="11pt" style:font-weight-complex="normal"/>
    </style:style>
    <style:style style:name="P27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0957b8" style:font-size-asian="11pt" style:font-weight-asian="normal" style:font-size-complex="11pt" style:font-weight-complex="normal"/>
    </style:style>
    <style:style style:name="P27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0985f1" style:font-size-asian="11pt" style:font-weight-asian="normal" style:font-size-complex="11pt" style:font-weight-complex="normal"/>
    </style:style>
    <style:style style:name="P27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0b06c3" style:font-size-asian="11pt" style:font-weight-asian="normal" style:font-size-complex="11pt" style:font-weight-complex="normal"/>
    </style:style>
    <style:style style:name="P27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18173" style:font-size-asian="11pt" style:font-weight-asian="normal" style:font-size-complex="11pt" style:font-weight-complex="normal"/>
    </style:style>
    <style:style style:name="P27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5139e" style:font-size-asian="11pt" style:font-weight-asian="normal" style:font-size-complex="11pt" style:font-weight-complex="normal"/>
    </style:style>
    <style:style style:name="P27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a3075" style:font-size-asian="11pt" style:font-weight-asian="normal" style:font-size-complex="11pt" style:font-weight-complex="normal"/>
    </style:style>
    <style:style style:name="P27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bd276" style:font-size-asian="11pt" style:font-weight-asian="normal" style:font-size-complex="11pt" style:font-weight-complex="normal"/>
    </style:style>
    <style:style style:name="P27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cc7fc" style:font-size-asian="11pt" style:font-weight-asian="normal" style:font-size-complex="11pt" style:font-weight-complex="normal"/>
    </style:style>
    <style:style style:name="P27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e347d" style:font-size-asian="11pt" style:font-weight-asian="normal" style:font-size-complex="11pt" style:font-weight-complex="normal"/>
    </style:style>
    <style:style style:name="P27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3ee10b" style:font-size-asian="11pt" style:font-weight-asian="normal" style:font-size-complex="11pt" style:font-weight-complex="normal"/>
    </style:style>
    <style:style style:name="P28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428e67" style:font-size-asian="11pt" style:font-weight-asian="normal" style:font-size-complex="11pt" style:font-weight-complex="normal"/>
    </style:style>
    <style:style style:name="P28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4995c1" style:font-size-asian="11pt" style:font-weight-asian="normal" style:font-size-complex="11pt" style:font-weight-complex="normal"/>
    </style:style>
    <style:style style:name="P28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4c2d55" style:font-size-asian="11pt" style:font-weight-asian="normal" style:font-size-complex="11pt" style:font-weight-complex="normal"/>
    </style:style>
    <style:style style:name="P28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001b0" style:font-size-asian="11pt" style:font-weight-asian="normal" style:font-size-complex="11pt" style:font-weight-complex="normal"/>
    </style:style>
    <style:style style:name="P28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14bed" style:font-size-asian="11pt" style:font-weight-asian="normal" style:font-size-complex="11pt" style:font-weight-complex="normal"/>
    </style:style>
    <style:style style:name="P28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21cd9" style:font-size-asian="11pt" style:font-weight-asian="normal" style:font-size-complex="11pt" style:font-weight-complex="normal"/>
    </style:style>
    <style:style style:name="P28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b06c3" officeooo:paragraph-rsid="005328d1" style:font-size-asian="11pt" style:font-weight-asian="normal" style:font-size-complex="11pt" style:font-weight-complex="normal"/>
    </style:style>
    <style:style style:name="P28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b06c3" officeooo:paragraph-rsid="00693e1c" style:font-size-asian="11pt" style:font-weight-asian="normal" style:font-size-complex="11pt" style:font-weight-complex="normal"/>
    </style:style>
    <style:style style:name="P28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6e5e5" style:font-size-asian="11pt" style:font-weight-asian="normal" style:font-size-complex="11pt" style:font-weight-complex="normal"/>
    </style:style>
    <style:style style:name="P28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87ed0" style:font-size-asian="11pt" style:font-weight-asian="normal" style:font-size-complex="11pt" style:font-weight-complex="normal"/>
    </style:style>
    <style:style style:name="P29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5a466f" style:font-size-asian="11pt" style:font-weight-asian="normal" style:font-size-complex="11pt" style:font-weight-complex="normal"/>
    </style:style>
    <style:style style:name="P29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paragraph-rsid="00693e1c" style:font-size-asian="11pt" style:font-weight-asian="normal" style:font-size-complex="11pt" style:font-weight-complex="normal"/>
    </style:style>
    <style:style style:name="P29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094acf" style:font-size-asian="9.60000038146973pt" style:font-weight-asian="normal" style:font-size-complex="11pt" style:font-weight-complex="normal"/>
    </style:style>
    <style:style style:name="P29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76183" style:font-size-asian="9.60000038146973pt" style:font-weight-asian="normal" style:font-size-complex="11pt" style:font-weight-complex="normal"/>
    </style:style>
    <style:style style:name="P29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0957b8" style:font-size-asian="9.60000038146973pt" style:font-weight-asian="normal" style:font-size-complex="11pt" style:font-weight-complex="normal"/>
    </style:style>
    <style:style style:name="P29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0985f1" style:font-size-asian="9.60000038146973pt" style:font-weight-asian="normal" style:font-size-complex="11pt" style:font-weight-complex="normal"/>
    </style:style>
    <style:style style:name="P29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0b06c3" style:font-size-asian="9.60000038146973pt" style:font-weight-asian="normal" style:font-size-complex="11pt" style:font-weight-complex="normal"/>
    </style:style>
    <style:style style:name="P29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18173" style:font-size-asian="9.60000038146973pt" style:font-weight-asian="normal" style:font-size-complex="11pt" style:font-weight-complex="normal"/>
    </style:style>
    <style:style style:name="P29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5139e" style:font-size-asian="9.60000038146973pt" style:font-weight-asian="normal" style:font-size-complex="11pt" style:font-weight-complex="normal"/>
    </style:style>
    <style:style style:name="P29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a3075" style:font-size-asian="9.60000038146973pt" style:font-weight-asian="normal" style:font-size-complex="11pt" style:font-weight-complex="normal"/>
    </style:style>
    <style:style style:name="P30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bd276" style:font-size-asian="9.60000038146973pt" style:font-weight-asian="normal" style:font-size-complex="11pt" style:font-weight-complex="normal"/>
    </style:style>
    <style:style style:name="P30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cc7fc" style:font-size-asian="9.60000038146973pt" style:font-weight-asian="normal" style:font-size-complex="11pt" style:font-weight-complex="normal"/>
    </style:style>
    <style:style style:name="P30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e347d" style:font-size-asian="9.60000038146973pt" style:font-weight-asian="normal" style:font-size-complex="11pt" style:font-weight-complex="normal"/>
    </style:style>
    <style:style style:name="P30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3ee10b" style:font-size-asian="9.60000038146973pt" style:font-weight-asian="normal" style:font-size-complex="11pt" style:font-weight-complex="normal"/>
    </style:style>
    <style:style style:name="P30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428e67" style:font-size-asian="9.60000038146973pt" style:font-weight-asian="normal" style:font-size-complex="11pt" style:font-weight-complex="normal"/>
    </style:style>
    <style:style style:name="P30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4995c1" style:font-size-asian="9.60000038146973pt" style:font-weight-asian="normal" style:font-size-complex="11pt" style:font-weight-complex="normal"/>
    </style:style>
    <style:style style:name="P30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4c2d55" style:font-size-asian="9.60000038146973pt" style:font-weight-asian="normal" style:font-size-complex="11pt" style:font-weight-complex="normal"/>
    </style:style>
    <style:style style:name="P30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001b0" style:font-size-asian="9.60000038146973pt" style:font-weight-asian="normal" style:font-size-complex="11pt" style:font-weight-complex="normal"/>
    </style:style>
    <style:style style:name="P30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14bed" style:font-size-asian="9.60000038146973pt" style:font-weight-asian="normal" style:font-size-complex="11pt" style:font-weight-complex="normal"/>
    </style:style>
    <style:style style:name="P30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21cd9" style:font-size-asian="9.60000038146973pt" style:font-weight-asian="normal" style:font-size-complex="11pt" style:font-weight-complex="normal"/>
    </style:style>
    <style:style style:name="P31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6e5e5" style:font-size-asian="9.60000038146973pt" style:font-weight-asian="normal" style:font-size-complex="11pt" style:font-weight-complex="normal"/>
    </style:style>
    <style:style style:name="P31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87ed0" style:font-size-asian="9.60000038146973pt" style:font-weight-asian="normal" style:font-size-complex="11pt" style:font-weight-complex="normal"/>
    </style:style>
    <style:style style:name="P31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5a466f" style:font-size-asian="9.60000038146973pt" style:font-weight-asian="normal" style:font-size-complex="11pt" style:font-weight-complex="normal"/>
    </style:style>
    <style:style style:name="P31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65db54" style:font-size-asian="9.60000038146973pt" style:font-weight-asian="normal" style:font-size-complex="11pt" style:font-weight-complex="normal"/>
    </style:style>
    <style:style style:name="P31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4acf" officeooo:paragraph-rsid="00693e1c" style:font-size-asian="9.60000038146973pt" style:font-weight-asian="normal" style:font-size-complex="11pt" style:font-weight-complex="normal"/>
    </style:style>
    <style:style style:name="P31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76183" style:font-size-asian="9.60000038146973pt" style:font-weight-asian="normal" style:font-size-complex="11pt" style:font-weight-complex="normal"/>
    </style:style>
    <style:style style:name="P31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0957b8" style:font-size-asian="9.60000038146973pt" style:font-weight-asian="normal" style:font-size-complex="11pt" style:font-weight-complex="normal"/>
    </style:style>
    <style:style style:name="P31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0b06c3" style:font-size-asian="9.60000038146973pt" style:font-weight-asian="normal" style:font-size-complex="11pt" style:font-weight-complex="normal"/>
    </style:style>
    <style:style style:name="P31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18173" style:font-size-asian="9.60000038146973pt" style:font-weight-asian="normal" style:font-size-complex="11pt" style:font-weight-complex="normal"/>
    </style:style>
    <style:style style:name="P31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5139e" style:font-size-asian="9.60000038146973pt" style:font-weight-asian="normal" style:font-size-complex="11pt" style:font-weight-complex="normal"/>
    </style:style>
    <style:style style:name="P32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a3075" style:font-size-asian="9.60000038146973pt" style:font-weight-asian="normal" style:font-size-complex="11pt" style:font-weight-complex="normal"/>
    </style:style>
    <style:style style:name="P32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bd276" style:font-size-asian="9.60000038146973pt" style:font-weight-asian="normal" style:font-size-complex="11pt" style:font-weight-complex="normal"/>
    </style:style>
    <style:style style:name="P32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cc7fc" style:font-size-asian="9.60000038146973pt" style:font-weight-asian="normal" style:font-size-complex="11pt" style:font-weight-complex="normal"/>
    </style:style>
    <style:style style:name="P32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e347d" style:font-size-asian="9.60000038146973pt" style:font-weight-asian="normal" style:font-size-complex="11pt" style:font-weight-complex="normal"/>
    </style:style>
    <style:style style:name="P32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3ee10b" style:font-size-asian="9.60000038146973pt" style:font-weight-asian="normal" style:font-size-complex="11pt" style:font-weight-complex="normal"/>
    </style:style>
    <style:style style:name="P32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428e67" style:font-size-asian="9.60000038146973pt" style:font-weight-asian="normal" style:font-size-complex="11pt" style:font-weight-complex="normal"/>
    </style:style>
    <style:style style:name="P32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4995c1" style:font-size-asian="9.60000038146973pt" style:font-weight-asian="normal" style:font-size-complex="11pt" style:font-weight-complex="normal"/>
    </style:style>
    <style:style style:name="P32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4c2d55" style:font-size-asian="9.60000038146973pt" style:font-weight-asian="normal" style:font-size-complex="11pt" style:font-weight-complex="normal"/>
    </style:style>
    <style:style style:name="P32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001b0" style:font-size-asian="9.60000038146973pt" style:font-weight-asian="normal" style:font-size-complex="11pt" style:font-weight-complex="normal"/>
    </style:style>
    <style:style style:name="P32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14bed" style:font-size-asian="9.60000038146973pt" style:font-weight-asian="normal" style:font-size-complex="11pt" style:font-weight-complex="normal"/>
    </style:style>
    <style:style style:name="P33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21cd9" style:font-size-asian="9.60000038146973pt" style:font-weight-asian="normal" style:font-size-complex="11pt" style:font-weight-complex="normal"/>
    </style:style>
    <style:style style:name="P33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6e5e5" style:font-size-asian="9.60000038146973pt" style:font-weight-asian="normal" style:font-size-complex="11pt" style:font-weight-complex="normal"/>
    </style:style>
    <style:style style:name="P33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87ed0" style:font-size-asian="9.60000038146973pt" style:font-weight-asian="normal" style:font-size-complex="11pt" style:font-weight-complex="normal"/>
    </style:style>
    <style:style style:name="P33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5a466f" style:font-size-asian="9.60000038146973pt" style:font-weight-asian="normal" style:font-size-complex="11pt" style:font-weight-complex="normal"/>
    </style:style>
    <style:style style:name="P33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65db54" style:font-size-asian="9.60000038146973pt" style:font-weight-asian="normal" style:font-size-complex="11pt" style:font-weight-complex="normal"/>
    </style:style>
    <style:style style:name="P33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0957b8" officeooo:paragraph-rsid="00693e1c" style:font-size-asian="9.60000038146973pt" style:font-weight-asian="normal" style:font-size-complex="11pt" style:font-weight-complex="normal"/>
    </style:style>
    <style:style style:name="P33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8dd17" style:font-size-asian="9.60000038146973pt" style:font-weight-asian="normal" style:font-size-complex="11pt" style:font-weight-complex="normal"/>
    </style:style>
    <style:style style:name="P33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7c5e2" style:font-size-asian="9.60000038146973pt" style:font-weight-asian="normal" style:font-size-complex="11pt" style:font-weight-complex="normal"/>
    </style:style>
    <style:style style:name="P33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a3075" style:font-size-asian="9.60000038146973pt" style:font-weight-asian="normal" style:font-size-complex="11pt" style:font-weight-complex="normal"/>
    </style:style>
    <style:style style:name="P33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bd276" style:font-size-asian="9.60000038146973pt" style:font-weight-asian="normal" style:font-size-complex="11pt" style:font-weight-complex="normal"/>
    </style:style>
    <style:style style:name="P34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cc7fc" style:font-size-asian="9.60000038146973pt" style:font-weight-asian="normal" style:font-size-complex="11pt" style:font-weight-complex="normal"/>
    </style:style>
    <style:style style:name="P34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e347d" style:font-size-asian="9.60000038146973pt" style:font-weight-asian="normal" style:font-size-complex="11pt" style:font-weight-complex="normal"/>
    </style:style>
    <style:style style:name="P34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3ee10b" style:font-size-asian="9.60000038146973pt" style:font-weight-asian="normal" style:font-size-complex="11pt" style:font-weight-complex="normal"/>
    </style:style>
    <style:style style:name="P34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521cd9" style:font-size-asian="9.60000038146973pt" style:font-weight-asian="normal" style:font-size-complex="11pt" style:font-weight-complex="normal"/>
    </style:style>
    <style:style style:name="P34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63b272" style:font-size-asian="9.60000038146973pt" style:font-weight-asian="normal" style:font-size-complex="11pt" style:font-weight-complex="normal"/>
    </style:style>
    <style:style style:name="P34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65db54" style:font-size-asian="9.60000038146973pt" style:font-weight-asian="normal" style:font-size-complex="11pt" style:font-weight-complex="normal"/>
    </style:style>
    <style:style style:name="P34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7c5e2" officeooo:paragraph-rsid="00693e1c" style:font-size-asian="9.60000038146973pt" style:font-weight-asian="normal" style:font-size-complex="11pt" style:font-weight-complex="normal"/>
    </style:style>
    <style:style style:name="P347" style:family="paragraph" style:parent-style-name="Method_20_Listing_20_Title" style:list-style-name="">
      <style:paragraph-properties fo:margin-left="0in" fo:margin-right="0in" fo:text-indent="0in" style:auto-text-indent="false"/>
      <style:text-properties style:font-name="Liberation Sans" fo:font-size="11pt" style:text-underline-style="none" fo:font-weight="normal" officeooo:rsid="0011de68" officeooo:paragraph-rsid="0011de68" style:font-size-asian="9.60000038146973pt" style:font-weight-asian="normal" style:font-size-complex="11pt" style:font-weight-complex="normal"/>
    </style:style>
    <style:style style:name="P348" style:family="paragraph" style:parent-style-name="Method_20_Listing_20_Title" style:list-style-name="">
      <style:paragraph-properties fo:margin-left="0in" fo:margin-right="0in" fo:text-indent="0in" style:auto-text-indent="false"/>
      <style:text-properties style:font-name="Liberation Sans" fo:font-size="11pt" style:text-underline-style="none" fo:font-weight="normal" officeooo:rsid="0027a254" officeooo:paragraph-rsid="0027a254" style:font-size-asian="9.60000038146973pt" style:font-weight-asian="normal" style:font-size-complex="11pt" style:font-weight-complex="normal"/>
    </style:style>
    <style:style style:name="P349"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3ff1ee" officeooo:paragraph-rsid="003ff1ee" style:font-size-asian="9.60000038146973pt" style:font-weight-asian="normal" style:font-size-complex="11pt" style:font-weight-complex="normal"/>
    </style:style>
    <style:style style:name="P350"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865e8" officeooo:paragraph-rsid="004865e8" style:font-size-asian="9.60000038146973pt" style:font-weight-asian="normal" style:font-size-complex="11pt" style:font-weight-complex="normal"/>
    </style:style>
    <style:style style:name="P351"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865e8" officeooo:paragraph-rsid="004995c1" style:font-size-asian="9.60000038146973pt" style:font-weight-asian="normal" style:font-size-complex="11pt" style:font-weight-complex="normal"/>
    </style:style>
    <style:style style:name="P352"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865e8" officeooo:paragraph-rsid="004db240" style:font-size-asian="9.60000038146973pt" style:font-weight-asian="normal" style:font-size-complex="11pt" style:font-weight-complex="normal"/>
    </style:style>
    <style:style style:name="P353"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6a297" officeooo:paragraph-rsid="0046a297" style:font-size-asian="9.60000038146973pt" style:font-weight-asian="normal" style:font-size-complex="11pt" style:font-weight-complex="normal"/>
    </style:style>
    <style:style style:name="P354"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6a297" officeooo:paragraph-rsid="004995c1" style:font-size-asian="9.60000038146973pt" style:font-weight-asian="normal" style:font-size-complex="11pt" style:font-weight-complex="normal"/>
    </style:style>
    <style:style style:name="P355"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46a297" officeooo:paragraph-rsid="004db240" style:font-size-asian="9.60000038146973pt" style:font-weight-asian="normal" style:font-size-complex="11pt" style:font-weight-complex="normal"/>
    </style:style>
    <style:style style:name="P356"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587ed0" officeooo:paragraph-rsid="00587ed0" style:font-size-asian="9.60000038146973pt" style:font-weight-asian="normal" style:font-size-complex="11pt" style:font-weight-complex="normal"/>
    </style:style>
    <style:style style:name="P357"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66879a" officeooo:paragraph-rsid="0066879a" style:font-size-asian="9.60000038146973pt" style:font-weight-asian="normal" style:font-size-complex="11pt" style:font-weight-complex="normal"/>
    </style:style>
    <style:style style:name="P358" style:family="paragraph" style:parent-style-name="Method_20_Listing_20_Title">
      <style:paragraph-properties fo:margin-left="0in" fo:margin-right="0in" fo:text-indent="0in" style:auto-text-indent="false"/>
      <style:text-properties style:font-name="Liberation Sans" fo:font-size="11pt" style:text-underline-style="none" fo:font-weight="normal" officeooo:rsid="00693e1c" officeooo:paragraph-rsid="00693e1c" style:font-size-asian="9.60000038146973pt" style:font-weight-asian="normal" style:font-size-complex="11pt" style:font-weight-complex="normal"/>
    </style:style>
    <style:style style:name="P359"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18173" officeooo:paragraph-rsid="00318173" style:font-size-asian="11pt" style:font-weight-asian="bold" style:font-size-complex="11pt" style:font-weight-complex="bold"/>
    </style:style>
    <style:style style:name="P360"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76183" officeooo:paragraph-rsid="00376183" style:font-size-asian="11pt" style:font-weight-asian="bold" style:font-size-complex="11pt" style:font-weight-complex="bold"/>
    </style:style>
    <style:style style:name="P361"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76183" officeooo:paragraph-rsid="003a3075" style:font-size-asian="11pt" style:font-weight-asian="bold" style:font-size-complex="11pt" style:font-weight-complex="bold"/>
    </style:style>
    <style:style style:name="P362"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76183" officeooo:paragraph-rsid="003bd276" style:font-size-asian="11pt" style:font-weight-asian="bold" style:font-size-complex="11pt" style:font-weight-complex="bold"/>
    </style:style>
    <style:style style:name="P363"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76183" officeooo:paragraph-rsid="003cc7fc" style:font-size-asian="11pt" style:font-weight-asian="bold" style:font-size-complex="11pt" style:font-weight-complex="bold"/>
    </style:style>
    <style:style style:name="P364"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76183" officeooo:paragraph-rsid="003e347d" style:font-size-asian="11pt" style:font-weight-asian="bold" style:font-size-complex="11pt" style:font-weight-complex="bold"/>
    </style:style>
    <style:style style:name="P365"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3ff1ee" officeooo:paragraph-rsid="003ff1ee" style:font-size-asian="11pt" style:font-weight-asian="bold" style:font-size-complex="11pt" style:font-weight-complex="bold"/>
    </style:style>
    <style:style style:name="P366"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455750" officeooo:paragraph-rsid="00455750" style:font-size-asian="11pt" style:font-weight-asian="bold" style:font-size-complex="11pt" style:font-weight-complex="bold"/>
    </style:style>
    <style:style style:name="P367"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455750" officeooo:paragraph-rsid="004db240" style:font-size-asian="11pt" style:font-weight-asian="bold" style:font-size-complex="11pt" style:font-weight-complex="bold"/>
    </style:style>
    <style:style style:name="P368"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4995c1" officeooo:paragraph-rsid="004995c1" style:font-size-asian="11pt" style:font-weight-asian="bold" style:font-size-complex="11pt" style:font-weight-complex="bold"/>
    </style:style>
    <style:style style:name="P369"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512116" officeooo:paragraph-rsid="00512116" style:font-size-asian="11pt" style:font-weight-asian="bold" style:font-size-complex="11pt" style:font-weight-complex="bold"/>
    </style:style>
    <style:style style:name="P370"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514bed" officeooo:paragraph-rsid="00514bed" style:font-size-asian="11pt" style:font-weight-asian="bold" style:font-size-complex="11pt" style:font-weight-complex="bold"/>
    </style:style>
    <style:style style:name="P371"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514bed" officeooo:paragraph-rsid="0056e5e5" style:font-size-asian="11pt" style:font-weight-asian="bold" style:font-size-complex="11pt" style:font-weight-complex="bold"/>
    </style:style>
    <style:style style:name="P372"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5328d1" officeooo:paragraph-rsid="005328d1" style:font-size-asian="11pt" style:font-weight-asian="bold" style:font-size-complex="11pt" style:font-weight-complex="bold"/>
    </style:style>
    <style:style style:name="P373"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5a466f" officeooo:paragraph-rsid="005a466f" style:font-size-asian="11pt" style:font-weight-asian="bold" style:font-size-complex="11pt" style:font-weight-complex="bold"/>
    </style:style>
    <style:style style:name="P374" style:family="paragraph" style:parent-style-name="Method_20_Listing_20_Title">
      <style:paragraph-properties fo:margin-left="0in" fo:margin-right="0in" fo:text-indent="0in" style:auto-text-indent="false"/>
      <style:text-properties style:font-name="Liberation Sans" fo:font-size="11pt" style:text-underline-style="none" fo:font-weight="bold" officeooo:rsid="00693e1c" officeooo:paragraph-rsid="00693e1c" style:font-size-asian="11pt" style:font-weight-asian="bold" style:font-size-complex="11pt" style:font-weight-complex="bold"/>
    </style:style>
    <style:style style:name="P375"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2178b7" style:font-size-asian="12pt" style:font-weight-asian="normal" style:font-size-complex="12pt" style:font-weight-complex="normal"/>
    </style:style>
    <style:style style:name="P376"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0957b8" style:font-size-asian="12pt" style:font-weight-asian="normal" style:font-size-complex="12pt" style:font-weight-complex="normal"/>
    </style:style>
    <style:style style:name="P377"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25bc38" style:font-size-asian="12pt" style:font-weight-asian="normal" style:font-size-complex="12pt" style:font-weight-complex="normal"/>
    </style:style>
    <style:style style:name="P378"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2c58fa" style:font-size-asian="12pt" style:font-weight-asian="normal" style:font-size-complex="12pt" style:font-weight-complex="normal"/>
    </style:style>
    <style:style style:name="P379"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18173" style:font-size-asian="12pt" style:font-weight-asian="normal" style:font-size-complex="12pt" style:font-weight-complex="normal"/>
    </style:style>
    <style:style style:name="P380"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57247" style:font-size-asian="12pt" style:font-weight-asian="normal" style:font-size-complex="12pt" style:font-weight-complex="normal"/>
    </style:style>
    <style:style style:name="P381"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a3075" style:font-size-asian="12pt" style:font-weight-asian="normal" style:font-size-complex="12pt" style:font-weight-complex="normal"/>
    </style:style>
    <style:style style:name="P382"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bd276" style:font-size-asian="12pt" style:font-weight-asian="normal" style:font-size-complex="12pt" style:font-weight-complex="normal"/>
    </style:style>
    <style:style style:name="P383"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cc7fc" style:font-size-asian="12pt" style:font-weight-asian="normal" style:font-size-complex="12pt" style:font-weight-complex="normal"/>
    </style:style>
    <style:style style:name="P384"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e347d" style:font-size-asian="12pt" style:font-weight-asian="normal" style:font-size-complex="12pt" style:font-weight-complex="normal"/>
    </style:style>
    <style:style style:name="P385"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3ee10b" style:font-size-asian="12pt" style:font-weight-asian="normal" style:font-size-complex="12pt" style:font-weight-complex="normal"/>
    </style:style>
    <style:style style:name="P386"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428e67" style:font-size-asian="12pt" style:font-weight-asian="normal" style:font-size-complex="12pt" style:font-weight-complex="normal"/>
    </style:style>
    <style:style style:name="P387"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46a297" style:font-size-asian="12pt" style:font-weight-asian="normal" style:font-size-complex="12pt" style:font-weight-complex="normal"/>
    </style:style>
    <style:style style:name="P388"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4995c1" style:font-size-asian="12pt" style:font-weight-asian="normal" style:font-size-complex="12pt" style:font-weight-complex="normal"/>
    </style:style>
    <style:style style:name="P389"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4c2d55" style:font-size-asian="12pt" style:font-weight-asian="normal" style:font-size-complex="12pt" style:font-weight-complex="normal"/>
    </style:style>
    <style:style style:name="P390"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001b0" style:font-size-asian="12pt" style:font-weight-asian="normal" style:font-size-complex="12pt" style:font-weight-complex="normal"/>
    </style:style>
    <style:style style:name="P391"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14bed" style:font-size-asian="12pt" style:font-weight-asian="normal" style:font-size-complex="12pt" style:font-weight-complex="normal"/>
    </style:style>
    <style:style style:name="P392"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21cd9" style:font-size-asian="12pt" style:font-weight-asian="normal" style:font-size-complex="12pt" style:font-weight-complex="normal"/>
    </style:style>
    <style:style style:name="P393"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6e5e5" style:font-size-asian="12pt" style:font-weight-asian="normal" style:font-size-complex="12pt" style:font-weight-complex="normal"/>
    </style:style>
    <style:style style:name="P394"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87ed0" style:font-size-asian="12pt" style:font-weight-asian="normal" style:font-size-complex="12pt" style:font-weight-complex="normal"/>
    </style:style>
    <style:style style:name="P395"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5a466f" style:font-size-asian="12pt" style:font-weight-asian="normal" style:font-size-complex="12pt" style:font-weight-complex="normal"/>
    </style:style>
    <style:style style:name="P396"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65db54" style:font-size-asian="12pt" style:font-weight-asian="normal" style:font-size-complex="12pt" style:font-weight-complex="normal"/>
    </style:style>
    <style:style style:name="P397" style:family="paragraph" style:parent-style-name="Method_20_Listing_20_Title">
      <style:paragraph-properties fo:margin-left="0in" fo:margin-right="0in" fo:text-indent="0in" style:auto-text-indent="false"/>
      <style:text-properties style:font-name="Liberation Sans" fo:font-size="12pt" fo:font-weight="normal" officeooo:rsid="000490ad" officeooo:paragraph-rsid="00693e1c" style:font-size-asian="12pt" style:font-weight-asian="normal" style:font-size-complex="12pt" style:font-weight-complex="normal"/>
    </style:style>
    <style:style style:name="P398"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4db240" style:font-size-asian="12pt" style:font-weight-asian="normal" style:font-size-complex="12pt" style:font-weight-complex="normal"/>
    </style:style>
    <style:style style:name="P399"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12116" style:font-size-asian="12pt" style:font-weight-asian="normal" style:font-size-complex="12pt" style:font-weight-complex="normal"/>
    </style:style>
    <style:style style:name="P400"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14bed" style:font-size-asian="12pt" style:font-weight-asian="normal" style:font-size-complex="12pt" style:font-weight-complex="normal"/>
    </style:style>
    <style:style style:name="P401"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328d1" style:font-size-asian="12pt" style:font-weight-asian="normal" style:font-size-complex="12pt" style:font-weight-complex="normal"/>
    </style:style>
    <style:style style:name="P402"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6e5e5" style:font-size-asian="12pt" style:font-weight-asian="normal" style:font-size-complex="12pt" style:font-weight-complex="normal"/>
    </style:style>
    <style:style style:name="P403"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87ed0" style:font-size-asian="12pt" style:font-weight-asian="normal" style:font-size-complex="12pt" style:font-weight-complex="normal"/>
    </style:style>
    <style:style style:name="P404"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5a466f" style:font-size-asian="12pt" style:font-weight-asian="normal" style:font-size-complex="12pt" style:font-weight-complex="normal"/>
    </style:style>
    <style:style style:name="P405"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65db54" style:font-size-asian="12pt" style:font-weight-asian="normal" style:font-size-complex="12pt" style:font-weight-complex="normal"/>
    </style:style>
    <style:style style:name="P406"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0490ad" officeooo:paragraph-rsid="0066879a" style:font-size-asian="12pt" style:font-weight-asian="normal" style:font-size-complex="12pt" style:font-weight-complex="normal"/>
    </style:style>
    <style:style style:name="P407" style:family="paragraph" style:parent-style-name="Method_20_Listing_20_Title">
      <style:paragraph-properties fo:margin-left="0in" fo:margin-right="0in" fo:text-indent="0in" style:auto-text-indent="false"/>
      <style:text-properties style:font-name="Liberation Sans" fo:font-size="12pt" style:text-underline-style="none" fo:font-weight="normal" officeooo:rsid="00693e1c" officeooo:paragraph-rsid="00693e1c" style:font-size-asian="12pt" style:font-weight-asian="normal" style:font-size-complex="12pt" style:font-weight-complex="normal"/>
    </style:style>
    <style:style style:name="P40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05fae5" style:font-size-asian="14pt" style:font-weight-asian="bold" style:font-size-complex="14pt" style:font-weight-complex="bold"/>
    </style:style>
    <style:style style:name="P40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0957b8" style:font-size-asian="14pt" style:font-weight-asian="bold" style:font-size-complex="14pt" style:font-weight-complex="bold"/>
    </style:style>
    <style:style style:name="P41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0985f1" style:font-size-asian="14pt" style:font-weight-asian="bold" style:font-size-complex="14pt" style:font-weight-complex="bold"/>
    </style:style>
    <style:style style:name="P41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0b06c3" style:font-size-asian="14pt" style:font-weight-asian="bold" style:font-size-complex="14pt" style:font-weight-complex="bold"/>
    </style:style>
    <style:style style:name="P41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18173" style:font-size-asian="14pt" style:font-weight-asian="bold" style:font-size-complex="14pt" style:font-weight-complex="bold"/>
    </style:style>
    <style:style style:name="P41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5139e" style:font-size-asian="14pt" style:font-weight-asian="bold" style:font-size-complex="14pt" style:font-weight-complex="bold"/>
    </style:style>
    <style:style style:name="P41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a3075" style:font-size-asian="14pt" style:font-weight-asian="bold" style:font-size-complex="14pt" style:font-weight-complex="bold"/>
    </style:style>
    <style:style style:name="P41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bd276" style:font-size-asian="14pt" style:font-weight-asian="bold" style:font-size-complex="14pt" style:font-weight-complex="bold"/>
    </style:style>
    <style:style style:name="P41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cc7fc" style:font-size-asian="14pt" style:font-weight-asian="bold" style:font-size-complex="14pt" style:font-weight-complex="bold"/>
    </style:style>
    <style:style style:name="P41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e347d" style:font-size-asian="14pt" style:font-weight-asian="bold" style:font-size-complex="14pt" style:font-weight-complex="bold"/>
    </style:style>
    <style:style style:name="P41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3ee10b" style:font-size-asian="14pt" style:font-weight-asian="bold" style:font-size-complex="14pt" style:font-weight-complex="bold"/>
    </style:style>
    <style:style style:name="P41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428e67" style:font-size-asian="14pt" style:font-weight-asian="bold" style:font-size-complex="14pt" style:font-weight-complex="bold"/>
    </style:style>
    <style:style style:name="P42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4995c1" style:font-size-asian="14pt" style:font-weight-asian="bold" style:font-size-complex="14pt" style:font-weight-complex="bold"/>
    </style:style>
    <style:style style:name="P42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4c2d55" style:font-size-asian="14pt" style:font-weight-asian="bold" style:font-size-complex="14pt" style:font-weight-complex="bold"/>
    </style:style>
    <style:style style:name="P42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001b0" style:font-size-asian="14pt" style:font-weight-asian="bold" style:font-size-complex="14pt" style:font-weight-complex="bold"/>
    </style:style>
    <style:style style:name="P42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14bed" style:font-size-asian="14pt" style:font-weight-asian="bold" style:font-size-complex="14pt" style:font-weight-complex="bold"/>
    </style:style>
    <style:style style:name="P42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21cd9" style:font-size-asian="14pt" style:font-weight-asian="bold" style:font-size-complex="14pt" style:font-weight-complex="bold"/>
    </style:style>
    <style:style style:name="P42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6e5e5" style:font-size-asian="14pt" style:font-weight-asian="bold" style:font-size-complex="14pt" style:font-weight-complex="bold"/>
    </style:style>
    <style:style style:name="P42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87ed0" style:font-size-asian="14pt" style:font-weight-asian="bold" style:font-size-complex="14pt" style:font-weight-complex="bold"/>
    </style:style>
    <style:style style:name="P42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5a466f" style:font-size-asian="14pt" style:font-weight-asian="bold" style:font-size-complex="14pt" style:font-weight-complex="bold"/>
    </style:style>
    <style:style style:name="P42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65db54" style:font-size-asian="14pt" style:font-weight-asian="bold" style:font-size-complex="14pt" style:font-weight-complex="bold"/>
    </style:style>
    <style:style style:name="P42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5fae5" officeooo:paragraph-rsid="00693e1c" style:font-size-asian="14pt" style:font-weight-asian="bold" style:font-size-complex="14pt" style:font-weight-complex="bold"/>
    </style:style>
    <style:style style:name="P43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094acf" style:font-size-asian="14pt" style:font-weight-asian="bold" style:font-size-complex="14pt" style:font-weight-complex="bold"/>
    </style:style>
    <style:style style:name="P43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76183" style:font-size-asian="14pt" style:font-weight-asian="bold" style:font-size-complex="14pt" style:font-weight-complex="bold"/>
    </style:style>
    <style:style style:name="P43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0957b8" style:font-size-asian="14pt" style:font-weight-asian="bold" style:font-size-complex="14pt" style:font-weight-complex="bold"/>
    </style:style>
    <style:style style:name="P43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0985f1" style:font-size-asian="14pt" style:font-weight-asian="bold" style:font-size-complex="14pt" style:font-weight-complex="bold"/>
    </style:style>
    <style:style style:name="P43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0b06c3" style:font-size-asian="14pt" style:font-weight-asian="bold" style:font-size-complex="14pt" style:font-weight-complex="bold"/>
    </style:style>
    <style:style style:name="P43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18173" style:font-size-asian="14pt" style:font-weight-asian="bold" style:font-size-complex="14pt" style:font-weight-complex="bold"/>
    </style:style>
    <style:style style:name="P43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5139e" style:font-size-asian="14pt" style:font-weight-asian="bold" style:font-size-complex="14pt" style:font-weight-complex="bold"/>
    </style:style>
    <style:style style:name="P43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a3075" style:font-size-asian="14pt" style:font-weight-asian="bold" style:font-size-complex="14pt" style:font-weight-complex="bold"/>
    </style:style>
    <style:style style:name="P43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bd276" style:font-size-asian="14pt" style:font-weight-asian="bold" style:font-size-complex="14pt" style:font-weight-complex="bold"/>
    </style:style>
    <style:style style:name="P43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cc7fc" style:font-size-asian="14pt" style:font-weight-asian="bold" style:font-size-complex="14pt" style:font-weight-complex="bold"/>
    </style:style>
    <style:style style:name="P44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e347d" style:font-size-asian="14pt" style:font-weight-asian="bold" style:font-size-complex="14pt" style:font-weight-complex="bold"/>
    </style:style>
    <style:style style:name="P44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3ee10b" style:font-size-asian="14pt" style:font-weight-asian="bold" style:font-size-complex="14pt" style:font-weight-complex="bold"/>
    </style:style>
    <style:style style:name="P44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428e67" style:font-size-asian="14pt" style:font-weight-asian="bold" style:font-size-complex="14pt" style:font-weight-complex="bold"/>
    </style:style>
    <style:style style:name="P44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4995c1" style:font-size-asian="14pt" style:font-weight-asian="bold" style:font-size-complex="14pt" style:font-weight-complex="bold"/>
    </style:style>
    <style:style style:name="P44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4c2d55" style:font-size-asian="14pt" style:font-weight-asian="bold" style:font-size-complex="14pt" style:font-weight-complex="bold"/>
    </style:style>
    <style:style style:name="P44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001b0" style:font-size-asian="14pt" style:font-weight-asian="bold" style:font-size-complex="14pt" style:font-weight-complex="bold"/>
    </style:style>
    <style:style style:name="P44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14bed" style:font-size-asian="14pt" style:font-weight-asian="bold" style:font-size-complex="14pt" style:font-weight-complex="bold"/>
    </style:style>
    <style:style style:name="P44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21cd9" style:font-size-asian="14pt" style:font-weight-asian="bold" style:font-size-complex="14pt" style:font-weight-complex="bold"/>
    </style:style>
    <style:style style:name="P44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6e5e5" style:font-size-asian="14pt" style:font-weight-asian="bold" style:font-size-complex="14pt" style:font-weight-complex="bold"/>
    </style:style>
    <style:style style:name="P44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87ed0" style:font-size-asian="14pt" style:font-weight-asian="bold" style:font-size-complex="14pt" style:font-weight-complex="bold"/>
    </style:style>
    <style:style style:name="P45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5a466f" style:font-size-asian="14pt" style:font-weight-asian="bold" style:font-size-complex="14pt" style:font-weight-complex="bold"/>
    </style:style>
    <style:style style:name="P45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65db54" style:font-size-asian="14pt" style:font-weight-asian="bold" style:font-size-complex="14pt" style:font-weight-complex="bold"/>
    </style:style>
    <style:style style:name="P45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094acf" officeooo:paragraph-rsid="00693e1c" style:font-size-asian="14pt" style:font-weight-asian="bold" style:font-size-complex="14pt" style:font-weight-complex="bold"/>
    </style:style>
    <style:style style:name="P45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76183" style:font-size-asian="14pt" style:font-weight-asian="bold" style:font-size-complex="14pt" style:font-weight-complex="bold"/>
    </style:style>
    <style:style style:name="P45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a3075" style:font-size-asian="14pt" style:font-weight-asian="bold" style:font-size-complex="14pt" style:font-weight-complex="bold"/>
    </style:style>
    <style:style style:name="P45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bd276" style:font-size-asian="14pt" style:font-weight-asian="bold" style:font-size-complex="14pt" style:font-weight-complex="bold"/>
    </style:style>
    <style:style style:name="P45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cc7fc" style:font-size-asian="14pt" style:font-weight-asian="bold" style:font-size-complex="14pt" style:font-weight-complex="bold"/>
    </style:style>
    <style:style style:name="P45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e347d" style:font-size-asian="14pt" style:font-weight-asian="bold" style:font-size-complex="14pt" style:font-weight-complex="bold"/>
    </style:style>
    <style:style style:name="P45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3ee10b" style:font-size-asian="14pt" style:font-weight-asian="bold" style:font-size-complex="14pt" style:font-weight-complex="bold"/>
    </style:style>
    <style:style style:name="P45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428e67" style:font-size-asian="14pt" style:font-weight-asian="bold" style:font-size-complex="14pt" style:font-weight-complex="bold"/>
    </style:style>
    <style:style style:name="P460"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4995c1" style:font-size-asian="14pt" style:font-weight-asian="bold" style:font-size-complex="14pt" style:font-weight-complex="bold"/>
    </style:style>
    <style:style style:name="P461"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4c2d55" style:font-size-asian="14pt" style:font-weight-asian="bold" style:font-size-complex="14pt" style:font-weight-complex="bold"/>
    </style:style>
    <style:style style:name="P462"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001b0" style:font-size-asian="14pt" style:font-weight-asian="bold" style:font-size-complex="14pt" style:font-weight-complex="bold"/>
    </style:style>
    <style:style style:name="P463"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14bed" style:font-size-asian="14pt" style:font-weight-asian="bold" style:font-size-complex="14pt" style:font-weight-complex="bold"/>
    </style:style>
    <style:style style:name="P464"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21cd9" style:font-size-asian="14pt" style:font-weight-asian="bold" style:font-size-complex="14pt" style:font-weight-complex="bold"/>
    </style:style>
    <style:style style:name="P465"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6e5e5" style:font-size-asian="14pt" style:font-weight-asian="bold" style:font-size-complex="14pt" style:font-weight-complex="bold"/>
    </style:style>
    <style:style style:name="P466"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87ed0" style:font-size-asian="14pt" style:font-weight-asian="bold" style:font-size-complex="14pt" style:font-weight-complex="bold"/>
    </style:style>
    <style:style style:name="P467"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5a466f" style:font-size-asian="14pt" style:font-weight-asian="bold" style:font-size-complex="14pt" style:font-weight-complex="bold"/>
    </style:style>
    <style:style style:name="P468"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65db54" style:font-size-asian="14pt" style:font-weight-asian="bold" style:font-size-complex="14pt" style:font-weight-complex="bold"/>
    </style:style>
    <style:style style:name="P469" style:family="paragraph" style:parent-style-name="Method_20_Listing_20_Title">
      <style:paragraph-properties fo:margin-left="0in" fo:margin-right="0in" fo:text-indent="0in" style:auto-text-indent="false"/>
      <style:text-properties style:font-name="Liberation Sans" fo:font-size="14pt" style:text-underline-style="solid" style:text-underline-width="auto" style:text-underline-color="font-color" fo:font-weight="bold" officeooo:rsid="00376183" officeooo:paragraph-rsid="00693e1c" style:font-size-asian="14pt" style:font-weight-asian="bold" style:font-size-complex="14pt" style:font-weight-complex="bold"/>
    </style:style>
    <style:style style:name="P470"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5fae5" officeooo:paragraph-rsid="0005fae5" style:font-size-asian="13pt" style:font-weight-asian="bold" style:font-size-complex="13pt" style:font-weight-complex="bold"/>
    </style:style>
    <style:style style:name="P471"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94acf" officeooo:paragraph-rsid="00094acf" style:font-size-asian="13pt" style:font-weight-asian="bold" style:font-size-complex="13pt" style:font-weight-complex="bold"/>
    </style:style>
    <style:style style:name="P472"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957b8" officeooo:paragraph-rsid="000985f1" style:font-size-asian="13pt" style:font-weight-asian="bold" style:font-size-complex="13pt" style:font-weight-complex="bold"/>
    </style:style>
    <style:style style:name="P473"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957b8" officeooo:paragraph-rsid="000b06c3" style:font-size-asian="13pt" style:font-weight-asian="bold" style:font-size-complex="13pt" style:font-weight-complex="bold"/>
    </style:style>
    <style:style style:name="P474"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985f1" officeooo:paragraph-rsid="002b7879" style:font-size-asian="13pt" style:font-weight-asian="bold" style:font-size-complex="13pt" style:font-weight-complex="bold"/>
    </style:style>
    <style:style style:name="P475"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0985f1" officeooo:paragraph-rsid="002dcdad" style:font-size-asian="13pt" style:font-weight-asian="bold" style:font-size-complex="13pt" style:font-weight-complex="bold"/>
    </style:style>
    <style:style style:name="P476"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18173" style:font-size-asian="13pt" style:font-weight-asian="bold" style:font-size-complex="13pt" style:font-weight-complex="bold"/>
    </style:style>
    <style:style style:name="P477"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76183" style:font-size-asian="13pt" style:font-weight-asian="bold" style:font-size-complex="13pt" style:font-weight-complex="bold"/>
    </style:style>
    <style:style style:name="P478"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a3075" style:font-size-asian="13pt" style:font-weight-asian="bold" style:font-size-complex="13pt" style:font-weight-complex="bold"/>
    </style:style>
    <style:style style:name="P479"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bd276" style:font-size-asian="13pt" style:font-weight-asian="bold" style:font-size-complex="13pt" style:font-weight-complex="bold"/>
    </style:style>
    <style:style style:name="P480"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cc7fc" style:font-size-asian="13pt" style:font-weight-asian="bold" style:font-size-complex="13pt" style:font-weight-complex="bold"/>
    </style:style>
    <style:style style:name="P481" style:family="paragraph" style:parent-style-name="Method_20_Listing_20_Title">
      <style:paragraph-properties fo:margin-left="0in" fo:margin-right="0in" fo:text-indent="0in" style:auto-text-indent="false"/>
      <style:text-properties style:font-name="Liberation Sans" fo:font-size="13pt" style:text-underline-style="none" fo:font-weight="bold" officeooo:rsid="00318173" officeooo:paragraph-rsid="003e347d" style:font-size-asian="13pt" style:font-weight-asian="bold" style:font-size-complex="13pt" style:font-weight-complex="bold"/>
    </style:style>
    <style:style style:name="P482"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37c5e2" officeooo:paragraph-rsid="003a00f9" style:font-size-asian="13pt" style:font-weight-asian="normal" style:font-size-complex="13pt" style:font-weight-complex="normal"/>
    </style:style>
    <style:style style:name="P483"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37c5e2" officeooo:paragraph-rsid="004995c1" style:font-size-asian="13pt" style:font-weight-asian="normal" style:font-size-complex="13pt" style:font-weight-complex="normal"/>
    </style:style>
    <style:style style:name="P484"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318173" officeooo:paragraph-rsid="00376183" style:font-size-asian="13pt" style:font-weight-asian="normal" style:font-size-complex="13pt" style:font-weight-complex="normal"/>
    </style:style>
    <style:style style:name="P485"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3ff1ee" officeooo:paragraph-rsid="00428e67" style:font-size-asian="13pt" style:font-weight-asian="normal" style:font-size-complex="13pt" style:font-weight-complex="normal"/>
    </style:style>
    <style:style style:name="P486"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3ff1ee" officeooo:paragraph-rsid="004995c1" style:font-size-asian="13pt" style:font-weight-asian="normal" style:font-size-complex="13pt" style:font-weight-complex="normal"/>
    </style:style>
    <style:style style:name="P487"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4db240" officeooo:paragraph-rsid="004db240" style:font-size-asian="13pt" style:font-weight-asian="normal" style:font-size-complex="13pt" style:font-weight-complex="normal"/>
    </style:style>
    <style:style style:name="P488"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4db240" officeooo:paragraph-rsid="005001b0" style:font-size-asian="13pt" style:font-weight-asian="normal" style:font-size-complex="13pt" style:font-weight-complex="normal"/>
    </style:style>
    <style:style style:name="P489"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4db240" officeooo:paragraph-rsid="00514bed" style:font-size-asian="13pt" style:font-weight-asian="normal" style:font-size-complex="13pt" style:font-weight-complex="normal"/>
    </style:style>
    <style:style style:name="P490"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4db240" officeooo:paragraph-rsid="0056e5e5" style:font-size-asian="13pt" style:font-weight-asian="normal" style:font-size-complex="13pt" style:font-weight-complex="normal"/>
    </style:style>
    <style:style style:name="P491" style:family="paragraph" style:parent-style-name="Method_20_Listing_20_Title">
      <style:paragraph-properties fo:margin-left="0in" fo:margin-right="0in" fo:text-indent="0in" style:auto-text-indent="false"/>
      <style:text-properties style:font-name="Liberation Sans" fo:font-size="13pt" style:text-underline-style="none" fo:font-weight="normal" officeooo:rsid="004db240" officeooo:paragraph-rsid="00587ed0" style:font-size-asian="13pt" style:font-weight-asian="normal" style:font-size-complex="13pt" style:font-weight-complex="normal"/>
    </style:style>
    <style:style style:name="P492"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18173" style:font-weight-asian="normal" style:font-weight-complex="normal"/>
    </style:style>
    <style:style style:name="P493"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76183" style:font-weight-asian="normal" style:font-weight-complex="normal"/>
    </style:style>
    <style:style style:name="P494"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a3075" style:font-weight-asian="normal" style:font-weight-complex="normal"/>
    </style:style>
    <style:style style:name="P495"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bd276" style:font-weight-asian="normal" style:font-weight-complex="normal"/>
    </style:style>
    <style:style style:name="P496"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cc7fc" style:font-weight-asian="normal" style:font-weight-complex="normal"/>
    </style:style>
    <style:style style:name="P497"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e347d" style:font-weight-asian="normal" style:font-weight-complex="normal"/>
    </style:style>
    <style:style style:name="P498"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3ee10b" style:font-weight-asian="normal" style:font-weight-complex="normal"/>
    </style:style>
    <style:style style:name="P499"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4865e8" style:font-weight-asian="normal" style:font-weight-complex="normal"/>
    </style:style>
    <style:style style:name="P500"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4995c1" style:font-weight-asian="normal" style:font-weight-complex="normal"/>
    </style:style>
    <style:style style:name="P501" style:family="paragraph" style:parent-style-name="Method_20_Listing_20_Title" style:list-style-name="">
      <style:paragraph-properties fo:margin-left="0in" fo:margin-right="0in" fo:text-indent="0in" style:auto-text-indent="false"/>
      <style:text-properties style:font-name="Liberation Sans" style:text-underline-style="none" fo:font-weight="normal" officeooo:rsid="0011de68" officeooo:paragraph-rsid="00521cd9" style:font-weight-asian="normal" style:font-weight-complex="normal"/>
    </style:style>
    <style:style style:name="P502" style:family="paragraph" style:parent-style-name="Method_20_Listing_20_Title">
      <style:paragraph-properties fo:margin-left="0in" fo:margin-right="0in" fo:text-indent="0in" style:auto-text-indent="false"/>
      <style:text-properties style:font-name="Liberation Sans" style:text-underline-style="none" fo:font-weight="normal" officeooo:rsid="00693e1c" officeooo:paragraph-rsid="00693e1c" style:font-weight-asian="normal" style:font-weight-complex="normal"/>
    </style:style>
    <style:style style:name="P503" style:family="paragraph" style:parent-style-name="Method_20_Listing_20_Title">
      <style:paragraph-properties fo:margin-left="0in" fo:margin-right="0in" fo:text-indent="0in" style:auto-text-indent="false"/>
      <style:text-properties style:font-name="Liberation Sans" officeooo:rsid="005001b0" officeooo:paragraph-rsid="005001b0"/>
    </style:style>
    <style:style style:name="P504" style:family="paragraph" style:parent-style-name="Method_20_Listing_20_Title">
      <style:paragraph-properties fo:margin-left="0in" fo:margin-right="0in" fo:text-indent="0in" style:auto-text-indent="false"/>
      <style:text-properties style:font-name="Liberation Sans" officeooo:rsid="005001b0" officeooo:paragraph-rsid="00514bed"/>
    </style:style>
    <style:style style:name="P505" style:family="paragraph" style:parent-style-name="Method_20_Listing_20_Title">
      <style:paragraph-properties fo:margin-left="0in" fo:margin-right="0in" fo:text-indent="0in" style:auto-text-indent="false"/>
      <style:text-properties style:font-name="Liberation Sans" officeooo:rsid="005001b0" officeooo:paragraph-rsid="0056e5e5"/>
    </style:style>
    <style:style style:name="P506" style:family="paragraph" style:parent-style-name="Method_20_Listing_20_Title">
      <style:paragraph-properties fo:margin-left="0in" fo:margin-right="0in" fo:text-indent="0in" style:auto-text-indent="false"/>
      <style:text-properties style:font-name="Liberation Sans" officeooo:rsid="005001b0" officeooo:paragraph-rsid="0065535c"/>
    </style:style>
    <style:style style:name="P507" style:family="paragraph" style:parent-style-name="Method_20_Listing_20_Title">
      <style:paragraph-properties fo:margin-left="0in" fo:margin-right="0in" fo:text-indent="0in" style:auto-text-indent="false"/>
      <style:text-properties style:font-name="Liberation Sans" officeooo:rsid="000490ad" officeooo:paragraph-rsid="005001b0"/>
    </style:style>
    <style:style style:name="P508" style:family="paragraph" style:parent-style-name="Method_20_Listing_20_Title">
      <style:paragraph-properties fo:margin-left="0in" fo:margin-right="0in" fo:text-indent="0in" style:auto-text-indent="false"/>
      <style:text-properties style:font-name="Liberation Sans" officeooo:rsid="000490ad" officeooo:paragraph-rsid="00514bed"/>
    </style:style>
    <style:style style:name="P509" style:family="paragraph" style:parent-style-name="Method_20_Listing_20_Title">
      <style:paragraph-properties fo:margin-left="0in" fo:margin-right="0in" fo:text-indent="0in" style:auto-text-indent="false"/>
      <style:text-properties style:font-name="Liberation Sans" officeooo:rsid="000490ad" officeooo:paragraph-rsid="0056e5e5"/>
    </style:style>
    <style:style style:name="P510" style:family="paragraph" style:parent-style-name="Method_20_Listing_20_Title">
      <style:paragraph-properties fo:margin-left="0in" fo:margin-right="0in" fo:text-indent="0in" style:auto-text-indent="false"/>
      <style:text-properties style:font-name="Liberation Sans" officeooo:rsid="000490ad" officeooo:paragraph-rsid="00587ed0"/>
    </style:style>
    <style:style style:name="P511" style:family="paragraph" style:parent-style-name="Method_20_Listing_20_Title">
      <style:paragraph-properties fo:margin-left="0in" fo:margin-right="0in" fo:text-indent="0in" style:auto-text-indent="false"/>
      <style:text-properties style:font-name="Liberation Sans" officeooo:rsid="00512116" officeooo:paragraph-rsid="00512116"/>
    </style:style>
    <style:style style:name="P512" style:family="paragraph" style:parent-style-name="Method_20_Listing_20_Title">
      <style:paragraph-properties fo:margin-left="0in" fo:margin-right="0in" fo:text-indent="0in" style:auto-text-indent="false"/>
      <style:text-properties style:font-name="Liberation Sans" officeooo:rsid="00512116" officeooo:paragraph-rsid="00514bed"/>
    </style:style>
    <style:style style:name="P513" style:family="paragraph" style:parent-style-name="Method_20_Listing_20_Title">
      <style:paragraph-properties fo:margin-left="0in" fo:margin-right="0in" fo:text-indent="0in" style:auto-text-indent="false"/>
      <style:text-properties style:font-name="Liberation Sans" officeooo:rsid="00512116" officeooo:paragraph-rsid="0056e5e5"/>
    </style:style>
    <style:style style:name="P514" style:family="paragraph" style:parent-style-name="Method_20_Listing_20_Title">
      <style:paragraph-properties fo:margin-left="0in" fo:margin-right="0in" fo:text-indent="0in" style:auto-text-indent="false"/>
      <style:text-properties style:font-name="Liberation Sans" officeooo:rsid="00512116" officeooo:paragraph-rsid="00587ed0"/>
    </style:style>
    <style:style style:name="P515" style:family="paragraph" style:parent-style-name="Method_20_Listing_20_Title">
      <style:paragraph-properties fo:margin-left="0in" fo:margin-right="0in" fo:text-indent="0in" style:auto-text-indent="false"/>
      <style:text-properties style:font-name="Liberation Sans" officeooo:rsid="00512116" officeooo:paragraph-rsid="005a466f"/>
    </style:style>
    <style:style style:name="P516" style:family="paragraph" style:parent-style-name="Method_20_Listing_20_Title">
      <style:paragraph-properties fo:margin-left="0in" fo:margin-right="0in" fo:text-indent="0in" style:auto-text-indent="false"/>
      <style:text-properties officeooo:paragraph-rsid="001e5c71"/>
    </style:style>
    <style:style style:name="P517" style:family="paragraph" style:parent-style-name="Method_20_Listing_20_Title">
      <style:paragraph-properties fo:margin-left="0in" fo:margin-right="0in" fo:text-indent="0in" style:auto-text-indent="false"/>
      <style:text-properties fo:color="#0000c0" style:font-name="Liberation Sans" fo:font-size="11pt" style:text-underline-style="none" fo:font-weight="normal" officeooo:rsid="000957b8" officeooo:paragraph-rsid="000957b8" fo:background-color="#ffffff" style:font-size-asian="11pt" style:font-weight-asian="normal" style:font-size-complex="11pt" style:font-weight-complex="normal"/>
    </style:style>
    <style:style style:name="P518"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11de68" officeooo:paragraph-rsid="0011de68" style:font-weight-asian="normal" style:font-weight-complex="normal"/>
    </style:style>
    <style:style style:name="P519"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11de68" officeooo:paragraph-rsid="002f8723" style:font-weight-asian="normal" style:font-weight-complex="normal"/>
    </style:style>
    <style:style style:name="P520"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11de68" officeooo:paragraph-rsid="00318173" style:font-weight-asian="normal" style:font-weight-complex="normal"/>
    </style:style>
    <style:style style:name="P521"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11de68" officeooo:paragraph-rsid="00512116" style:font-weight-asian="normal" style:font-weight-complex="normal"/>
    </style:style>
    <style:style style:name="P522"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2f8723" officeooo:paragraph-rsid="002f8723" style:font-weight-asian="normal" style:font-weight-complex="normal"/>
    </style:style>
    <style:style style:name="P523"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2e8f14" officeooo:paragraph-rsid="002e8f14" style:font-weight-asian="normal" style:font-weight-complex="normal"/>
    </style:style>
    <style:style style:name="P524"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11de68" style:font-weight-asian="normal" style:font-weight-complex="normal"/>
    </style:style>
    <style:style style:name="P525"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18173" style:font-weight-asian="normal" style:font-weight-complex="normal"/>
    </style:style>
    <style:style style:name="P526"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5139e" style:font-weight-asian="normal" style:font-weight-complex="normal"/>
    </style:style>
    <style:style style:name="P527"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a3075" style:font-weight-asian="normal" style:font-weight-complex="normal"/>
    </style:style>
    <style:style style:name="P528"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bd276" style:font-weight-asian="normal" style:font-weight-complex="normal"/>
    </style:style>
    <style:style style:name="P529"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cc7fc" style:font-weight-asian="normal" style:font-weight-complex="normal"/>
    </style:style>
    <style:style style:name="P530"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e347d" style:font-weight-asian="normal" style:font-weight-complex="normal"/>
    </style:style>
    <style:style style:name="P531"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3ee10b" style:font-weight-asian="normal" style:font-weight-complex="normal"/>
    </style:style>
    <style:style style:name="P532"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428e67" style:font-weight-asian="normal" style:font-weight-complex="normal"/>
    </style:style>
    <style:style style:name="P533"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4995c1" style:font-weight-asian="normal" style:font-weight-complex="normal"/>
    </style:style>
    <style:style style:name="P534"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4c2d55" style:font-weight-asian="normal" style:font-weight-complex="normal"/>
    </style:style>
    <style:style style:name="P535"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paragraph-rsid="005001b0" style:font-weight-asian="normal" style:font-weight-complex="normal"/>
    </style:style>
    <style:style style:name="P536"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76183" style:font-weight-asian="normal" style:font-weight-complex="normal"/>
    </style:style>
    <style:style style:name="P537"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a3075" style:font-weight-asian="normal" style:font-weight-complex="normal"/>
    </style:style>
    <style:style style:name="P538"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bd276" style:font-weight-asian="normal" style:font-weight-complex="normal"/>
    </style:style>
    <style:style style:name="P539"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cc7fc" style:font-weight-asian="normal" style:font-weight-complex="normal"/>
    </style:style>
    <style:style style:name="P540"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e347d" style:font-weight-asian="normal" style:font-weight-complex="normal"/>
    </style:style>
    <style:style style:name="P541"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3ee10b" style:font-weight-asian="normal" style:font-weight-complex="normal"/>
    </style:style>
    <style:style style:name="P542"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428e67" style:font-weight-asian="normal" style:font-weight-complex="normal"/>
    </style:style>
    <style:style style:name="P543"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4995c1" style:font-weight-asian="normal" style:font-weight-complex="normal"/>
    </style:style>
    <style:style style:name="P544"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4c2d55" style:font-weight-asian="normal" style:font-weight-complex="normal"/>
    </style:style>
    <style:style style:name="P545"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5001b0" style:font-weight-asian="normal" style:font-weight-complex="normal"/>
    </style:style>
    <style:style style:name="P546"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521cd9" style:font-weight-asian="normal" style:font-weight-complex="normal"/>
    </style:style>
    <style:style style:name="P547"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376183" officeooo:paragraph-rsid="00693e1c" style:font-weight-asian="normal" style:font-weight-complex="normal"/>
    </style:style>
    <style:style style:name="P548" style:family="paragraph" style:parent-style-name="Method_20_Listing_20_Title">
      <style:paragraph-properties fo:margin-left="0in" fo:margin-right="0in" fo:text-indent="0in" style:auto-text-indent="false"/>
      <style:text-properties fo:color="#000080" style:font-name="Liberation Sans" style:text-underline-style="none" fo:font-weight="normal" officeooo:rsid="00376183" officeooo:paragraph-rsid="004c2d55" style:font-weight-asian="normal" style:font-weight-complex="normal"/>
    </style:style>
    <style:style style:name="P549"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12116" style:font-weight-asian="normal" style:font-weight-complex="normal"/>
    </style:style>
    <style:style style:name="P550"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14bed" style:font-weight-asian="normal" style:font-weight-complex="normal"/>
    </style:style>
    <style:style style:name="P551"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21cd9" style:font-weight-asian="normal" style:font-weight-complex="normal"/>
    </style:style>
    <style:style style:name="P552"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6e5e5" style:font-weight-asian="normal" style:font-weight-complex="normal"/>
    </style:style>
    <style:style style:name="P553"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87ed0" style:font-weight-asian="normal" style:font-weight-complex="normal"/>
    </style:style>
    <style:style style:name="P554"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5a466f" style:font-weight-asian="normal" style:font-weight-complex="normal"/>
    </style:style>
    <style:style style:name="P555" style:family="paragraph" style:parent-style-name="Method_20_Listing_20_Title" style:list-style-name="">
      <style:paragraph-properties fo:margin-left="0in" fo:margin-right="0in" fo:text-indent="0in" style:auto-text-indent="false"/>
      <style:text-properties fo:color="#000080" style:font-name="Liberation Sans" style:text-underline-style="none" fo:font-weight="normal" officeooo:rsid="00512116" officeooo:paragraph-rsid="00693e1c" style:font-weight-asian="normal" style:font-weight-complex="normal"/>
    </style:style>
    <style:style style:name="P556" style:family="paragraph" style:parent-style-name="Method_20_Listing_20_Title" style:list-style-name="">
      <style:paragraph-properties fo:margin-left="0in" fo:margin-right="0in" fo:text-indent="0in" style:auto-text-indent="false"/>
      <style:text-properties fo:color="#000080" style:font-name="Liberation Sans" fo:font-size="16pt" style:text-underline-style="none" fo:font-weight="normal" officeooo:rsid="00512116" officeooo:paragraph-rsid="0065db54" style:font-size-asian="16pt" style:font-weight-asian="normal" style:font-size-complex="16pt" style:font-weight-complex="normal"/>
    </style:style>
    <style:style style:name="P557" style:family="paragraph" style:parent-style-name="Method_20_Listing_20_Title" style:list-style-name="">
      <style:paragraph-properties fo:margin-left="0.5in" fo:margin-right="0in" fo:text-indent="0in" style:auto-text-indent="false"/>
      <style:text-properties style:font-name="Liberation Sans" fo:font-size="11pt" style:text-underline-style="none" fo:font-weight="normal" officeooo:rsid="0027a254" officeooo:paragraph-rsid="0027a254" style:font-size-asian="9.60000038146973pt" style:font-weight-asian="normal" style:font-size-complex="11pt" style:font-weight-complex="normal"/>
    </style:style>
    <style:style style:name="P558" style:family="paragraph" style:parent-style-name="Method_20_Listing_20_Title" style:list-style-name="">
      <style:paragraph-properties fo:margin-left="0.5in" fo:margin-right="0in" fo:text-indent="0in" style:auto-text-indent="false"/>
      <style:text-properties style:font-name="Liberation Sans" fo:font-size="11pt" style:text-underline-style="none" fo:font-weight="normal" officeooo:rsid="0027a254" officeooo:paragraph-rsid="002964b2" style:font-size-asian="9.60000038146973pt" style:font-weight-asian="normal" style:font-size-complex="11pt" style:font-weight-complex="normal"/>
    </style:style>
    <style:style style:name="P559" style:family="paragraph" style:parent-style-name="Method_20_Listing_20_Title" style:list-style-name="">
      <style:paragraph-properties fo:margin-left="0.5in" fo:margin-right="0in" fo:text-indent="0in" style:auto-text-indent="false"/>
      <style:text-properties style:font-name="Liberation Sans" fo:font-size="11pt" style:text-underline-style="none" fo:font-weight="normal" officeooo:rsid="002964b2" officeooo:paragraph-rsid="002964b2" style:font-size-asian="9.60000038146973pt" style:font-weight-asian="normal" style:font-size-complex="11pt" style:font-weight-complex="normal"/>
    </style:style>
    <style:style style:name="P560" style:family="paragraph" style:parent-style-name="Method_20_Listing_20_Title">
      <style:paragraph-properties fo:break-before="page"/>
      <style:text-properties style:font-name="Liberation Sans" fo:font-size="16pt" officeooo:paragraph-rsid="000b06c3" style:font-size-asian="16pt" style:font-size-complex="16pt"/>
    </style:style>
    <style:style style:name="P561" style:family="paragraph" style:parent-style-name="Method_20_Listing_20_Title">
      <style:paragraph-properties fo:break-before="page"/>
      <style:text-properties style:font-name="Liberation Sans" fo:font-size="16pt" officeooo:paragraph-rsid="00318173" style:font-size-asian="16pt" style:font-size-complex="16pt"/>
    </style:style>
    <style:style style:name="P562" style:family="paragraph" style:parent-style-name="Method_20_Listing_20_Title">
      <style:paragraph-properties fo:break-before="page"/>
      <style:text-properties style:font-name="Liberation Sans" fo:font-size="16pt" officeooo:paragraph-rsid="0035139e" style:font-size-asian="16pt" style:font-size-complex="16pt"/>
    </style:style>
    <style:style style:name="P563" style:family="paragraph" style:parent-style-name="Method_20_Listing_20_Title">
      <style:paragraph-properties fo:break-before="page"/>
      <style:text-properties style:font-name="Liberation Sans" fo:font-size="16pt" officeooo:paragraph-rsid="003a3075" style:font-size-asian="16pt" style:font-size-complex="16pt"/>
    </style:style>
    <style:style style:name="P564" style:family="paragraph" style:parent-style-name="Method_20_Listing_20_Title">
      <style:paragraph-properties fo:break-before="page"/>
      <style:text-properties style:font-name="Liberation Sans" fo:font-size="16pt" officeooo:paragraph-rsid="003bd276" style:font-size-asian="16pt" style:font-size-complex="16pt"/>
    </style:style>
    <style:style style:name="P565" style:family="paragraph" style:parent-style-name="Method_20_Listing_20_Title">
      <style:paragraph-properties fo:break-before="page"/>
      <style:text-properties style:font-name="Liberation Sans" fo:font-size="16pt" officeooo:paragraph-rsid="003cc7fc" style:font-size-asian="16pt" style:font-size-complex="16pt"/>
    </style:style>
    <style:style style:name="P566" style:family="paragraph" style:parent-style-name="Method_20_Listing_20_Title">
      <style:paragraph-properties fo:break-before="page"/>
      <style:text-properties style:font-name="Liberation Sans" fo:font-size="16pt" officeooo:paragraph-rsid="003e347d" style:font-size-asian="16pt" style:font-size-complex="16pt"/>
    </style:style>
    <style:style style:name="P567" style:family="paragraph" style:parent-style-name="Method_20_Listing_20_Title">
      <style:paragraph-properties fo:break-before="page"/>
      <style:text-properties style:font-name="Liberation Sans" fo:font-size="16pt" officeooo:paragraph-rsid="00428e67" style:font-size-asian="16pt" style:font-size-complex="16pt"/>
    </style:style>
    <style:style style:name="P568" style:family="paragraph" style:parent-style-name="Method_20_Listing_20_Title">
      <style:paragraph-properties fo:break-before="page"/>
      <style:text-properties style:font-name="Liberation Sans" fo:font-size="16pt" officeooo:paragraph-rsid="004995c1" style:font-size-asian="16pt" style:font-size-complex="16pt"/>
    </style:style>
    <style:style style:name="P569" style:family="paragraph" style:parent-style-name="Method_20_Listing_20_Title">
      <style:paragraph-properties fo:break-before="page"/>
      <style:text-properties style:font-name="Liberation Sans" fo:font-size="16pt" officeooo:paragraph-rsid="005001b0" style:font-size-asian="16pt" style:font-size-complex="16pt"/>
    </style:style>
    <style:style style:name="P570" style:family="paragraph" style:parent-style-name="Method_20_Listing_20_Title">
      <style:paragraph-properties fo:break-before="page"/>
      <style:text-properties style:font-name="Liberation Sans" fo:font-size="16pt" officeooo:paragraph-rsid="00514bed" style:font-size-asian="16pt" style:font-size-complex="16pt"/>
    </style:style>
    <style:style style:name="P571" style:family="paragraph" style:parent-style-name="Method_20_Listing_20_Title">
      <style:paragraph-properties fo:break-before="page"/>
      <style:text-properties style:font-name="Liberation Sans" fo:font-size="16pt" officeooo:paragraph-rsid="00521cd9" style:font-size-asian="16pt" style:font-size-complex="16pt"/>
    </style:style>
    <style:style style:name="P572" style:family="paragraph" style:parent-style-name="Method_20_Listing_20_Title">
      <style:paragraph-properties fo:break-before="page"/>
      <style:text-properties style:font-name="Liberation Sans" fo:font-size="16pt" officeooo:paragraph-rsid="0056e5e5" style:font-size-asian="16pt" style:font-size-complex="16pt"/>
    </style:style>
    <style:style style:name="P573" style:family="paragraph" style:parent-style-name="Method_20_Listing_20_Title">
      <style:paragraph-properties fo:break-before="page"/>
      <style:text-properties style:font-name="Liberation Sans" fo:font-size="16pt" officeooo:paragraph-rsid="00587ed0" style:font-size-asian="16pt" style:font-size-complex="16pt"/>
    </style:style>
    <style:style style:name="P574" style:family="paragraph" style:parent-style-name="Method_20_Listing_20_Title">
      <style:paragraph-properties fo:break-before="page"/>
      <style:text-properties style:font-name="Liberation Sans" fo:font-size="16pt" officeooo:paragraph-rsid="005a466f" style:font-size-asian="16pt" style:font-size-complex="16pt"/>
    </style:style>
    <style:style style:name="P575" style:family="paragraph" style:parent-style-name="Method_20_Listing_20_Title">
      <style:paragraph-properties fo:break-before="page"/>
      <style:text-properties style:font-name="Liberation Sans" fo:font-size="16pt" officeooo:paragraph-rsid="0065db54" style:font-size-asian="16pt" style:font-size-complex="16pt"/>
    </style:style>
    <style:style style:name="P576" style:family="paragraph" style:parent-style-name="Method_20_Listing_20_Title">
      <style:paragraph-properties fo:break-before="page"/>
      <style:text-properties style:font-name="Liberation Sans" fo:font-size="16pt" officeooo:paragraph-rsid="00693e1c" style:font-size-asian="16pt" style:font-size-complex="16pt"/>
    </style:style>
    <style:style style:name="P577" style:family="paragraph" style:parent-style-name="Method_20_Listing_20_Title">
      <style:paragraph-properties fo:break-before="page"/>
      <style:text-properties style:font-name="Liberation Sans" fo:font-size="16pt" officeooo:paragraph-rsid="003ee10b" style:font-size-asian="16pt" style:font-size-complex="16pt"/>
    </style:style>
    <style:style style:name="P578" style:family="paragraph" style:parent-style-name="Method_20_Listing_20_Title">
      <style:paragraph-properties fo:break-before="page"/>
      <style:text-properties style:font-name="Liberation Sans" fo:font-size="16pt" officeooo:paragraph-rsid="004c2d55" style:font-size-asian="16pt" style:font-size-complex="16pt"/>
    </style:style>
    <style:style style:name="T1" style:family="text">
      <style:text-properties officeooo:rsid="0003bddd"/>
    </style:style>
    <style:style style:name="T2" style:family="text">
      <style:text-properties style:text-underline-style="none" officeooo:rsid="000957b8"/>
    </style:style>
    <style:style style:name="T3" style:family="text">
      <style:text-properties style:text-underline-style="none" officeooo:rsid="000985f1"/>
    </style:style>
    <style:style style:name="T4" style:family="text">
      <style:text-properties style:text-underline-style="none" officeooo:rsid="0027a254"/>
    </style:style>
    <style:style style:name="T5" style:family="text">
      <style:text-properties style:text-underline-style="none" officeooo:rsid="002b16a3"/>
    </style:style>
    <style:style style:name="T6" style:family="text">
      <style:text-properties fo:font-size="11pt" style:text-underline-style="none" fo:font-weight="normal" style:font-size-asian="11pt" style:font-weight-asian="normal" style:font-size-complex="11pt" style:font-weight-complex="normal"/>
    </style:style>
    <style:style style:name="T7" style:family="text">
      <style:text-properties fo:font-size="11pt" style:text-underline-style="none" fo:font-weight="normal" officeooo:rsid="0006ec09" style:font-size-asian="11pt" style:font-weight-asian="normal" style:font-size-complex="11pt" style:font-weight-complex="normal"/>
    </style:style>
    <style:style style:name="T8" style:family="text">
      <style:text-properties fo:font-size="11pt" style:text-underline-style="none" fo:font-weight="normal" officeooo:rsid="000e3391" style:font-size-asian="11pt" style:font-weight-asian="normal" style:font-size-complex="11pt" style:font-weight-complex="normal"/>
    </style:style>
    <style:style style:name="T9" style:family="text">
      <style:text-properties fo:font-size="11pt" style:text-underline-style="none" fo:font-weight="normal" officeooo:rsid="00235143" style:font-size-asian="11pt" style:font-weight-asian="normal" style:font-size-complex="11pt"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text-underline-style="none" officeooo:rsid="00088010" style:font-size-asian="11pt" style:font-size-complex="11pt"/>
    </style:style>
    <style:style style:name="T12" style:family="text">
      <style:text-properties fo:font-size="11pt" style:text-underline-style="none" fo:font-weight="bold" style:font-size-asian="11pt" style:font-weight-asian="bold" style:font-size-complex="11pt" style:font-weight-complex="bold"/>
    </style:style>
    <style:style style:name="T13" style:family="text">
      <style:text-properties fo:font-size="11pt" style:text-underline-style="none" fo:font-weight="bold" officeooo:rsid="000e3391" style:font-size-asian="11pt" style:font-weight-asian="bold" style:font-size-complex="11pt" style:font-weight-complex="bold"/>
    </style:style>
    <style:style style:name="T14" style:family="text">
      <style:text-properties fo:font-size="11pt" style:font-size-asian="9.60000038146973pt" style:font-size-complex="11pt"/>
    </style:style>
    <style:style style:name="T15" style:family="text">
      <style:text-properties fo:font-size="11pt" officeooo:rsid="000e3391" style:font-size-asian="9.60000038146973pt" style:font-size-complex="11pt"/>
    </style:style>
    <style:style style:name="T16" style:family="text">
      <style:text-properties fo:font-size="11pt" officeooo:rsid="002dcdad" style:font-size-asian="9.60000038146973pt" style:font-size-complex="11pt"/>
    </style:style>
    <style:style style:name="T17" style:family="text">
      <style:text-properties fo:font-size="11pt" officeooo:rsid="003a00f9" style:font-size-asian="9.60000038146973pt" style:font-size-complex="11pt"/>
    </style:style>
    <style:style style:name="T18" style:family="text">
      <style:text-properties fo:font-size="11pt" officeooo:rsid="00455750" style:font-size-asian="9.60000038146973pt" style:font-size-complex="11pt"/>
    </style:style>
    <style:style style:name="T19" style:family="text">
      <style:text-properties fo:font-size="11pt" officeooo:rsid="0046a297" style:font-size-asian="9.60000038146973pt" style:font-size-complex="11pt"/>
    </style:style>
    <style:style style:name="T20" style:family="text">
      <style:text-properties fo:font-size="11pt" fo:font-weight="normal" style:font-size-asian="9.60000038146973pt" style:font-weight-asian="normal" style:font-size-complex="11pt" style:font-weight-complex="normal"/>
    </style:style>
    <style:style style:name="T21" style:family="text">
      <style:text-properties fo:font-size="11pt" fo:font-weight="normal" officeooo:rsid="000957b8" style:font-size-asian="9.60000038146973pt" style:font-weight-asian="normal" style:font-size-complex="11pt" style:font-weight-complex="normal"/>
    </style:style>
    <style:style style:name="T22" style:family="text">
      <style:text-properties fo:font-size="11pt" fo:font-weight="normal" officeooo:rsid="0027a254" style:font-size-asian="9.60000038146973pt" style:font-weight-asian="normal" style:font-size-complex="11pt" style:font-weight-complex="normal"/>
    </style:style>
    <style:style style:name="T23" style:family="text">
      <style:text-properties fo:font-size="11pt" fo:font-weight="normal" officeooo:rsid="002964b2" style:font-size-asian="9.60000038146973pt" style:font-weight-asian="normal" style:font-size-complex="11pt" style:font-weight-complex="normal"/>
    </style:style>
    <style:style style:name="T24" style:family="text">
      <style:text-properties fo:font-size="11pt" fo:font-weight="normal" officeooo:rsid="002dcdad" style:font-size-asian="9.60000038146973pt" style:font-weight-asian="normal" style:font-size-complex="11pt" style:font-weight-complex="normal"/>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officeooo:rsid="004c2d55" style:font-size-asian="11pt" style:font-weight-asian="normal" style:font-size-complex="11pt" style:font-weight-complex="normal"/>
    </style:style>
    <style:style style:name="T27" style:family="text">
      <style:text-properties fo:font-size="11pt" fo:font-weight="normal" officeooo:rsid="004995c1" style:font-size-asian="11pt" style:font-weight-asian="normal" style:font-size-complex="11pt" style:font-weight-complex="normal"/>
    </style:style>
    <style:style style:name="T28" style:family="text">
      <style:text-properties fo:font-size="11pt" fo:font-weight="normal" officeooo:rsid="000b06c3" style:font-size-asian="11pt" style:font-weight-asian="normal" style:font-size-complex="11pt" style:font-weight-complex="normal"/>
    </style:style>
    <style:style style:name="T29" style:family="text">
      <style:text-properties fo:font-size="11pt" fo:font-weight="normal" officeooo:rsid="005001b0" style:font-size-asian="11pt" style:font-weight-asian="normal" style:font-size-complex="11pt" style:font-weight-complex="normal"/>
    </style:style>
    <style:style style:name="T30" style:family="text">
      <style:text-properties fo:font-size="11pt" fo:font-weight="normal" officeooo:rsid="00514bed" style:font-size-asian="11pt" style:font-weight-asian="normal" style:font-size-complex="11pt" style:font-weight-complex="normal"/>
    </style:style>
    <style:style style:name="T31" style:family="text">
      <style:text-properties fo:font-size="11pt" fo:font-weight="normal" officeooo:rsid="0056e5e5" style:font-size-asian="11pt" style:font-weight-asian="normal" style:font-size-complex="11pt" style:font-weight-complex="normal"/>
    </style:style>
    <style:style style:name="T32" style:family="text">
      <style:text-properties fo:font-size="11pt" fo:font-weight="normal" officeooo:rsid="00587ed0" style:font-size-asian="11pt" style:font-weight-asian="normal" style:font-size-complex="11pt" style:font-weight-complex="normal"/>
    </style:style>
    <style:style style:name="T33" style:family="text">
      <style:text-properties fo:font-size="11pt" fo:font-weight="normal" officeooo:rsid="005a466f" style:font-size-asian="11pt" style:font-weight-asian="normal" style:font-size-complex="11pt" style:font-weight-complex="normal"/>
    </style:style>
    <style:style style:name="T34" style:family="text">
      <style:text-properties fo:font-size="11pt" fo:font-weight="normal" officeooo:rsid="0065535c" style:font-size-asian="11pt" style:font-weight-asian="normal" style:font-size-complex="11pt" style:font-weight-complex="normal"/>
    </style:style>
    <style:style style:name="T35" style:family="text">
      <style:text-properties fo:font-size="11pt" style:font-size-asian="11pt" style:font-size-complex="11pt"/>
    </style:style>
    <style:style style:name="T36" style:family="text">
      <style:text-properties fo:font-size="11pt" officeooo:rsid="002178b7" style:font-size-asian="11pt" style:font-size-complex="11pt"/>
    </style:style>
    <style:style style:name="T37" style:family="text">
      <style:text-properties fo:font-size="11pt" officeooo:rsid="001e5c71" style:font-size-asian="11pt" style:font-size-complex="11pt"/>
    </style:style>
    <style:style style:name="T38" style:family="text">
      <style:text-properties fo:font-size="11pt" officeooo:rsid="000b06c3" style:font-size-asian="11pt" style:font-size-complex="11pt"/>
    </style:style>
    <style:style style:name="T39" style:family="text">
      <style:text-properties fo:font-size="11pt" officeooo:rsid="001fca38" style:font-size-asian="11pt" style:font-size-complex="11pt"/>
    </style:style>
    <style:style style:name="T40" style:family="text">
      <style:text-properties fo:font-size="11pt" officeooo:rsid="002c58fa" style:font-size-asian="11pt" style:font-size-complex="11pt"/>
    </style:style>
    <style:style style:name="T41" style:family="text">
      <style:text-properties fo:font-size="11pt" officeooo:rsid="002dcdad" style:font-size-asian="11pt" style:font-size-complex="11pt"/>
    </style:style>
    <style:style style:name="T42" style:family="text">
      <style:text-properties fo:font-size="11pt" officeooo:rsid="0035139e" style:font-size-asian="11pt" style:font-size-complex="11pt"/>
    </style:style>
    <style:style style:name="T43" style:family="text">
      <style:text-properties fo:font-size="11pt" officeooo:rsid="00357247" style:font-size-asian="11pt" style:font-size-complex="11pt"/>
    </style:style>
    <style:style style:name="T44" style:family="text">
      <style:text-properties fo:font-size="11pt" officeooo:rsid="003a3075" style:font-size-asian="11pt" style:font-size-complex="11pt"/>
    </style:style>
    <style:style style:name="T45" style:family="text">
      <style:text-properties fo:font-size="11pt" officeooo:rsid="003bd276" style:font-size-asian="11pt" style:font-size-complex="11pt"/>
    </style:style>
    <style:style style:name="T46" style:family="text">
      <style:text-properties fo:font-size="11pt" officeooo:rsid="003cc7fc" style:font-size-asian="11pt" style:font-size-complex="11pt"/>
    </style:style>
    <style:style style:name="T47" style:family="text">
      <style:text-properties fo:font-size="11pt" officeooo:rsid="003e347d" style:font-size-asian="11pt" style:font-size-complex="11pt"/>
    </style:style>
    <style:style style:name="T48" style:family="text">
      <style:text-properties fo:font-size="11pt" officeooo:rsid="003ee10b" style:font-size-asian="11pt" style:font-size-complex="11pt"/>
    </style:style>
    <style:style style:name="T49" style:family="text">
      <style:text-properties fo:font-size="11pt" officeooo:rsid="004995c1" style:font-size-asian="11pt" style:font-size-complex="11pt"/>
    </style:style>
    <style:style style:name="T50" style:family="text">
      <style:text-properties fo:font-size="11pt" officeooo:rsid="004c2d55" style:font-size-asian="11pt" style:font-size-complex="11pt"/>
    </style:style>
    <style:style style:name="T51" style:family="text">
      <style:text-properties fo:font-size="11pt" officeooo:rsid="004db240" style:font-size-asian="11pt" style:font-size-complex="11pt"/>
    </style:style>
    <style:style style:name="T52" style:family="text">
      <style:text-properties fo:font-size="11pt" officeooo:rsid="0020b3b3" style:font-size-asian="11pt" style:font-size-complex="11pt"/>
    </style:style>
    <style:style style:name="T53" style:family="text">
      <style:text-properties fo:font-size="11pt" officeooo:rsid="005001b0" style:font-size-asian="11pt" style:font-size-complex="11pt"/>
    </style:style>
    <style:style style:name="T54" style:family="text">
      <style:text-properties fo:font-size="11pt" officeooo:rsid="00514bed" style:font-size-asian="11pt" style:font-size-complex="11pt"/>
    </style:style>
    <style:style style:name="T55" style:family="text">
      <style:text-properties fo:font-size="11pt" officeooo:rsid="00521cd9" style:font-size-asian="11pt" style:font-size-complex="11pt"/>
    </style:style>
    <style:style style:name="T56" style:family="text">
      <style:text-properties fo:font-size="11pt" officeooo:rsid="005328d1" style:font-size-asian="11pt" style:font-size-complex="11pt"/>
    </style:style>
    <style:style style:name="T57" style:family="text">
      <style:text-properties fo:font-size="11pt" officeooo:rsid="0056e5e5" style:font-size-asian="11pt" style:font-size-complex="11pt"/>
    </style:style>
    <style:style style:name="T58" style:family="text">
      <style:text-properties fo:font-size="11pt" officeooo:rsid="00587ed0" style:font-size-asian="11pt" style:font-size-complex="11pt"/>
    </style:style>
    <style:style style:name="T59" style:family="text">
      <style:text-properties fo:font-size="11pt" officeooo:rsid="005a466f" style:font-size-asian="11pt" style:font-size-complex="11pt"/>
    </style:style>
    <style:style style:name="T60" style:family="text">
      <style:text-properties fo:font-size="11pt" officeooo:rsid="00603c4a" style:font-size-asian="11pt" style:font-size-complex="11pt"/>
    </style:style>
    <style:style style:name="T61" style:family="text">
      <style:text-properties fo:font-size="11pt" officeooo:rsid="0066879a" style:font-size-asian="11pt" style:font-size-complex="11pt"/>
    </style:style>
    <style:style style:name="T62" style:family="text">
      <style:text-properties fo:font-size="11pt" officeooo:rsid="00675faa" style:font-size-asian="11pt" style:font-size-complex="11pt"/>
    </style:style>
    <style:style style:name="T63" style:family="text">
      <style:text-properties fo:font-size="11pt" officeooo:rsid="00693e1c" style:font-size-asian="11pt" style:font-size-complex="11pt"/>
    </style:style>
    <style:style style:name="T64" style:family="text">
      <style:text-properties fo:font-size="11pt" fo:font-style="italic" fo:font-weight="bold" officeooo:rsid="001fca38" style:font-size-asian="11pt" style:font-style-asian="italic" style:font-weight-asian="bold" style:font-size-complex="11pt" style:font-style-complex="italic" style:font-weight-complex="bold"/>
    </style:style>
    <style:style style:name="T65" style:family="text">
      <style:text-properties style:font-name="Liberation Sans"/>
    </style:style>
    <style:style style:name="T66" style:family="text">
      <style:text-properties style:font-name="Liberation Sans" fo:font-size="11pt" style:text-underline-style="none" fo:font-weight="normal" style:font-size-asian="11pt" style:font-weight-asian="normal" style:font-size-complex="11pt" style:font-weight-complex="normal"/>
    </style:style>
    <style:style style:name="T67" style:family="text">
      <style:text-properties style:font-name="Liberation Sans" fo:font-size="11pt" style:text-underline-style="none" fo:font-weight="normal" officeooo:rsid="0006ec09" style:font-size-asian="11pt" style:font-weight-asian="normal" style:font-size-complex="11pt" style:font-weight-complex="normal"/>
    </style:style>
    <style:style style:name="T68" style:family="text">
      <style:text-properties style:font-name="Liberation Sans" fo:font-size="11pt" style:text-underline-style="none" fo:font-weight="bold" style:font-size-asian="11pt" style:font-weight-asian="bold" style:font-size-complex="11pt" style:font-weight-complex="bold"/>
    </style:style>
    <style:style style:name="T69" style:family="text">
      <style:text-properties style:font-name="Liberation Sans" fo:font-size="11pt" style:text-underline-style="none" fo:font-weight="bold" officeooo:rsid="000f2d37" style:font-size-asian="11pt" style:font-weight-asian="bold" style:font-size-complex="11pt" style:font-weight-complex="bold"/>
    </style:style>
    <style:style style:name="T70" style:family="text">
      <style:text-properties style:font-name="Liberation Sans" fo:font-size="11pt" fo:font-weight="normal" officeooo:rsid="000c5972" style:font-size-asian="11pt" style:font-weight-asian="normal" style:font-size-complex="11pt" style:font-weight-complex="normal"/>
    </style:style>
    <style:style style:name="T71" style:family="text">
      <style:text-properties style:font-name="Liberation Sans" fo:font-size="11pt" fo:font-weight="normal" officeooo:rsid="000b06c3" style:font-size-asian="11pt" style:font-weight-asian="normal" style:font-size-complex="11pt" style:font-weight-complex="normal"/>
    </style:style>
    <style:style style:name="T72" style:family="text">
      <style:text-properties style:font-name="Liberation Sans" fo:font-size="11pt" fo:font-weight="normal" officeooo:rsid="001e5c71" style:font-size-asian="11pt" style:font-weight-asian="normal" style:font-size-complex="11pt" style:font-weight-complex="normal"/>
    </style:style>
    <style:style style:name="T73" style:family="text">
      <style:text-properties style:font-name="Liberation Sans" fo:font-size="11pt" fo:font-weight="bold" officeooo:rsid="000b06c3" style:font-size-asian="11pt" style:font-weight-asian="bold" style:font-size-complex="11pt" style:font-weight-complex="bold"/>
    </style:style>
    <style:style style:name="T74" style:family="text">
      <style:text-properties style:font-name="Liberation Sans" fo:font-size="11pt" fo:font-weight="bold" officeooo:rsid="001b19df" style:font-size-asian="11pt" style:font-weight-asian="bold" style:font-size-complex="11pt" style:font-weight-complex="bold"/>
    </style:style>
    <style:style style:name="T75" style:family="text">
      <style:text-properties style:font-name="Liberation Sans" fo:font-weight="bold" style:font-weight-asian="bold" style:font-weight-complex="bold"/>
    </style:style>
    <style:style style:name="T76" style:family="text">
      <style:text-properties style:font-name="Liberation Sans" fo:font-weight="bold" officeooo:rsid="000e3391" style:font-weight-asian="bold" style:font-weight-complex="bold"/>
    </style:style>
    <style:style style:name="T77" style:family="text">
      <style:text-properties style:font-name="Liberation Sans" fo:font-weight="bold" style:font-size-asian="11pt" style:font-weight-asian="bold" style:font-weight-complex="bold"/>
    </style:style>
    <style:style style:name="T78" style:family="text">
      <style:text-properties style:font-name="Liberation Sans" fo:font-weight="bold" officeooo:rsid="001c49d9" style:font-size-asian="11pt" style:font-weight-asian="bold" style:font-weight-complex="bold"/>
    </style:style>
    <style:style style:name="T79" style:family="text">
      <style:text-properties style:font-name="Liberation Sans" fo:font-weight="bold" officeooo:rsid="001d44b9" style:font-size-asian="11pt" style:font-weight-asian="bold" style:font-weight-complex="bold"/>
    </style:style>
    <style:style style:name="T80" style:family="text">
      <style:text-properties style:font-name="Liberation Sans" fo:font-weight="bold" officeooo:rsid="001fca38" style:font-size-asian="11pt" style:font-weight-asian="bold" style:font-weight-complex="bold"/>
    </style:style>
    <style:style style:name="T81" style:family="text">
      <style:text-properties style:font-name="Liberation Sans" officeooo:rsid="000c5972"/>
    </style:style>
    <style:style style:name="T82" style:family="text">
      <style:text-properties style:font-name="Liberation Sans" officeooo:rsid="0005cbac"/>
    </style:style>
    <style:style style:name="T83" style:family="text">
      <style:text-properties style:font-name="Liberation Sans" style:font-size-asian="11pt"/>
    </style:style>
    <style:style style:name="T84" style:family="text">
      <style:text-properties officeooo:rsid="000490ad"/>
    </style:style>
    <style:style style:name="T85" style:family="text">
      <style:text-properties fo:font-weight="normal" style:font-weight-asian="normal" style:font-weight-complex="normal"/>
    </style:style>
    <style:style style:name="T86" style:family="text">
      <style:text-properties fo:font-weight="normal" officeooo:rsid="000ff9f6" style:font-weight-asian="normal" style:font-weight-complex="normal"/>
    </style:style>
    <style:style style:name="T87" style:family="text">
      <style:text-properties fo:font-weight="normal" officeooo:rsid="00100211" style:font-weight-asian="normal" style:font-weight-complex="normal"/>
    </style:style>
    <style:style style:name="T88" style:family="text">
      <style:text-properties officeooo:rsid="0005fae5"/>
    </style:style>
    <style:style style:name="T89" style:family="text">
      <style:text-properties fo:color="#0000c0" style:font-name="Liberation Sans" fo:font-size="11pt" style:text-underline-style="none" fo:font-weight="bold" fo:background-color="#ffffff" loext:char-shading-value="0" style:font-size-asian="11pt" style:font-weight-asian="bold" style:font-size-complex="11pt" style:font-weight-complex="bold"/>
    </style:style>
    <style:style style:name="T90" style:family="text">
      <style:text-properties fo:color="#0000c0" style:font-name="Liberation Sans" fo:font-size="11pt" style:text-underline-style="none" fo:font-weight="bold" officeooo:rsid="00088010" fo:background-color="#ffffff" loext:char-shading-value="0" style:font-size-asian="11pt" style:font-weight-asian="bold" style:font-size-complex="11pt" style:font-weight-complex="bold"/>
    </style:style>
    <style:style style:name="T91" style:family="text">
      <style:text-properties fo:color="#0000c0" style:font-name="Liberation Sans" fo:font-size="11pt" style:text-underline-style="none" fo:font-weight="normal" fo:background-color="#ffffff" loext:char-shading-value="0" style:font-size-asian="11pt" style:font-weight-asian="normal" style:font-size-complex="11pt" style:font-weight-complex="normal"/>
    </style:style>
    <style:style style:name="T92" style:family="text">
      <style:text-properties fo:color="#0000c0" style:font-name="Liberation Sans" fo:font-size="11pt" style:text-underline-style="none" fo:font-weight="normal" officeooo:rsid="00088010" fo:background-color="#ffffff" loext:char-shading-value="0" style:font-size-asian="11pt" style:font-weight-asian="normal" style:font-size-complex="11pt" style:font-weight-complex="normal"/>
    </style:style>
    <style:style style:name="T93" style:family="text">
      <style:text-properties fo:color="#0000c0" fo:font-size="11pt" style:text-underline-style="none" fo:font-weight="normal" fo:background-color="#ffffff" loext:char-shading-value="0" style:font-size-asian="11pt" style:font-weight-asian="normal" style:font-size-complex="11pt" style:font-weight-complex="normal"/>
    </style:style>
    <style:style style:name="T94" style:family="text">
      <style:text-properties officeooo:rsid="000957b8"/>
    </style:style>
    <style:style style:name="T95" style:family="text">
      <style:text-properties officeooo:rsid="000b06c3"/>
    </style:style>
    <style:style style:name="T96" style:family="text">
      <style:text-properties officeooo:rsid="000b6d23"/>
    </style:style>
    <style:style style:name="T97" style:family="text">
      <style:text-properties officeooo:rsid="000c5972"/>
    </style:style>
    <style:style style:name="T98" style:family="text">
      <style:text-properties fo:color="#3333ff"/>
    </style:style>
    <style:style style:name="T99" style:family="text">
      <style:text-properties fo:color="#3333ff" style:font-name="Liberation Sans" fo:font-size="11pt" fo:font-weight="normal" officeooo:rsid="0005cbac" style:font-size-asian="11pt" style:font-weight-asian="normal" style:font-size-complex="11pt" style:font-weight-complex="normal"/>
    </style:style>
    <style:style style:name="T100" style:family="text">
      <style:text-properties fo:color="#3333ff" style:font-name="Liberation Sans" fo:font-size="11pt" fo:font-weight="normal" officeooo:rsid="0005fae5" style:font-size-asian="11pt" style:font-weight-asian="normal" style:font-size-complex="11pt" style:font-weight-complex="normal"/>
    </style:style>
    <style:style style:name="T101" style:family="text">
      <style:text-properties fo:color="#3333ff" style:font-name="Liberation Sans" fo:font-size="11pt" fo:font-weight="normal" officeooo:rsid="001784c6" style:font-size-asian="11pt" style:font-weight-asian="normal" style:font-size-complex="11pt" style:font-weight-complex="normal"/>
    </style:style>
    <style:style style:name="T102" style:family="text">
      <style:text-properties fo:color="#3333ff" officeooo:rsid="0005fae5"/>
    </style:style>
    <style:style style:name="T103" style:family="text">
      <style:text-properties fo:color="#3333ff" officeooo:rsid="000c5972"/>
    </style:style>
    <style:style style:name="T104" style:family="text">
      <style:text-properties fo:color="#3333ff" officeooo:rsid="00193e8d"/>
    </style:style>
    <style:style style:name="T105" style:family="text">
      <style:text-properties officeooo:rsid="001600bc"/>
    </style:style>
    <style:style style:name="T106" style:family="text">
      <style:text-properties officeooo:rsid="001784c6"/>
    </style:style>
    <style:style style:name="T107" style:family="text">
      <style:text-properties fo:font-weight="bold" officeooo:rsid="00692aba" style:font-size-asian="11pt" style:font-weight-asian="bold" style:font-weight-complex="bold"/>
    </style:style>
    <style:style style:name="T108" style:family="text">
      <style:text-properties fo:font-weight="bold" style:font-weight-asian="bold" style:font-weight-complex="bold"/>
    </style:style>
    <style:style style:name="T109" style:family="text">
      <style:text-properties style:font-size-asian="11pt"/>
    </style:style>
    <style:style style:name="T110" style:family="text">
      <style:text-properties officeooo:rsid="001e5c71" style:font-size-asian="11pt"/>
    </style:style>
    <style:style style:name="T111" style:family="text">
      <style:text-properties officeooo:rsid="001fca38" style:font-size-asian="11pt"/>
    </style:style>
    <style:style style:name="T112" style:family="text">
      <style:text-properties officeooo:rsid="0020b3b3" style:font-size-asian="11pt"/>
    </style:style>
    <style:style style:name="T113" style:family="text">
      <style:text-properties officeooo:rsid="002178b7" style:font-size-asian="11pt"/>
    </style:style>
    <style:style style:name="T114" style:family="text">
      <style:text-properties officeooo:rsid="00318173" style:font-size-asian="11pt"/>
    </style:style>
    <style:style style:name="T115" style:family="text">
      <style:text-properties officeooo:rsid="00692aba" style:font-size-asian="11pt"/>
    </style:style>
    <style:style style:name="T116" style:family="text">
      <style:text-properties officeooo:rsid="0024b72c"/>
    </style:style>
    <style:style style:name="T117" style:family="text">
      <style:text-properties officeooo:rsid="0025bc38"/>
    </style:style>
    <style:style style:name="T118" style:family="text">
      <style:text-properties officeooo:rsid="0027a254"/>
    </style:style>
    <style:style style:name="T119" style:family="text">
      <style:text-properties officeooo:rsid="002964b2"/>
    </style:style>
    <style:style style:name="T120" style:family="text">
      <style:text-properties officeooo:rsid="002b16a3"/>
    </style:style>
    <style:style style:name="T121" style:family="text">
      <style:text-properties fo:font-size="12pt" style:text-underline-style="none" style:font-size-asian="12pt" style:font-size-complex="12pt"/>
    </style:style>
    <style:style style:name="T122" style:family="text">
      <style:text-properties fo:font-size="12pt" fo:font-weight="normal" officeooo:rsid="000490ad" style:font-size-asian="12pt" style:font-weight-asian="normal" style:font-size-complex="12pt" style:font-weight-complex="normal"/>
    </style:style>
    <style:style style:name="T123" style:family="text">
      <style:text-properties officeooo:rsid="002c58fa"/>
    </style:style>
    <style:style style:name="T124" style:family="text">
      <style:text-properties officeooo:rsid="002dcdad"/>
    </style:style>
    <style:style style:name="T125" style:family="text">
      <style:text-properties officeooo:rsid="002e8f14"/>
    </style:style>
    <style:style style:name="T126" style:family="text">
      <style:text-properties officeooo:rsid="002f8723"/>
    </style:style>
    <style:style style:name="T127" style:family="text">
      <style:text-properties officeooo:rsid="00318173"/>
    </style:style>
    <style:style style:name="T128" style:family="text">
      <style:text-properties fo:color="#000080"/>
    </style:style>
    <style:style style:name="T129" style:family="text">
      <style:text-properties fo:color="#000080" officeooo:rsid="002e8f14"/>
    </style:style>
    <style:style style:name="T130" style:family="text">
      <style:text-properties fo:color="#000080" officeooo:rsid="00333786"/>
    </style:style>
    <style:style style:name="T131" style:family="text">
      <style:text-properties fo:color="#000080" fo:font-size="11pt" style:font-size-asian="9.60000038146973pt" style:font-size-complex="11pt"/>
    </style:style>
    <style:style style:name="T132" style:family="text">
      <style:text-properties fo:color="#000080" fo:font-size="11pt" officeooo:rsid="00376183" style:font-size-asian="9.60000038146973pt" style:font-size-complex="11pt"/>
    </style:style>
    <style:style style:name="T133" style:family="text">
      <style:text-properties fo:color="#000080" fo:font-size="11pt" officeooo:rsid="003a3075" style:font-size-asian="9.60000038146973pt" style:font-size-complex="11pt"/>
    </style:style>
    <style:style style:name="T134" style:family="text">
      <style:text-properties fo:color="#000080" fo:font-size="11pt" officeooo:rsid="003cc7fc" style:font-size-asian="9.60000038146973pt" style:font-size-complex="11pt"/>
    </style:style>
    <style:style style:name="T135" style:family="text">
      <style:text-properties fo:color="#000080" fo:font-size="11pt" officeooo:rsid="003e347d" style:font-size-asian="9.60000038146973pt" style:font-size-complex="11pt"/>
    </style:style>
    <style:style style:name="T136" style:family="text">
      <style:text-properties fo:color="#000080" fo:font-size="11pt" officeooo:rsid="004865e8" style:font-size-asian="9.60000038146973pt" style:font-size-complex="11pt"/>
    </style:style>
    <style:style style:name="T137" style:family="text">
      <style:text-properties fo:color="#000080" fo:font-size="11pt" officeooo:rsid="0054ebd9" style:font-size-asian="9.60000038146973pt" style:font-size-complex="11pt"/>
    </style:style>
    <style:style style:name="T138" style:family="text">
      <style:text-properties fo:color="#000080" officeooo:rsid="003a3075"/>
    </style:style>
    <style:style style:name="T139" style:family="text">
      <style:text-properties fo:color="#000080" officeooo:rsid="003cc7fc"/>
    </style:style>
    <style:style style:name="T140" style:family="text">
      <style:text-properties fo:color="#000080" officeooo:rsid="003e347d"/>
    </style:style>
    <style:style style:name="T141" style:family="text">
      <style:text-properties fo:color="#000080" officeooo:rsid="0041aefa"/>
    </style:style>
    <style:style style:name="T142" style:family="text">
      <style:text-properties fo:color="#000080" officeooo:rsid="0046a297"/>
    </style:style>
    <style:style style:name="T143" style:family="text">
      <style:text-properties fo:color="#000080" officeooo:rsid="004995c1"/>
    </style:style>
    <style:style style:name="T144" style:family="text">
      <style:text-properties fo:color="#000080" officeooo:rsid="004aca58"/>
    </style:style>
    <style:style style:name="T145" style:family="text">
      <style:text-properties fo:color="#000080" officeooo:rsid="004db240"/>
    </style:style>
    <style:style style:name="T146" style:family="text">
      <style:text-properties fo:color="#000080" officeooo:rsid="0054ebd9"/>
    </style:style>
    <style:style style:name="T147" style:family="text">
      <style:text-properties officeooo:rsid="00357247"/>
    </style:style>
    <style:style style:name="T148" style:family="text">
      <style:text-properties officeooo:rsid="003a3075"/>
    </style:style>
    <style:style style:name="T149" style:family="text">
      <style:text-properties officeooo:rsid="003bd276"/>
    </style:style>
    <style:style style:name="T150" style:family="text">
      <style:text-properties officeooo:rsid="003cc7fc"/>
    </style:style>
    <style:style style:name="T151" style:family="text">
      <style:text-properties officeooo:rsid="003e347d"/>
    </style:style>
    <style:style style:name="T152" style:family="text">
      <style:text-properties officeooo:rsid="003ee10b"/>
    </style:style>
    <style:style style:name="T153" style:family="text">
      <style:text-properties officeooo:rsid="003ff1ee"/>
    </style:style>
    <style:style style:name="T154" style:family="text">
      <style:text-properties officeooo:rsid="00455750"/>
    </style:style>
    <style:style style:name="T155" style:family="text">
      <style:text-properties officeooo:rsid="004995c1"/>
    </style:style>
    <style:style style:name="T156" style:family="text">
      <style:text-properties officeooo:rsid="004c2d55"/>
    </style:style>
    <style:style style:name="T157" style:family="text">
      <style:text-properties officeooo:rsid="004db240"/>
    </style:style>
    <style:style style:name="T158" style:family="text">
      <style:text-properties officeooo:rsid="004e4bf2"/>
    </style:style>
    <style:style style:name="T159" style:family="text">
      <style:text-properties officeooo:rsid="005001b0"/>
    </style:style>
    <style:style style:name="T160" style:family="text">
      <style:text-properties officeooo:rsid="00512116"/>
    </style:style>
    <style:style style:name="T161" style:family="text">
      <style:text-properties officeooo:rsid="00514bed"/>
    </style:style>
    <style:style style:name="T162" style:family="text">
      <style:text-properties officeooo:rsid="00521cd9"/>
    </style:style>
    <style:style style:name="T163" style:family="text">
      <style:text-properties officeooo:rsid="005328d1"/>
    </style:style>
    <style:style style:name="T164" style:family="text">
      <style:text-properties officeooo:rsid="0054ebd9"/>
    </style:style>
    <style:style style:name="T165" style:family="text">
      <style:text-properties officeooo:rsid="0056e5e5"/>
    </style:style>
    <style:style style:name="T166" style:family="text">
      <style:text-properties officeooo:rsid="00587ed0"/>
    </style:style>
    <style:style style:name="T167" style:family="text">
      <style:text-properties officeooo:rsid="005a466f"/>
    </style:style>
    <style:style style:name="T168" style:family="text">
      <style:text-properties fo:color="#0000ff" fo:font-size="16pt" style:text-underline-style="solid" style:text-underline-width="auto" style:text-underline-color="font-color" fo:font-weight="bold" officeooo:rsid="00041a83" style:font-size-asian="16pt" style:font-weight-asian="bold" style:font-size-complex="16pt" style:font-weight-complex="bold"/>
    </style:style>
    <style:style style:name="T169" style:family="text">
      <style:text-properties style:font-name="Liberation Sans" fo:font-weight="bold" style:font-size-asian="11pt" style:font-weight-asian="bold" style:font-weight-complex="bold"/>
    </style:style>
    <style:style style:name="T170" style:family="text">
      <style:text-properties style:font-name="Liberation Sans" fo:font-weight="bold" officeooo:rsid="001b34f4" style:font-size-asian="11pt" style:font-weight-asian="bold" style:font-weight-complex="bold"/>
    </style:style>
    <style:style style:name="T171" style:family="text">
      <style:text-properties style:font-name="Liberation Sans" fo:font-weight="bold" officeooo:rsid="001c49d9" style:font-size-asian="11pt" style:font-weight-asian="bold" style:font-weight-complex="bold"/>
    </style:style>
    <style:style style:name="T172" style:family="text">
      <style:text-properties style:font-name="Liberation Sans" fo:font-weight="bold" officeooo:rsid="00692aba" style:font-size-asian="11pt" style:font-weight-asian="bold" style:font-weight-complex="bold"/>
    </style:style>
    <style:style style:name="T173" style:family="text">
      <style:text-properties style:font-name="Liberation Sans" fo:font-weight="bold" style:font-weight-asian="bold" style:font-weight-complex="bold"/>
    </style:style>
    <style:style style:name="T174" style:family="text">
      <style:text-properties officeooo:rsid="0061e36a"/>
    </style:style>
    <style:style style:name="T175" style:family="text">
      <style:text-properties officeooo:rsid="0065db54"/>
    </style:style>
    <style:style style:name="T176" style:family="text">
      <style:text-properties officeooo:rsid="0066879a"/>
    </style:style>
    <style:style style:name="T177" style:family="text">
      <style:text-properties officeooo:rsid="00693e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0" text:outline-level="1"><text:span text:style-name="T96">The TVDB\Api</text:span> <text:span text:style-name="T97">Class</text:span></text:h>
      <text:p text:style-name="P2"/>
      <text:p text:style-name="P21"/>
      <text:p text:style-name="P191">Introduction</text:p>
      <text:p text:style-name="P193"/>
      <text:p text:style-name="P194">The Api class extends the <text:span text:style-name="T105">TVDB</text:span>\<text:span text:style-name="T105">TVDB</text:span>Properties class to <text:span text:style-name="T105">provide methods for accessing, storing and searching the TVDB on-line and local database for TV show information</text:span>.</text:p>
      <text:p text:style-name="P194"/>
      <text:p text:style-name="P196">Methods are provided for accessing and downloading TV series data, storing the information in the local databae, accessing data in both the local and remote databases, and full searching of both the online and local database.</text:p>
      <text:p text:style-name="P196"/>
      <text:p text:style-name="P192">Class Synopsis</text:p>
      <text:p text:style-name="P195"/>
      <text:p text:style-name="P168">Api</text:p>
      <text:p text:style-name="P168">{</text:p>
      <text:p text:style-name="P168"><text:tab/>/* <text:span text:style-name="T106">Properties */</text:span></text:p>
      <text:p text:style-name="P168"><text:tab/><text:span text:style-name="T106">boolean static $errorsLoaded=false;</text:span></text:p>
      <text:p text:style-name="P168"/>
      <text:p text:style-name="P170"><text:span text:style-name="T75">/* </text:span><text:span text:style-name="T76">Methods */</text:span></text:p>
      <text:p text:style-name="P171"><text:span text:style-name="T65">__</text:span><text:span text:style-name="T81">construct</text:span><text:span text:style-name="T70"> </text:span><text:span text:style-name="T99">(</text:span><text:span text:style-name="T100">array $properties, array $defaultProperties, array $cliMap, array $cliDbMap, </text:span><text:span text:style-name="T101">string $series=null</text:span><text:span text:style-name="T100">)</text:span></text:p>
      <text:p text:style-name="P173"><text:span text:style-name="T102">__</text:span><text:span text:style-name="T103">destruct ()</text:span></text:p>
      <text:p text:style-name="P174"><text:span text:style-name="T104">array </text:span><text:span text:style-name="T103">p</text:span><text:span text:style-name="T98">rocessLookupRequest(string $series=null, int $maxSeries=0)</text:span></text:p>
      <text:p text:style-name="P172">array lookupSeries(string $seriesName, int $maxSeries=0)</text:p>
      <text:p text:style-name="P172">insertSeriesEpisodes()</text:p>
      <text:p text:style-name="P172">insertSeries(object $data)</text:p>
      <text:p text:style-name="P172">insertEpisodes(object $data)</text:p>
      <text:p text:style-name="P172">insertBanners(object $data)</text:p>
      <text:p text:style-name="P172">insertActors(object $data)</text:p>
      <text:p text:style-name="P172">addSeriesRecords(string $table, object $data)</text:p>
      <text:p text:style-name="P172">object getTableHandle(string $table)</text:p>
      <text:p text:style-name="P172">object getSeriesEpisodes(integer $seriesId)</text:p>
      <text:p text:style-name="P172">object getSeriesEpisodesByUrl(string $url)</text:p>
      <text:p text:style-name="P172">string createSeriesUrl(string $seriesId, string $extensions='.xml')</text:p>
      <text:p text:style-name="P172">array lookupResults(array $lookupResults=null)</text:p>
      <text:p text:style-name="P172">array requestSeries(array $requestSeries=null)</text:p>
      <text:p text:style-name="P172">integer seriesInDb(string $seriesName)</text:p>
      <text:p text:style-name="P172">string seriesId(string $seriesId=null)</text:p>
      <text:p text:style-name="P201">object tvdbFullSeries()</text:p>
      <text:p text:style-name="P202">string getUserLanguage()</text:p>
      <text:p text:style-name="P201">setLanguage(string $language='en')</text:p>
      <text:p text:style-name="P202">languageInDb($abbreviation)</text:p>
      <text:p text:style-name="P169">}</text:p>
      <text:p text:style-name="P208"/>
      <text:p text:style-name="P62"/>
      <text:p text:style-name="P197"><text:span text:style-name="T168">Table of Contents</text:span></text:p>
      <text:p text:style-name="P3"/>
      <text:h text:style-name="P225" text:outline-level="4"><text:a xlink:type="simple" xlink:href="#__construct" text:style-name="Internet_20_link" text:visited-style-name="Visited_20_Internet_20_Link"><text:span text:style-name="T77">Api::__construct</text:span></text:a><text:span text:style-name="T83"> – set default class properties and </text:span><text:span text:style-name="T113">optionally process series name request</text:span><text:span text:style-name="T83">.</text:span></text:h>
      <text:h text:style-name="P229" text:outline-level="4"><text:a xlink:type="simple" xlink:href="#__destruct" text:style-name="Internet_20_link" text:visited-style-name="Visited_20_Internet_20_Link"><text:span text:style-name="T77">Api::__destruct</text:span></text:a><text:a xlink:type="simple" xlink:href="#__destruct" text:style-name="Internet_20_link" text:visited-style-name="Visited_20_Internet_20_Link"> </text:a><text:span text:style-name="T83">– class destructor.</text:span></text:h>
      <text:h text:style-name="P516" text:outline-level="4"><text:a xlink:type="simple" xlink:href="#processLookupRequest" text:style-name="Internet_20_link" text:visited-style-name="Visited_20_Internet_20_Link"><text:span text:style-name="T73">Api::</text:span></text:a><text:a xlink:type="simple" xlink:href="#processLookupRequest" text:style-name="Internet_20_link" text:visited-style-name="Visited_20_Internet_20_Link">p</text:a><text:a xlink:type="simple" xlink:href="#processLookupRequest" text:style-name="Internet_20_link" text:visited-style-name="Visited_20_Internet_20_Link"><text:span text:style-name="T74">rocessLookupRequest</text:span></text:a><text:span text:style-name="T71"> – </text:span><text:span text:style-name="T72">process a list of TV Series names to lookup</text:span><text:span text:style-name="T71">.</text:span></text:h>
      <text:h text:style-name="P229" text:outline-level="4"><text:a xlink:type="simple" xlink:href="#lookupSeries" text:style-name="Internet_20_link" text:visited-style-name="Visited_20_Internet_20_Link"><text:span text:style-name="T77">Api::</text:span></text:a><text:a xlink:type="simple" xlink:href="#lookupSeries" text:style-name="Internet_20_link" text:visited-style-name="Visited_20_Internet_20_Link"><text:span text:style-name="T170">lookupSeries</text:span></text:a><text:span text:style-name="T109"> – </text:span><text:span text:style-name="T110">lookup the series </text:span><text:span text:style-name="T111">name in the TVDB database and return array of result records</text:span><text:span text:style-name="T109">.</text:span></text:h>
      <text:h text:style-name="P230" text:outline-level="4"><text:a xlink:type="simple" xlink:href="#insertSeriesEpisodes" text:style-name="Internet_20_link" text:visited-style-name="Visited_20_Internet_20_Link"><text:span text:style-name="T77">Api::</text:span></text:a><text:a xlink:type="simple" xlink:href="#insertSeriesEpisodes" text:style-name="Internet_20_link" text:visited-style-name="Visited_20_Internet_20_Link"><text:span text:style-name="T170">insertSeriesEpisodes</text:span></text:a><text:span text:style-name="T109"> – </text:span><text:span text:style-name="T111">insert Api::lookupSeries result in the local database</text:span><text:span text:style-name="T109">.</text:span></text:h>
      <text:h text:style-name="P230" text:outline-level="4"><text:a xlink:type="simple" xlink:href="#insertSeries" text:style-name="Internet_20_link" text:visited-style-name="Visited_20_Internet_20_Link"><text:span text:style-name="T77">Api::</text:span></text:a><text:a xlink:type="simple" xlink:href="#insertSeries" text:style-name="Internet_20_link" text:visited-style-name="Visited_20_Internet_20_Link"><text:span text:style-name="T78">insert</text:span></text:a><text:a xlink:type="simple" xlink:href="#insertSeries" text:style-name="Internet_20_link" text:visited-style-name="Visited_20_Internet_20_Link"><text:span text:style-name="T170">Series</text:span></text:a><text:span text:style-name="T109"> – </text:span><text:span text:style-name="T111">insert Series records array in the local database</text:span><text:span text:style-name="T109">.</text:span></text:h>
      <text:h text:style-name="P230" text:outline-level="4"><text:a xlink:type="simple" xlink:href="#insertEpisodes" text:style-name="Internet_20_link" text:visited-style-name="Visited_20_Internet_20_Link"><text:span text:style-name="T77">Api::</text:span></text:a><text:a xlink:type="simple" xlink:href="#insertEpisodes" text:style-name="Internet_20_link" text:visited-style-name="Visited_20_Internet_20_Link"><text:span text:style-name="T78">insertEpisodes</text:span></text:a><text:span text:style-name="T109"> – </text:span><text:span text:style-name="T111">insert series Episodes records array in the local database</text:span><text:span text:style-name="T109">.</text:span></text:h>
      <text:h text:style-name="P230" text:outline-level="4"><text:a xlink:type="simple" xlink:href="#insertBanners" text:style-name="Internet_20_link" text:visited-style-name="Visited_20_Internet_20_Link"><text:span text:style-name="T77">Api::</text:span></text:a><text:a xlink:type="simple" xlink:href="#insertBanners" text:style-name="Internet_20_link" text:visited-style-name="Visited_20_Internet_20_Link"><text:span text:style-name="T78">insertBanners</text:span></text:a><text:span text:style-name="T109"> – </text:span><text:span text:style-name="T111">insert series Banners records array in the local database</text:span><text:span text:style-name="T109">.</text:span></text:h>
      <text:h text:style-name="P231" text:outline-level="4"><text:a xlink:type="simple" xlink:href="#insertActors" text:style-name="Internet_20_link" text:visited-style-name="Visited_20_Internet_20_Link"><text:span text:style-name="T77">Api::</text:span></text:a><text:a xlink:type="simple" xlink:href="#insertActors" text:style-name="Internet_20_link" text:visited-style-name="Visited_20_Internet_20_Link"><text:span text:style-name="T78">insert</text:span></text:a><text:a xlink:type="simple" xlink:href="#insertActors" text:style-name="Internet_20_link" text:visited-style-name="Visited_20_Internet_20_Link"><text:span text:style-name="T80">Acto</text:span></text:a><text:a xlink:type="simple" xlink:href="#insertActors" text:style-name="Internet_20_link" text:visited-style-name="Visited_20_Internet_20_Link"><text:span text:style-name="T78">rs</text:span></text:a><text:span text:style-name="T109"> – </text:span><text:span text:style-name="T111">insert series Actors records array in the local database</text:span><text:span text:style-name="T109">.</text:span></text:h>
      <text:h text:style-name="P231" text:outline-level="4"><text:a xlink:type="simple" xlink:href="#addSeriesRecords" text:style-name="Internet_20_link" text:visited-style-name="Visited_20_Internet_20_Link"><text:span text:style-name="T77">Api::</text:span></text:a><text:a xlink:type="simple" xlink:href="#addSeriesRecords" text:style-name="Internet_20_link" text:visited-style-name="Visited_20_Internet_20_Link"><text:span text:style-name="T78">addSeriesRecords</text:span></text:a><text:span text:style-name="T109"> – </text:span><text:span text:style-name="T111">add series records to the local database</text:span><text:span text:style-name="T109">.</text:span></text:h>
      <text:h text:style-name="P232" text:outline-level="4"><text:a xlink:type="simple" xlink:href="#getTableHandle" text:style-name="Internet_20_link" text:visited-style-name="Visited_20_Internet_20_Link"><text:span text:style-name="T77">Api::</text:span></text:a><text:a xlink:type="simple" xlink:href="#getTableHandle" text:style-name="Internet_20_link" text:visited-style-name="Visited_20_Internet_20_Link">g</text:a><text:a xlink:type="simple" xlink:href="#getTableHandle" text:style-name="Internet_20_link" text:visited-style-name="Visited_20_Internet_20_Link"><text:span text:style-name="T78">etTableHandle</text:span></text:a><text:span text:style-name="T109"> – </text:span><text:span text:style-name="T111">get a handle to the requested table</text:span><text:span text:style-name="T109">.</text:span></text:h>
      <text:h text:style-name="P232" text:outline-level="4"><text:a xlink:type="simple" xlink:href="#getSeriesEpisodes" text:style-name="Internet_20_link" text:visited-style-name="Visited_20_Internet_20_Link"><text:span text:style-name="T77">Api::</text:span></text:a><text:a xlink:type="simple" xlink:href="#getSeriesEpisodes" text:style-name="Internet_20_link" text:visited-style-name="Visited_20_Internet_20_Link"><text:span text:style-name="T78">getSeriesEpisodes</text:span></text:a><text:span text:style-name="T109"> – </text:span><text:span text:style-name="T111">get Series and Episode(s) information</text:span><text:span text:style-name="T109">.</text:span></text:h>
      <text:h text:style-name="P232" text:outline-level="4"><text:a xlink:type="simple" xlink:href="#getSeriesEpisodesByUrl" text:style-name="Internet_20_link" text:visited-style-name="Visited_20_Internet_20_Link"><text:span text:style-name="T77">Api::</text:span></text:a><text:a xlink:type="simple" xlink:href="#getSeriesEpisodesByUrl" text:style-name="Internet_20_link" text:visited-style-name="Visited_20_Internet_20_Link"><text:span text:style-name="T78">getSeriesEpisodesByUrl</text:span></text:a><text:span text:style-name="T109"> – </text:span><text:span text:style-name="T111">get Series and Episode(s) by Url</text:span><text:span text:style-name="T109">.</text:span></text:h>
      <text:h text:style-name="P231" text:outline-level="4"><text:a xlink:type="simple" xlink:href="#createSeriesUrl" text:style-name="Internet_20_link" text:visited-style-name="Visited_20_Internet_20_Link"><text:span text:style-name="T77">Api::</text:span></text:a><text:a xlink:type="simple" xlink:href="#createSeriesUrl" text:style-name="Internet_20_link" text:visited-style-name="Visited_20_Internet_20_Link">c</text:a><text:a xlink:type="simple" xlink:href="#createSeriesUrl" text:style-name="Internet_20_link" text:visited-style-name="Visited_20_Internet_20_Link"><text:span text:style-name="T80">reateSeriesUrl</text:span></text:a><text:span text:style-name="T109"> – </text:span><text:span text:style-name="T111">create a url to the requested series id</text:span><text:span text:style-name="T109">.</text:span></text:h>
      <text:h text:style-name="P231" text:outline-level="4"><text:a xlink:type="simple" xlink:href="#lookupResults" text:style-name="Internet_20_link" text:visited-style-name="Visited_20_Internet_20_Link"><text:span text:style-name="T77">Api::</text:span></text:a><text:a xlink:type="simple" xlink:href="#lookupResults" text:style-name="Internet_20_link" text:visited-style-name="Visited_20_Internet_20_Link"><text:span text:style-name="T78">lookupResults</text:span></text:a><text:span text:style-name="T109"> – </text:span><text:span text:style-name="T112">get/set the lookupResults class property</text:span><text:span text:style-name="T109">.</text:span></text:h>
      <text:h text:style-name="P232" text:outline-level="4"><text:a xlink:type="simple" xlink:href="#requestSeries" text:style-name="Internet_20_link" text:visited-style-name="Visited_20_Internet_20_Link"><text:span text:style-name="T77">Api::</text:span></text:a><text:a xlink:type="simple" xlink:href="#requestSeries" text:style-name="Internet_20_link" text:visited-style-name="Visited_20_Internet_20_Link"><text:span text:style-name="T78">requestSeries</text:span></text:a><text:span text:style-name="T109"> – </text:span><text:span text:style-name="T112">get/set the requestSeries class property</text:span><text:span text:style-name="T109">.</text:span></text:h>
      <text:h text:style-name="P233" text:outline-level="4"><text:a xlink:type="simple" xlink:href="#seriesInDb" text:style-name="Internet_20_link" text:visited-style-name="Visited_20_Internet_20_Link"><text:span text:style-name="T77">Api::</text:span></text:a><text:a xlink:type="simple" xlink:href="#seriesInDb" text:style-name="Internet_20_link" text:visited-style-name="Visited_20_Internet_20_Link">s</text:a><text:a xlink:type="simple" xlink:href="#seriesInDb" text:style-name="Internet_20_link" text:visited-style-name="Visited_20_Internet_20_Link"><text:span text:style-name="T79">eriesInDb</text:span></text:a><text:span text:style-name="T109"> – </text:span><text:span text:style-name="T112">returns seriesId if the requested series name is in the local database</text:span><text:span text:style-name="T109">.</text:span></text:h>
      <text:h text:style-name="P233" text:outline-level="4"><text:a xlink:type="simple" xlink:href="#seriesId" text:style-name="Internet_20_link" text:visited-style-name="Visited_20_Internet_20_Link"><text:span text:style-name="T77">Api::</text:span></text:a><text:a xlink:type="simple" xlink:href="#seriesId" text:style-name="Internet_20_link" text:visited-style-name="Visited_20_Internet_20_Link"><text:span text:style-name="T79">seriesId</text:span></text:a><text:span text:style-name="T109"> – </text:span><text:span text:style-name="T112">get/set the seriesId class property</text:span><text:span text:style-name="T109">.</text:span></text:h>
      <text:h text:style-name="P233" text:outline-level="4"><text:a xlink:type="simple" xlink:href="#tvdbFullSeries" text:style-name="Internet_20_link" text:visited-style-name="Visited_20_Internet_20_Link"><text:span text:style-name="T77">Api::</text:span></text:a><text:a xlink:type="simple" xlink:href="#tvdbFullSeries" text:style-name="Internet_20_link" text:visited-style-name="Visited_20_Internet_20_Link"><text:span text:style-name="T79">tvdbFull</text:span></text:a><text:a xlink:type="simple" xlink:href="#tvdbFullSeries" text:style-name="Internet_20_link" text:visited-style-name="Visited_20_Internet_20_Link"><text:span text:style-name="T78">Series</text:span></text:a><text:span text:style-name="T109"> – </text:span><text:span text:style-name="T112">get the result of the lookupSeries class method</text:span><text:span text:style-name="T109">.</text:span></text:h>
      <text:h text:style-name="P235" text:outline-level="4"><text:a xlink:type="simple" xlink:href="#getUserLanguage" text:style-name="Internet_20_link" text:visited-style-name="Visited_20_Internet_20_Link"><text:span text:style-name="T172">Api::getUserLanguage</text:span></text:a><text:span text:style-name="T107"> –</text:span><text:span text:style-name="T115"> returns the current user language from the remote TVDB database</text:span></text:h>
      <text:h text:style-name="P233" text:outline-level="4"><text:a xlink:type="simple" xlink:href="#setLanguage" text:style-name="Internet_20_link" text:visited-style-name="Visited_20_Internet_20_Link"><text:span text:style-name="T77">Api::</text:span></text:a><text:a xlink:type="simple" xlink:href="#setLanguage" text:style-name="Internet_20_link" text:visited-style-name="Visited_20_Internet_20_Link">s</text:a><text:a xlink:type="simple" xlink:href="#setLanguage" text:style-name="Internet_20_link" text:visited-style-name="Visited_20_Internet_20_Link"><text:span text:style-name="T79">etLanguage</text:span></text:a><text:span text:style-name="T109"> – </text:span><text:span text:style-name="T112">set the TVDB user's response language</text:span><text:span text:style-name="T109">.</text:span></text:h>
      <text:h text:style-name="P245" text:outline-level="4"><text:a xlink:type="simple" xlink:href="#languageInDb" text:style-name="Internet_20_link" text:visited-style-name="Visited_20_Internet_20_Link"><text:span text:style-name="T75">Api::languageInDb</text:span></text:a> – Throws exception if the specified language abbreviation is invalid.</text:h>
      <text:h text:style-name="P238" text:outline-level="4"/>
      <text:h text:style-name="P238" text:outline-level="4"/>
      <text:h text:style-name="P203" text:outline-level="5"><text:bookmark-start text:name="__construct"/><text:span text:style-name="T82">Api::</text:span>__construct<text:bookmark-end text:name="__construct"/></text:h>
      <text:p text:style-name="P2"/>
      <text:h text:style-name="P375" text:outline-level="4">Api::__construct – <text:s/><text:span text:style-name="T35">set default class properties and </text:span><text:span text:style-name="T36">optionally process series name request.</text:span></text:h>
      <text:p text:style-name="P62"/>
      <text:p text:style-name="P83">Description</text:p>
      <text:p text:style-name="P63"/>
      <text:p text:style-name="P29">Api::__construct (<text:span text:style-name="T88">array $properties, array $defaultProperties, array $cliMap, array $cliDbMap, string $series=null)</text:span></text:p>
      <text:p text:style-name="P22"/>
      <text:h text:style-name="P226" text:outline-level="4"><text:span text:style-name="T88">S</text:span>et<text:span text:style-name="T88">s</text:span> default class properties and load<text:span text:style-name="T88">s</text:span> configuration settings <text:span text:style-name="T88">as class properties. <text:s/>If the database control table is not present, can optionally create all tables for use in the TVDB applications.</text:span></text:h>
      <text:h text:style-name="P226" text:outline-level="4"/>
      <text:h text:style-name="P236" text:outline-level="4">If the $series parameter is not null, passes the $series parameter to the Api::processLookupRequest <text:s/>class method before returning.</text:h>
      <text:h text:style-name="P246" text:outline-level="4"/>
      <text:h text:style-name="P408" text:outline-level="4">Parameters</text:h>
      <text:h text:style-name="P247" text:outline-level="4"/>
      <text:h text:style-name="P470" text:outline-level="4">properties</text:h>
      <text:h text:style-name="P247" text:outline-level="4"/>
      <text:p text:style-name="P160"><text:span text:style-name="T66">Can be an associative array or another </text:span><text:span text:style-name="T69">Library\</text:span><text:span text:style-name="T68">Properties</text:span><text:span text:style-name="T66"> class object or derivative. <text:s/>The properties parameter is passed to the parent class (</text:span><text:span text:style-name="T68">Library\Properties</text:span><text:span text:style-name="T66">) to set the initial values to the </text:span><text:span text:style-name="T67">application</text:span><text:span text:style-name="T66"> property values.</text:span></text:p>
      <text:p text:style-name="P107"/>
      <text:p text:style-name="P132">defaultProperties</text:p>
      <text:p text:style-name="P108"/>
      <text:p text:style-name="P164"><text:span text:style-name="T6">Can be an associative array or another </text:span><text:span text:style-name="T13">Library\</text:span><text:span text:style-name="T12">Properties</text:span><text:span text:style-name="T6"> class object or derivative. <text:s/>The </text:span><text:span text:style-name="T7">default </text:span><text:span text:style-name="T8">p</text:span><text:span text:style-name="T6">roperties parameter is passed to the parent class (</text:span><text:span text:style-name="T12">Library\Properties</text:span><text:span text:style-name="T6">) to set the </text:span><text:span text:style-name="T7">default</text:span><text:span text:style-name="T6"> values to </text:span><text:span text:style-name="T7">override the initial ($properties) </text:span><text:span text:style-name="T6"><text:s/>values.</text:span></text:p>
      <text:p text:style-name="P165"/>
      <text:p text:style-name="P132">cliMap</text:p>
      <text:p text:style-name="P108"/>
      <text:p text:style-name="P161"><text:span text:style-name="T6">An associative array containin</text:span><text:span text:style-name="T66">g </text:span><text:span text:style-name="T89">Cli</text:span><text:span text:style-name="T91"> parameter names to </text:span><text:span text:style-name="T89">property</text:span><text:span text:style-name="T91"> name mapping.</text:span></text:p>
      <text:p text:style-name="P152"/>
      <text:p text:style-name="P103"><text:span text:style-name="T10">cli</text:span><text:span text:style-name="T11">Db</text:span><text:span text:style-name="T10">Map</text:span></text:p>
      <text:p text:style-name="P109"/>
      <text:p text:style-name="P162"><text:span text:style-name="T6">An associative array containin</text:span><text:span text:style-name="T66">g </text:span><text:span text:style-name="T89">Cli </text:span><text:span text:style-name="T90">DB</text:span><text:span text:style-name="T92"> </text:span><text:span text:style-name="T91">parameter names to </text:span><text:span text:style-name="T90">DB </text:span><text:span text:style-name="T89">property</text:span><text:span text:style-name="T91"> name mapping.</text:span></text:p>
      <text:p text:style-name="P153"/>
      <text:p text:style-name="P133">series</text:p>
      <text:p text:style-name="P111"/>
      <text:p text:style-name="P163"><text:span text:style-name="T6">An </text:span><text:span text:style-name="T9">optional series name to pass to the Api::processLookupRequest class method</text:span><text:span text:style-name="T93">.</text:span></text:p>
      <text:h text:style-name="P222" text:outline-level="4"/>
      <text:h text:style-name="P430" text:outline-level="4">Return Values</text:h>
      <text:h text:style-name="P248" text:outline-level="4"/>
      <text:h text:style-name="P471" text:outline-level="4"><text:span text:style-name="T20">Returns an object instance of the </text:span><text:span text:style-name="T15">TVDB\</text:span><text:span text:style-name="T14">Api</text:span><text:span text:style-name="T20"> class.</text:span></text:h>
      <text:h text:style-name="P292" text:outline-level="4"/>
      <text:h text:style-name="P453" text:outline-level="4">Exceptions</text:h>
      <text:h text:style-name="P315" text:outline-level="4"/>
      <text:h text:style-name="P482" text:outline-level="4"><text:span text:style-name="T14">TVDB\Exception, TVDB\DB\Exception, Library\Mysql\Exception, Library\DBO\Exception, </text:span><text:span text:style-name="T17">Library\DOM\Exception</text:span></text:h>
      <text:h text:style-name="P293" text:outline-level="4"><text:soft-page-break/></text:h>
      <text:h text:style-name="P431" text:outline-level="4">Examples</text:h>
      <text:h text:style-name="P292" text:outline-level="4"/>
      <text:p text:style-name="P154"><text:span text:style-name="T85">/* <text:s text:c="3"/></text:span><text:span text:style-name="T86">initial property settings <text:s text:c="2"/></text:span><text:span text:style-name="T87">(can be null or empty, if no initial property settings)</text:span><text:span text:style-name="T86"> */</text:span></text:p>
      <text:p text:style-name="P155"/>
      <text:p text:style-name="P156">$properties = array('Application_Namespace' =&gt; 'Application');</text:p>
      <text:p text:style-name="P156"/>
      <text:p text:style-name="P156">/* <text:s text:c="2"/>defaultProperties override initial property settings <text:s/>*/</text:p>
      <text:p text:style-name="P156"/>
      <text:p text:style-name="P156">$defaultProperties = array('Application_Name' =&gt; 'Test',</text:p>
      <text:p text:style-name="P156"><text:s text:c="44"/>'Application_Namespace' =&gt; 'Application\TVDB',</text:p>
      <text:p text:style-name="P156"><text:tab/><text:tab/><text:tab/><text:tab/> <text:s text:c="8"/>'Application_Verbose' =&gt; '0',</text:p>
      <text:p text:style-name="P156"><text:s text:c="45"/>'DbHost' =&gt; '10.10.10.1',</text:p>
      <text:p text:style-name="P156"><text:s text:c="44"/>'DbName' =&gt; 'DefaultDb');</text:p>
      <text:p text:style-name="P156"/>
      <text:p text:style-name="P156">/* <text:s text:c="3"/>Cli map – maps an external parameter name to a class property name */</text:p>
      <text:p text:style-name="P156"/>
      <text:p text:style-name="P156">$cliMap = array ('verbose' =&gt; 'Application_Verbose');</text:p>
      <text:p text:style-name="P156"/>
      <text:p text:style-name="P156">/*<text:tab/> <text:s/>Cli DB map – maps an external parameter name to a database property name */</text:p>
      <text:p text:style-name="P156"/>
      <text:p text:style-name="P156">$cliDbMap = array('dbhost' =&gt; 'DbHost',</text:p>
      <text:p text:style-name="P156"><text:s text:c="32"/>'dbname' =&gt; 'DbName');</text:p>
      <text:p text:style-name="P156"/>
      <text:p text:style-name="P156">/* <text:s text:c="3"/><text:span text:style-name="T116">Lookup series name “Hustle” <text:s/>*/</text:span></text:p>
      <text:p text:style-name="P156"/>
      <text:p text:style-name="P157">$series = 'Hustle';</text:p>
      <text:p text:style-name="P157"/>
      <text:p text:style-name="P156">/* <text:s text:c="3"/>Create a new TVDB\Api class instance <text:s text:c="2"/>*/</text:p>
      <text:p text:style-name="P156"/>
      <text:p text:style-name="P156">$tvdb = new TVDB\Api($properties, $defaultProperties, $cliMap, $cliDbMap, <text:span text:style-name="T116">$series</text:span>);</text:p>
      <text:p text:style-name="P156"/>
      <text:p text:style-name="P159"/>
      <text:h text:style-name="P204" text:outline-level="5"><text:bookmark-start text:name="__destruct"/><text:span text:style-name="T94">Api::</text:span>__<text:span text:style-name="T84">de</text:span>struct<text:bookmark-end text:name="__destruct"/></text:h>
      <text:h text:style-name="P227" text:outline-level="4"/>
      <text:h text:style-name="P376" text:outline-level="4">Api::__<text:span text:style-name="T94">de</text:span>struct – <text:span text:style-name="T94">class destructor.</text:span></text:h>
      <text:p text:style-name="P104"/>
      <text:p text:style-name="P84">Description</text:p>
      <text:p text:style-name="P64"/>
      <text:p text:style-name="P30">Api::__<text:span text:style-name="T94">de</text:span>struct (<text:span text:style-name="T88">)</text:span></text:p>
      <text:p text:style-name="P23"/>
      <text:h text:style-name="P237" text:outline-level="4">Calls the parent class destructor prior to exiting.</text:h>
      <text:h text:style-name="P270" text:outline-level="4"/>
      <text:h text:style-name="P409" text:outline-level="4">Parameters</text:h>
      <text:h text:style-name="P249" text:outline-level="4"/>
      <text:h text:style-name="P517" text:outline-level="4">None.</text:h>
      <text:h text:style-name="P223" text:outline-level="4"/>
      <text:h text:style-name="P432" text:outline-level="4">Return Values</text:h>
      <text:h text:style-name="P249" text:outline-level="4"/>
      <text:h text:style-name="P316" text:outline-level="4">None.</text:h>
      <text:h text:style-name="P294" text:outline-level="4"/>
      <text:h text:style-name="P453" text:outline-level="4">Exceptions</text:h>
      <text:h text:style-name="P315" text:outline-level="4"/>
      <text:h text:style-name="P484" text:outline-level="4"><text:span text:style-name="T16">N</text:span><text:span text:style-name="T14">one.</text:span></text:h>
      <text:h text:style-name="P293" text:outline-level="4"/>
      <text:h text:style-name="P431" text:outline-level="4">Examples</text:h>
      <text:h text:style-name="P294" text:outline-level="4"/>
      <text:p text:style-name="P158">unset($tvdb);</text:p>
      <text:h text:style-name="P224" text:outline-level="4"/>
      <text:h text:style-name="P203" text:outline-level="5"><text:bookmark-start text:name="processLookupRequest"/><text:span text:style-name="T95">Api::processLookupRequest</text:span><text:bookmark-end text:name="processLookupRequest"/></text:h>
      <text:p text:style-name="P62"/>
      <text:h text:style-name="P377" text:outline-level="4">Api::<text:span text:style-name="T117">processLookupRequest - </text:span><text:span text:style-name="T37">process a list of TV Series names to lookup</text:span><text:span text:style-name="T38">.</text:span></text:h>
      <text:p text:style-name="P105"/>
      <text:p text:style-name="P85">Description</text:p>
      <text:p text:style-name="P65"/>
      <text:p text:style-name="P31"><text:span text:style-name="T117">array </text:span>Api::<text:span text:style-name="T117">processLookupRequest</text:span> (<text:span text:style-name="T94">string $series)</text:span></text:p>
      <text:p text:style-name="P24"/>
      <text:h text:style-name="P228" text:outline-level="4"><text:span text:style-name="T2">R</text:span><text:span text:style-name="T3">eturns </text:span><text:span text:style-name="T4">an associative array containing the series name as the key and the result returned from the </text:span><text:span text:style-name="T121">Api::</text:span><text:span text:style-name="T4">lookupSeries method </text:span><text:span text:style-name="T5">as an array</text:span><text:span text:style-name="T117">.</text:span></text:h>
      <text:h text:style-name="P271" text:outline-level="4"/>
      <text:h text:style-name="P410" text:outline-level="4">Parameters</text:h>
      <text:h text:style-name="P250" text:outline-level="4"/>
      <text:h text:style-name="P472" text:outline-level="4">name</text:h>
      <text:h text:style-name="P250" text:outline-level="4"/>
      <text:p text:style-name="P167">A string <text:span text:style-name="T120">(containing a comma separated list of series names), or an array contain</text:span>ing the <text:span text:style-name="T120">series </text:span>name<text:span text:style-name="T120">s, to lookup</text:span>.</text:p>
      <text:p text:style-name="P112"/>
      <text:p text:style-name="P114"/>
      <text:h text:style-name="P433" text:outline-level="4">Return Values</text:h>
      <text:h text:style-name="P250" text:outline-level="4"/>
      <text:h text:style-name="P474" text:outline-level="4"><text:span text:style-name="T21">R</text:span><text:span text:style-name="T20">eturns </text:span><text:span text:style-name="T22">an associative array containing the series name as the key and the result returned from the </text:span><text:span text:style-name="T122">Api::</text:span><text:span text:style-name="T22">lookupSeries method (I. e. - an array containing the </text:span><text:span text:style-name="T23">TVDB\Records\</text:span><text:span text:style-name="T22">Series and </text:span><text:span text:style-name="T23">TVDB\Records\</text:span><text:span text:style-name="T22">Episode object records)</text:span><text:span text:style-name="T20">.</text:span></text:h>
      <text:h text:style-name="P295" text:outline-level="4"/>
      <text:h text:style-name="P453" text:outline-level="4">Exceptions</text:h>
      <text:h text:style-name="P315" text:outline-level="4"/>
      <text:h text:style-name="P336" text:outline-level="4">TVDB\Exception</text:h>
      <text:h text:style-name="P293" text:outline-level="4"/>
      <text:h text:style-name="P431" text:outline-level="4">Examples</text:h>
      <text:h text:style-name="P295" text:outline-level="4"/>
      <text:h text:style-name="P347" text:outline-level="4"><text:span text:style-name="T118">$seriesResults = $tvdb→processLookupRequest(“Hustle”, “The Palace”)</text:span>;</text:h>
      <text:h text:style-name="P348" text:outline-level="4">foreach($seriesResults as $seriesName =&gt; $records)</text:h>
      <text:h text:style-name="P348" text:outline-level="4">{</text:h>
      <text:h text:style-name="P557" text:outline-level="4">/*</text:h>
      <text:h text:style-name="P558" text:outline-level="4"><text:s text:c="4"/><text:span text:style-name="T119">$records contains a single TVDB\Records\Series record, describing the series, </text:span></text:h>
      <text:h text:style-name="P559" text:outline-level="4"><text:s text:c="4"/>and multiple TVDB\Records\Episode records, describing each episode in the series.</text:h>
      <text:h text:style-name="P557" text:outline-level="4">*/</text:h>
      <text:h text:style-name="P348" text:outline-level="4">}</text:h>
      <text:h text:style-name="P347" text:outline-level="4"/>
      <text:h text:style-name="P347" text:outline-level="4"/>
      <text:h text:style-name="P560" text:outline-level="4"><text:bookmark-start text:name="lookupSeries"/><text:span text:style-name="T95">Api::lookupSeries</text:span><text:bookmark-end text:name="lookupSeries"/></text:h>
      <text:p text:style-name="P4"/>
      <text:h text:style-name="P378" text:outline-level="4">Api::<text:span text:style-name="T123">lookupSeries</text:span> – <text:span text:style-name="T37">lookup the series </text:span><text:span text:style-name="T39">name in the </text:span><text:span text:style-name="T41">master </text:span><text:span text:style-name="T39">TVDB database and return array of result records</text:span><text:span text:style-name="T38">.</text:span></text:h>
      <text:p text:style-name="P106"/>
      <text:p text:style-name="P86">Description</text:p>
      <text:p text:style-name="P66"/>
      <text:p text:style-name="P32"><text:span text:style-name="T123">array </text:span>Api::<text:span text:style-name="T123">lookupSeries</text:span> (<text:span text:style-name="T94">string $seriesName, integer $maxSeries=0)</text:span></text:p>
      <text:p text:style-name="P25"/>
      <text:h text:style-name="P378" text:outline-level="4"><text:span text:style-name="T40">L</text:span><text:span text:style-name="T37">ookup the series </text:span><text:span text:style-name="T39">name in the </text:span><text:span text:style-name="T41">master (remote) </text:span><text:span text:style-name="T39">TVDB database and return array of result records</text:span><text:span text:style-name="T38">.</text:span></text:h>
      <text:h text:style-name="P272" text:outline-level="4"/>
      <text:h text:style-name="P411" text:outline-level="4">Parameters</text:h>
      <text:h text:style-name="P251" text:outline-level="4"/>
      <text:h text:style-name="P473" text:outline-level="4"><text:span text:style-name="T124">seriesN</text:span>ame</text:h>
      <text:h text:style-name="P251" text:outline-level="4"/>
      <text:p text:style-name="P166">A string representing the name of the <text:span text:style-name="T124">series to query</text:span>.</text:p>
      <text:p text:style-name="P113"/>
      <text:p text:style-name="P134">maxSeries</text:p>
      <text:p text:style-name="P110"/>
      <text:p text:style-name="P166">A<text:span text:style-name="T124">n integer</text:span> value <text:span text:style-name="T124">indicating the maximum number of results to obtain, or 0 to retrieve all results</text:span>.</text:p>
      <text:p text:style-name="P115"/>
      <text:h text:style-name="P434" text:outline-level="4">Return Values</text:h>
      <text:h text:style-name="P317" text:outline-level="4"/>
      <text:h text:style-name="P475" text:outline-level="4"><text:span text:style-name="T24">A</text:span><text:span text:style-name="T22">n array containing the </text:span><text:span text:style-name="T23">TVDB\Records\</text:span><text:span text:style-name="T22">Series and </text:span><text:span text:style-name="T23">TVDB\Records\</text:span><text:span text:style-name="T22">Episode object records </text:span><text:span text:style-name="T24">returned from the query.</text:span></text:h>
      <text:h text:style-name="P296" text:outline-level="4"/>
      <text:h text:style-name="P453" text:outline-level="4">Exceptions</text:h>
      <text:h text:style-name="P315" text:outline-level="4"/>
      <text:h text:style-name="P484" text:outline-level="4"><text:span text:style-name="T16">N</text:span><text:span text:style-name="T14">one.</text:span></text:h>
      <text:h text:style-name="P293" text:outline-level="4"/>
      <text:h text:style-name="P431" text:outline-level="4">Examples</text:h>
      <text:h text:style-name="P296" text:outline-level="4"/>
      <text:h text:style-name="P296" text:outline-level="4">/* <text:s text:c="2"/><text:span text:style-name="T125">the $episodes array will receive all of the query results <text:s/>*/</text:span></text:h>
      <text:h text:style-name="P296" text:outline-level="4"/>
      <text:h text:style-name="P518" text:outline-level="4">$<text:span text:style-name="T125">episodes = $tvdb→lookupSeries('Hustle', 1);</text:span></text:h>
      <text:h text:style-name="P518" text:outline-level="4"/>
      <text:h text:style-name="P519" text:outline-level="4">/*</text:h>
      <text:h text:style-name="P519" text:outline-level="4"><text:s text:c="5"/><text:span text:style-name="T126">this puts the Series record into an array named $series and leaves all of the Episode</text:span></text:h>
      <text:h text:style-name="P522" text:outline-level="4"><text:s text:c="5"/>Records (in this case, only 1) <text:s/>in the $episodes array </text:h>
      <text:h text:style-name="P522" text:outline-level="4">*/</text:h>
      <text:h text:style-name="P518" text:outline-level="4"/>
      <text:h text:style-name="P523" text:outline-level="4">$series = array(array_shift($episodes));</text:h>
      <text:h text:style-name="P518" text:outline-level="4"/>
      <text:h text:style-name="P524" text:outline-level="4"/>
      <text:h text:style-name="P561" text:outline-level="4"><text:bookmark-start text:name="insertSeriesEpisodes"/><text:span text:style-name="T95">Api::insertSeriesEpisodes</text:span><text:bookmark-end text:name="insertSeriesEpisodes"/></text:h>
      <text:p text:style-name="P5"/>
      <text:h text:style-name="P379" text:outline-level="4">Api::<text:span text:style-name="T127">insertSeriesEpisodes</text:span> – <text:span text:style-name="T39">insert Api::lookupSeries result in the </text:span><text:span text:style-name="T64">local</text:span><text:span text:style-name="T39"> </text:span><text:span text:style-name="T42">TVDB </text:span><text:span text:style-name="T39">database</text:span><text:span text:style-name="T38">.</text:span></text:h>
      <text:p text:style-name="P136"/>
      <text:p text:style-name="P87">Description</text:p>
      <text:p text:style-name="P67"/>
      <text:p text:style-name="P33">Api::<text:span text:style-name="T127">insertSeriesEpisodes</text:span> (<text:span text:style-name="T94">)</text:span></text:p>
      <text:p text:style-name="P26"/>
      <text:h text:style-name="P234" text:outline-level="4"><text:span text:style-name="T114">I</text:span><text:span text:style-name="T111">nsert Api::lookupSeries result in the local database</text:span><text:span text:style-name="T109">.</text:span></text:h>
      <text:h text:style-name="P273" text:outline-level="4"/>
      <text:h text:style-name="P412" text:outline-level="4">Parameters</text:h>
      <text:h text:style-name="P252" text:outline-level="4"/>
      <text:h text:style-name="P359" text:outline-level="4">None.</text:h>
      <text:p text:style-name="P116"/>
      <text:h text:style-name="P435" text:outline-level="4">Return Values</text:h>
      <text:h text:style-name="P318" text:outline-level="4"/>
      <text:h text:style-name="P476" text:outline-level="4"><text:span text:style-name="T16">N</text:span><text:span text:style-name="T14">one.</text:span></text:h>
      <text:h text:style-name="P297" text:outline-level="4"/>
      <text:h text:style-name="P453" text:outline-level="4">Exceptions</text:h>
      <text:h text:style-name="P315" text:outline-level="4"/>
      <text:h text:style-name="P336" text:outline-level="4">TVDB\Exception, TVDB\DB\Exception, Library\Mysql\Exception, Library\DBO\Exception</text:h>
      <text:h text:style-name="P293" text:outline-level="4"/>
      <text:h text:style-name="P431" text:outline-level="4">Examples</text:h>
      <text:h text:style-name="P297" text:outline-level="4"/>
      <text:h text:style-name="P492" text:outline-level="4"><text:span text:style-name="T129">$tvdb→</text:span><text:span text:style-name="T130">insert</text:span><text:span text:style-name="T129">Series</text:span><text:span text:style-name="T130">Episodes</text:span><text:span text:style-name="T129">();</text:span></text:h>
      <text:h text:style-name="P520" text:outline-level="4"/>
      <text:h text:style-name="P525" text:outline-level="4"/>
      <text:h text:style-name="P562" text:outline-level="4"><text:bookmark-start text:name="insertSeries"/><text:span text:style-name="T95">Api::insertSeries</text:span><text:bookmark-end text:name="insertSeries"/></text:h>
      <text:p text:style-name="P6"/>
      <text:h text:style-name="P380" text:outline-level="4">Api::<text:span text:style-name="T127">insertSeries</text:span> – <text:span text:style-name="T39">insert Series records array in the local </text:span><text:span text:style-name="T43">TVDB </text:span><text:span text:style-name="T39">database</text:span><text:span text:style-name="T38">.</text:span></text:h>
      <text:p text:style-name="P137"/>
      <text:p text:style-name="P88">Description</text:p>
      <text:p text:style-name="P68"/>
      <text:p text:style-name="P34">Api::<text:span text:style-name="T127">insertSeries</text:span> (<text:span text:style-name="T147">object $data)</text:span></text:p>
      <text:p text:style-name="P27"/>
      <text:h text:style-name="P380" text:outline-level="4"><text:span text:style-name="T43">I</text:span><text:span text:style-name="T39">nsert Series records array in the local </text:span><text:span text:style-name="T43">TVDB </text:span><text:span text:style-name="T39">database</text:span><text:span text:style-name="T38">.</text:span></text:h>
      <text:h text:style-name="P274" text:outline-level="4"/>
      <text:h text:style-name="P413" text:outline-level="4">Parameters</text:h>
      <text:h text:style-name="P253" text:outline-level="4"/>
      <text:h text:style-name="P360" text:outline-level="4">data</text:h>
      <text:p text:style-name="P175">TVDB\Series class object containing the TVDB\Records\Series class object records.</text:p>
      <text:p text:style-name="P117"/>
      <text:h text:style-name="P431" text:outline-level="4">Return Values</text:h>
      <text:h text:style-name="P315" text:outline-level="4"/>
      <text:h text:style-name="P477" text:outline-level="4"><text:span text:style-name="T16">N</text:span><text:span text:style-name="T14">one.</text:span></text:h>
      <text:h text:style-name="P293" text:outline-level="4"/>
      <text:h text:style-name="P453" text:outline-level="4">Exceptions</text:h>
      <text:h text:style-name="P319" text:outline-level="4"/>
      <text:h text:style-name="P337" text:outline-level="4">TVDB\Exception, TVDB\DB\Exception, Library\Mysql\Exception, Library\DBO\Exception</text:h>
      <text:h text:style-name="P298" text:outline-level="4"/>
      <text:h text:style-name="P436" text:outline-level="4">Examples</text:h>
      <text:h text:style-name="P298" text:outline-level="4"/>
      <text:h text:style-name="P493" text:outline-level="4"><text:span text:style-name="T129">$tvdb→</text:span><text:span text:style-name="T130">insert</text:span><text:span text:style-name="T129">Series(</text:span><text:span text:style-name="T132">new TVDB\Series('~/data/series.xml')</text:span><text:span text:style-name="T129">);</text:span></text:h>
      <text:h text:style-name="P536" text:outline-level="4"/>
      <text:h text:style-name="P526" text:outline-level="4"/>
      <text:h text:style-name="P563" text:outline-level="4"><text:bookmark-start text:name="insertEpisodes"/><text:span text:style-name="T95">Api::insertEpisodes</text:span><text:bookmark-end text:name="insertEpisodes"/></text:h>
      <text:p text:style-name="P7"/>
      <text:h text:style-name="P381" text:outline-level="4">Api::<text:span text:style-name="T127">insertEpisodes</text:span> – <text:span text:style-name="T39">insert </text:span><text:span text:style-name="T44">Episode</text:span><text:span text:style-name="T39"> records array in the local </text:span><text:span text:style-name="T43">TVDB </text:span><text:span text:style-name="T39">database</text:span><text:span text:style-name="T38">.</text:span></text:h>
      <text:p text:style-name="P138"/>
      <text:p text:style-name="P89">Description</text:p>
      <text:p text:style-name="P69"/>
      <text:p text:style-name="P35">Api::<text:span text:style-name="T127">insertEpisodes</text:span> (<text:span text:style-name="T147">object $data)</text:span></text:p>
      <text:p text:style-name="P28"/>
      <text:h text:style-name="P381" text:outline-level="4"><text:span text:style-name="T43">I</text:span><text:span text:style-name="T39">nsert </text:span><text:span text:style-name="T44">Episodes</text:span><text:span text:style-name="T39"> records array in the local </text:span><text:span text:style-name="T43">TVDB </text:span><text:span text:style-name="T39">database</text:span><text:span text:style-name="T38">.</text:span></text:h>
      <text:h text:style-name="P275" text:outline-level="4"/>
      <text:h text:style-name="P414" text:outline-level="4">Parameters</text:h>
      <text:h text:style-name="P254" text:outline-level="4"/>
      <text:h text:style-name="P361" text:outline-level="4">data</text:h>
      <text:p text:style-name="P176">TVDB\<text:span text:style-name="T148">Episodes</text:span> class object containing the TVDB\Records\<text:span text:style-name="T148">Episode</text:span> class object records.</text:p>
      <text:p text:style-name="P118"/>
      <text:h text:style-name="P437" text:outline-level="4">Return Values</text:h>
      <text:h text:style-name="P320" text:outline-level="4"/>
      <text:h text:style-name="P478" text:outline-level="4"><text:span text:style-name="T16">N</text:span><text:span text:style-name="T14">one.</text:span></text:h>
      <text:h text:style-name="P299" text:outline-level="4"/>
      <text:h text:style-name="P454" text:outline-level="4">Exceptions</text:h>
      <text:h text:style-name="P320" text:outline-level="4"/>
      <text:h text:style-name="P338" text:outline-level="4">TVDB\Exception, TVDB\DB\Exception, Library\Mysql\Exception, Library\DBO\Exception</text:h>
      <text:h text:style-name="P299" text:outline-level="4"/>
      <text:h text:style-name="P437" text:outline-level="4">Examples</text:h>
      <text:h text:style-name="P299" text:outline-level="4"/>
      <text:h text:style-name="P494" text:outline-level="4"><text:span text:style-name="T129">$tvdb→</text:span><text:span text:style-name="T130">insert</text:span><text:span text:style-name="T138">Episodes</text:span><text:span text:style-name="T129">(</text:span><text:span text:style-name="T132">new TVDB\</text:span><text:span text:style-name="T133">Episode</text:span><text:span text:style-name="T132">s('~/data/</text:span><text:span text:style-name="T135">episode</text:span><text:span text:style-name="T132">s.xml')</text:span><text:span text:style-name="T129">);</text:span></text:h>
      <text:h text:style-name="P537" text:outline-level="4"/>
      <text:h text:style-name="P527" text:outline-level="4"/>
      <text:h text:style-name="P564" text:outline-level="4"><text:bookmark-start text:name="insertBanners"/><text:span text:style-name="T95">Api::insertBanners</text:span><text:bookmark-end text:name="insertBanners"/></text:h>
      <text:p text:style-name="P8"/>
      <text:h text:style-name="P382" text:outline-level="4">Api::<text:span text:style-name="T127">insertBanners</text:span> – <text:span text:style-name="T39">insert </text:span><text:span text:style-name="T45">Banner</text:span><text:span text:style-name="T39"> records array in the local </text:span><text:span text:style-name="T43">TVDB </text:span><text:span text:style-name="T39">database</text:span><text:span text:style-name="T38">.</text:span></text:h>
      <text:p text:style-name="P139"/>
      <text:p text:style-name="P90">Description</text:p>
      <text:p text:style-name="P70"/>
      <text:p text:style-name="P36">Api::<text:span text:style-name="T127">insertBanners</text:span> (<text:span text:style-name="T147">object $data)</text:span></text:p>
      <text:p text:style-name="P54"/>
      <text:h text:style-name="P382" text:outline-level="4"><text:span text:style-name="T43">I</text:span><text:span text:style-name="T39">nsert </text:span><text:span text:style-name="T45">Banner</text:span><text:span text:style-name="T44">s</text:span><text:span text:style-name="T39"> records array in the local </text:span><text:span text:style-name="T43">TVDB </text:span><text:span text:style-name="T39">database</text:span><text:span text:style-name="T38">.</text:span></text:h>
      <text:h text:style-name="P276" text:outline-level="4"/>
      <text:h text:style-name="P415" text:outline-level="4">Parameters</text:h>
      <text:h text:style-name="P255" text:outline-level="4"/>
      <text:h text:style-name="P362" text:outline-level="4">data</text:h>
      <text:p text:style-name="P177">TVDB\<text:span text:style-name="T149">Banners</text:span> class object containing the TVDB\Records\<text:span text:style-name="T149">Banner</text:span> class object records.</text:p>
      <text:p text:style-name="P119"/>
      <text:h text:style-name="P438" text:outline-level="4">Return Values</text:h>
      <text:h text:style-name="P321" text:outline-level="4"/>
      <text:h text:style-name="P479" text:outline-level="4"><text:span text:style-name="T16">N</text:span><text:span text:style-name="T14">one.</text:span></text:h>
      <text:h text:style-name="P300" text:outline-level="4"/>
      <text:h text:style-name="P455" text:outline-level="4">Exceptions</text:h>
      <text:h text:style-name="P321" text:outline-level="4"/>
      <text:h text:style-name="P339" text:outline-level="4">TVDB\Exception, TVDB\DB\Exception, Library\Mysql\Exception, Library\DBO\Exception</text:h>
      <text:h text:style-name="P300" text:outline-level="4"/>
      <text:h text:style-name="P438" text:outline-level="4">Examples</text:h>
      <text:h text:style-name="P300" text:outline-level="4"/>
      <text:h text:style-name="P495" text:outline-level="4"><text:span text:style-name="T129">$tvdb→</text:span><text:span text:style-name="T130">insert</text:span><text:span text:style-name="T139">Banner</text:span><text:span text:style-name="T138">s</text:span><text:span text:style-name="T129">(</text:span><text:span text:style-name="T132">new TVDB\</text:span><text:span text:style-name="T134">Banner</text:span><text:span text:style-name="T132">s('~/data/</text:span><text:span text:style-name="T135">banner</text:span><text:span text:style-name="T132">s.xml')</text:span><text:span text:style-name="T129">);</text:span></text:h>
      <text:h text:style-name="P538" text:outline-level="4"/>
      <text:h text:style-name="P528" text:outline-level="4"/>
      <text:h text:style-name="P565" text:outline-level="4"><text:bookmark-start text:name="insertActors"/><text:span text:style-name="T95">Api::insertActors</text:span><text:bookmark-end text:name="insertActors"/></text:h>
      <text:p text:style-name="P9"/>
      <text:h text:style-name="P383" text:outline-level="4">Api::<text:span text:style-name="T127">insertActors</text:span> – <text:span text:style-name="T39">insert </text:span><text:span text:style-name="T46">Actor</text:span><text:span text:style-name="T39"> records array in the local </text:span><text:span text:style-name="T43">TVDB </text:span><text:span text:style-name="T39">database</text:span><text:span text:style-name="T38">.</text:span></text:h>
      <text:p text:style-name="P140"/>
      <text:p text:style-name="P91">Description</text:p>
      <text:p text:style-name="P71"/>
      <text:p text:style-name="P37">Api::<text:span text:style-name="T127">insertActors</text:span> (<text:span text:style-name="T147">object $data)</text:span></text:p>
      <text:p text:style-name="P55"/>
      <text:h text:style-name="P383" text:outline-level="4"><text:span text:style-name="T43">I</text:span><text:span text:style-name="T39">nsert </text:span><text:span text:style-name="T46">Actor</text:span><text:span text:style-name="T44">s</text:span><text:span text:style-name="T39"> records array in the local </text:span><text:span text:style-name="T43">TVDB </text:span><text:span text:style-name="T39">database</text:span><text:span text:style-name="T38">.</text:span></text:h>
      <text:h text:style-name="P277" text:outline-level="4"/>
      <text:h text:style-name="P416" text:outline-level="4">Parameters</text:h>
      <text:h text:style-name="P256" text:outline-level="4"/>
      <text:h text:style-name="P363" text:outline-level="4">data</text:h>
      <text:p text:style-name="P178">TVDB\<text:span text:style-name="T150">Actors</text:span> class object containing the TVDB\Records\<text:span text:style-name="T150">Actor</text:span> class object records.</text:p>
      <text:p text:style-name="P120"/>
      <text:h text:style-name="P439" text:outline-level="4">Return Values</text:h>
      <text:h text:style-name="P322" text:outline-level="4"/>
      <text:h text:style-name="P480" text:outline-level="4"><text:span text:style-name="T16">N</text:span><text:span text:style-name="T14">one.</text:span></text:h>
      <text:h text:style-name="P301" text:outline-level="4"/>
      <text:h text:style-name="P456" text:outline-level="4">Exceptions</text:h>
      <text:h text:style-name="P322" text:outline-level="4"/>
      <text:h text:style-name="P340" text:outline-level="4">TVDB\Exception, TVDB\DB\Exception, Library\Mysql\Exception, Library\DBO\Exception</text:h>
      <text:h text:style-name="P301" text:outline-level="4"/>
      <text:h text:style-name="P439" text:outline-level="4">Examples</text:h>
      <text:h text:style-name="P301" text:outline-level="4"/>
      <text:h text:style-name="P496" text:outline-level="4"><text:span text:style-name="T129">$tvdb→</text:span><text:span text:style-name="T130">insert</text:span><text:span text:style-name="T139">Actor</text:span><text:span text:style-name="T138">s</text:span><text:span text:style-name="T129">(</text:span><text:span text:style-name="T132">new TVDB\</text:span><text:span text:style-name="T134">Actor</text:span><text:span text:style-name="T132">s('~/data/</text:span><text:span text:style-name="T135">actors</text:span><text:span text:style-name="T132">.xml')</text:span><text:span text:style-name="T129">);</text:span></text:h>
      <text:h text:style-name="P539" text:outline-level="4"/>
      <text:h text:style-name="P529" text:outline-level="4"/>
      <text:h text:style-name="P566" text:outline-level="4"><text:bookmark-start text:name="addSeriesRecords"/><text:span text:style-name="T95">Api::addSeriesRecords</text:span><text:bookmark-end text:name="addSeriesRecords"/></text:h>
      <text:p text:style-name="P10"/>
      <text:h text:style-name="P384" text:outline-level="4">Api::<text:span text:style-name="T151">addSeriesRecords</text:span> – <text:span text:style-name="T39">add series records to the local database</text:span><text:span text:style-name="T38">.</text:span></text:h>
      <text:p text:style-name="P141"/>
      <text:p text:style-name="P92">Description</text:p>
      <text:p text:style-name="P72"/>
      <text:p text:style-name="P38">Api::<text:span text:style-name="T151">addSeriesRecords</text:span> (<text:span text:style-name="T151">string $table, object $data)</text:span></text:p>
      <text:p text:style-name="P56"/>
      <text:h text:style-name="P384" text:outline-level="4"><text:span text:style-name="T47">A</text:span><text:span text:style-name="T39">dd series records to the local database</text:span><text:span text:style-name="T38">.</text:span></text:h>
      <text:h text:style-name="P278" text:outline-level="4"/>
      <text:h text:style-name="P417" text:outline-level="4">Parameters</text:h>
      <text:h text:style-name="P257" text:outline-level="4"/>
      <text:h text:style-name="P364" text:outline-level="4">data</text:h>
      <text:p text:style-name="P179">TVDB\<text:span text:style-name="T150">Actors</text:span> class object containing the TVDB\Records\<text:span text:style-name="T150">Actor</text:span> class object records.</text:p>
      <text:p text:style-name="P121"/>
      <text:h text:style-name="P440" text:outline-level="4">Return Values</text:h>
      <text:h text:style-name="P323" text:outline-level="4"/>
      <text:h text:style-name="P481" text:outline-level="4"><text:span text:style-name="T16">N</text:span><text:span text:style-name="T14">one.</text:span></text:h>
      <text:h text:style-name="P302" text:outline-level="4"/>
      <text:h text:style-name="P457" text:outline-level="4">Exceptions</text:h>
      <text:h text:style-name="P323" text:outline-level="4"/>
      <text:h text:style-name="P341" text:outline-level="4">TVDB\Exception, TVDB\DB\Exception, Library\Mysql\Exception, Library\DBO\Exception</text:h>
      <text:h text:style-name="P302" text:outline-level="4"/>
      <text:h text:style-name="P440" text:outline-level="4">Examples</text:h>
      <text:h text:style-name="P302" text:outline-level="4"/>
      <text:h text:style-name="P497" text:outline-level="4"><text:span text:style-name="T129">$tvdb→</text:span><text:span text:style-name="T140">addSeriesRecord</text:span><text:span text:style-name="T138">s</text:span><text:span text:style-name="T129">(</text:span><text:span text:style-name="T140">'Series', </text:span><text:span text:style-name="T132">new TVDB\</text:span><text:span text:style-name="T135">Serie</text:span><text:span text:style-name="T132">s('~/data/series.xml')</text:span><text:span text:style-name="T129">);</text:span></text:h>
      <text:h text:style-name="P540" text:outline-level="4"/>
      <text:h text:style-name="P530" text:outline-level="4"/>
      <text:h text:style-name="P577" text:outline-level="4"><text:bookmark-start text:name="getTableHandle"/><text:span text:style-name="T95">Api::getTableHandle</text:span><text:bookmark-end text:name="getTableHandle"/></text:h>
      <text:p text:style-name="P11"/>
      <text:h text:style-name="P385" text:outline-level="4">Api::<text:span text:style-name="T152">getTableHandle</text:span> – <text:span text:style-name="T39">get a handle to the requested table </text:span><text:span text:style-name="T48">in the local TVDB database</text:span><text:span text:style-name="T38">.</text:span></text:h>
      <text:p text:style-name="P142"/>
      <text:p text:style-name="P93">Description</text:p>
      <text:p text:style-name="P73"/>
      <text:p text:style-name="P39"><text:span text:style-name="T152">object </text:span>Api::<text:span text:style-name="T152">getTableHandle</text:span> (<text:span text:style-name="T151">string $table)</text:span></text:p>
      <text:p text:style-name="P57"/>
      <text:h text:style-name="P385" text:outline-level="4"><text:span text:style-name="T48">G</text:span><text:span text:style-name="T39">et a handle to the requested table</text:span><text:span text:style-name="T38"> </text:span><text:span text:style-name="T48">in </text:span><text:span text:style-name="T39">the local </text:span><text:span text:style-name="T48">TVDB </text:span><text:span text:style-name="T39">database</text:span><text:span text:style-name="T38">.</text:span></text:h>
      <text:h text:style-name="P279" text:outline-level="4"/>
      <text:h text:style-name="P418" text:outline-level="4">Parameters</text:h>
      <text:h text:style-name="P258" text:outline-level="4"/>
      <text:h text:style-name="P365" text:outline-level="4">table</text:h>
      <text:p text:style-name="P180"><text:span text:style-name="T153">(case sensitive) name of the table in the local TVDB database</text:span>.</text:p>
      <text:p text:style-name="P122"/>
      <text:h text:style-name="P441" text:outline-level="4">Return Values</text:h>
      <text:h text:style-name="P324" text:outline-level="4"/>
      <text:h text:style-name="P349" text:outline-level="4">TVDB database class object representing the table handle.</text:h>
      <text:h text:style-name="P303" text:outline-level="4"/>
      <text:h text:style-name="P458" text:outline-level="4">Exceptions</text:h>
      <text:h text:style-name="P324" text:outline-level="4"/>
      <text:h text:style-name="P342" text:outline-level="4">TVDB\Exception, TVDB\DB\Exception, Library\Mysql\Exception, Library\DBO\Exception</text:h>
      <text:h text:style-name="P303" text:outline-level="4"/>
      <text:h text:style-name="P441" text:outline-level="4">Examples</text:h>
      <text:h text:style-name="P303" text:outline-level="4"/>
      <text:h text:style-name="P498" text:outline-level="4"><text:span text:style-name="T141">$table = </text:span><text:span text:style-name="T129">$tvdb→</text:span><text:span text:style-name="T141">getTableHandle</text:span><text:span text:style-name="T129">(</text:span><text:span text:style-name="T140">'Series'</text:span><text:span text:style-name="T129">);</text:span></text:h>
      <text:h text:style-name="P541" text:outline-level="4"/>
      <text:h text:style-name="P531" text:outline-level="4"/>
      <text:h text:style-name="P567" text:outline-level="4"><text:bookmark-start text:name="getSeriesEpisodes"/><text:span text:style-name="T95">Api::getSeriesEpisodes</text:span><text:bookmark-end text:name="getSeriesEpisodes"/></text:h>
      <text:p text:style-name="P12"/>
      <text:h text:style-name="P386" text:outline-level="4">Api::<text:span text:style-name="T152">getSeriesEpisodes</text:span> – <text:span text:style-name="T39">get Series and Episode(s) information</text:span><text:span text:style-name="T38">.</text:span></text:h>
      <text:p text:style-name="P143"/>
      <text:p text:style-name="P94">Description</text:p>
      <text:p text:style-name="P74"/>
      <text:p text:style-name="P40"><text:span text:style-name="T152">object </text:span>Api::<text:span text:style-name="T152">getSeriesEpisodes</text:span> (<text:span text:style-name="T154">integer $seriesId)</text:span></text:p>
      <text:p text:style-name="P58"/>
      <text:h text:style-name="P387" text:outline-level="4"><text:span text:style-name="T48">G</text:span><text:span text:style-name="T39">et Series and Episode(s) information</text:span><text:span text:style-name="T38">.</text:span></text:h>
      <text:h text:style-name="P280" text:outline-level="4"/>
      <text:h text:style-name="P419" text:outline-level="4">Parameters</text:h>
      <text:h text:style-name="P259" text:outline-level="4"/>
      <text:h text:style-name="P366" text:outline-level="4">seriesId</text:h>
      <text:p text:style-name="P181"/>
      <text:p text:style-name="P181"><text:span text:style-name="T154">Integer TVDB series identifier</text:span>.</text:p>
      <text:p text:style-name="P123"/>
      <text:h text:style-name="P442" text:outline-level="4">Return Values</text:h>
      <text:h text:style-name="P325" text:outline-level="4"/>
      <text:h text:style-name="P485" text:outline-level="4"><text:span text:style-name="T14">TVDB</text:span><text:span text:style-name="T18">\Series\GetSeries</text:span><text:span text:style-name="T14"> class object </text:span><text:span text:style-name="T19">containing all available information for the TVDB series identifier.</text:span></text:h>
      <text:h text:style-name="P304" text:outline-level="4"/>
      <text:h text:style-name="P459" text:outline-level="4">Exceptions</text:h>
      <text:h text:style-name="P325" text:outline-level="4"/>
      <text:h text:style-name="P483" text:outline-level="4"><text:span text:style-name="T14">TVDB\Exception, TVDB\DB\Exception, Library\Mysql\Exception, Library\DBO\Exception, </text:span><text:span text:style-name="T17">Library\DOM\Exception</text:span></text:h>
      <text:h text:style-name="P304" text:outline-level="4"/>
      <text:h text:style-name="P442" text:outline-level="4">Examples</text:h>
      <text:h text:style-name="P304" text:outline-level="4"/>
      <text:h text:style-name="P350" text:outline-level="4">$seriesRecords = $tvdb→lookupSeries('Hustle');</text:h>
      <text:h text:style-name="P353" text:outline-level="4"/>
      <text:h text:style-name="P499" text:outline-level="4"><text:span text:style-name="T141">$</text:span><text:span text:style-name="T142">getSeries</text:span><text:span text:style-name="T141"> = </text:span><text:span text:style-name="T129">$tvdb→</text:span><text:span text:style-name="T141">get</text:span><text:span text:style-name="T142">SeriesEpisodes</text:span><text:span text:style-name="T129">(</text:span><text:span text:style-name="T136">$seriesRecords[0]-&gt;id</text:span><text:span text:style-name="T129">);</text:span></text:h>
      <text:h text:style-name="P542" text:outline-level="4"/>
      <text:h text:style-name="P542" text:outline-level="4"/>
      <text:h text:style-name="P532" text:outline-level="4"/>
      <text:h text:style-name="P568" text:outline-level="4"><text:bookmark-start text:name="getSeriesEpisodesByUrl"/><text:span text:style-name="T95">Api::getSeriesEpisodesByUrl</text:span><text:bookmark-end text:name="getSeriesEpisodesByUrl"/></text:h>
      <text:p text:style-name="P13"/>
      <text:h text:style-name="P388" text:outline-level="4">Api::<text:span text:style-name="T152">getSeriesEpisodesByUrl</text:span> – <text:span text:style-name="T39">get Series and Episode(s) information </text:span><text:span text:style-name="T49">by Url (from remote TVDB)</text:span><text:span text:style-name="T38">.</text:span></text:h>
      <text:p text:style-name="P144"/>
      <text:p text:style-name="P95">Description</text:p>
      <text:p text:style-name="P75"/>
      <text:p text:style-name="P41"><text:span text:style-name="T152">object </text:span>Api::<text:span text:style-name="T152">getSeriesEpisodesByUrl</text:span> (<text:span text:style-name="T155">string $url)</text:span></text:p>
      <text:p text:style-name="P59"/>
      <text:h text:style-name="P388" text:outline-level="4"><text:span text:style-name="T48">G</text:span><text:span text:style-name="T39">et Series and Episode(s) information </text:span><text:span text:style-name="T49">by Url (from remote TVDB)</text:span><text:span text:style-name="T38">.</text:span></text:h>
      <text:h text:style-name="P281" text:outline-level="4"/>
      <text:h text:style-name="P420" text:outline-level="4">Parameters</text:h>
      <text:h text:style-name="P260" text:outline-level="4"/>
      <text:h text:style-name="P368" text:outline-level="4">url</text:h>
      <text:p text:style-name="P182"/>
      <text:p text:style-name="P189">String containing a url formatted to retrieve series information from a remote TVDB database server.</text:p>
      <text:p text:style-name="P124"/>
      <text:h text:style-name="P443" text:outline-level="4">Return Values</text:h>
      <text:h text:style-name="P326" text:outline-level="4"/>
      <text:h text:style-name="P486" text:outline-level="4"><text:span text:style-name="T14">TVDB</text:span><text:span text:style-name="T18">\Series\GetSeries</text:span><text:span text:style-name="T14"> class object </text:span><text:span text:style-name="T19">containing all available information for the TVDB series identifier.</text:span></text:h>
      <text:h text:style-name="P305" text:outline-level="4"/>
      <text:h text:style-name="P460" text:outline-level="4">Exceptions</text:h>
      <text:h text:style-name="P326" text:outline-level="4"/>
      <text:h text:style-name="P483" text:outline-level="4"><text:span text:style-name="T14">TVDB\Exception, TVDB\DB\Exception, Library\Mysql\Exception, Library\DBO\Exception, </text:span><text:span text:style-name="T17">Library\DOM\Exception</text:span></text:h>
      <text:h text:style-name="P305" text:outline-level="4"/>
      <text:h text:style-name="P443" text:outline-level="4">Examples</text:h>
      <text:h text:style-name="P305" text:outline-level="4"/>
      <text:h text:style-name="P351" text:outline-level="4">$seriesRecords = $tvdb→lookupSeries('Hustle');</text:h>
      <text:h text:style-name="P354" text:outline-level="4"/>
      <text:h text:style-name="P500" text:outline-level="4"><text:span text:style-name="T141">$</text:span><text:span text:style-name="T142">getSeries</text:span><text:span text:style-name="T141"> = </text:span><text:span text:style-name="T129">$tvdb→</text:span><text:span text:style-name="T141">get</text:span><text:span text:style-name="T142">SeriesEpisodes</text:span><text:span text:style-name="T143">ByUrl</text:span><text:span text:style-name="T129">(</text:span><text:span text:style-name="T144">$tvdb-&gt;createSeriesUrl(</text:span><text:span text:style-name="T136">$seriesRecords[0]-&gt;id</text:span><text:span text:style-name="T129">)</text:span><text:span text:style-name="T144">)</text:span><text:span text:style-name="T129">;</text:span></text:h>
      <text:h text:style-name="P543" text:outline-level="4"/>
      <text:h text:style-name="P543" text:outline-level="4"/>
      <text:h text:style-name="P533" text:outline-level="4"/>
      <text:h text:style-name="P578" text:outline-level="4"><text:bookmark-start text:name="createSeriesUrl"/><text:span text:style-name="T95">Api::createSeriesUrl</text:span><text:bookmark-end text:name="createSeriesUrl"/></text:h>
      <text:p text:style-name="P14"/>
      <text:h text:style-name="P389" text:outline-level="4">Api::<text:span text:style-name="T156">createSeriesUrl</text:span> – <text:span text:style-name="T156">returns</text:span><text:span text:style-name="T49"> Url </text:span><text:span text:style-name="T50">of the requested seriesId on the</text:span><text:span text:style-name="T49"> remote TVDB </text:span><text:span text:style-name="T50">server</text:span><text:span text:style-name="T38">.</text:span></text:h>
      <text:p text:style-name="P145"/>
      <text:p text:style-name="P96">Description</text:p>
      <text:p text:style-name="P76"/>
      <text:p text:style-name="P42"><text:span text:style-name="T157">string </text:span>Api::<text:span text:style-name="T157">createSeriesUrl</text:span> (<text:span text:style-name="T155">string $seriesId, string $extension='.xml')</text:span></text:p>
      <text:p text:style-name="P60"/>
      <text:h text:style-name="P389" text:outline-level="4"><text:span text:style-name="T50">Returns</text:span><text:span text:style-name="T49"> Url </text:span><text:span text:style-name="T50">of the requested seriesId on the</text:span><text:span text:style-name="T49"> remote TVDB </text:span><text:span text:style-name="T50">server</text:span><text:span text:style-name="T38">.</text:span></text:h>
      <text:h text:style-name="P282" text:outline-level="4"/>
      <text:h text:style-name="P421" text:outline-level="4">Parameters</text:h>
      <text:h text:style-name="P261" text:outline-level="4"/>
      <text:h text:style-name="P367" text:outline-level="4">seriesId</text:h>
      <text:p text:style-name="P183"/>
      <text:p text:style-name="P183"><text:span text:style-name="T154">Integer TVDB series identifier</text:span>.</text:p>
      <text:p text:style-name="P125"/>
      <text:p text:style-name="P135">extension</text:p>
      <text:p text:style-name="P131"/>
      <text:p text:style-name="P190">Optional string containing the type (file extension) of the file to download. <text:s/>Valuse are '.xml' <text:s/>(default) or '.zip' .</text:p>
      <text:p text:style-name="P125"/>
      <text:h text:style-name="P444" text:outline-level="4">Return Values</text:h>
      <text:h text:style-name="P327" text:outline-level="4"/>
      <text:h text:style-name="P398" text:outline-level="4"><text:span text:style-name="T50">Returns</text:span><text:span text:style-name="T49"> </text:span><text:span text:style-name="T51">a string containing the </text:span><text:span text:style-name="T49">Url </text:span><text:span text:style-name="T50">of the requested seriesId on the</text:span><text:span text:style-name="T49"> remote TVDB </text:span><text:span text:style-name="T50">server</text:span><text:span text:style-name="T38">.</text:span></text:h>
      <text:h text:style-name="P306" text:outline-level="4"/>
      <text:h text:style-name="P461" text:outline-level="4">Exceptions</text:h>
      <text:h text:style-name="P327" text:outline-level="4"/>
      <text:h text:style-name="P487" text:outline-level="4"><text:span text:style-name="T17">N</text:span><text:span text:style-name="T14">one.</text:span></text:h>
      <text:h text:style-name="P306" text:outline-level="4"/>
      <text:h text:style-name="P444" text:outline-level="4">Examples</text:h>
      <text:h text:style-name="P306" text:outline-level="4"/>
      <text:h text:style-name="P306" text:outline-level="4">/*</text:h>
      <text:h text:style-name="P306" text:outline-level="4"><text:s text:c="3"/><text:span text:style-name="T158">Get the seriesRecord for the requested series name (no error or failure checking)</text:span></text:h>
      <text:h text:style-name="P306" text:outline-level="4">*/</text:h>
      <text:h text:style-name="P352" text:outline-level="4">$seriesRecords = $tvdb→lookupSeries('Hustle');</text:h>
      <text:h text:style-name="P355" text:outline-level="4"/>
      <text:h text:style-name="P355" text:outline-level="4">/*</text:h>
      <text:h text:style-name="P355" text:outline-level="4"><text:s text:c="3"/><text:span text:style-name="T158">Create series url from the seriesRecord</text:span></text:h>
      <text:h text:style-name="P355" text:outline-level="4">*/</text:h>
      <text:h text:style-name="P352" text:outline-level="4">$<text:span text:style-name="T157">url = $tvdb→createSeriesUrl($seriesRecords[0]→id,</text:span><text:span text:style-name="T128"> </text:span><text:span text:style-name="T145">'.zip'</text:span><text:span text:style-name="T129">)</text:span>;</text:h>
      <text:h text:style-name="P548" text:outline-level="4"/>
      <text:h text:style-name="P544" text:outline-level="4"/>
      <text:h text:style-name="P534" text:outline-level="4"/>
      <text:h text:style-name="P569" text:outline-level="4"><text:bookmark-start text:name="lookupResults"/><text:span text:style-name="T95">Api::lookupResults</text:span><text:bookmark-end text:name="lookupResults"/></text:h>
      <text:p text:style-name="P15"/>
      <text:h text:style-name="P390" text:outline-level="4">Api::<text:span text:style-name="T159">lookupResults</text:span> – <text:span text:style-name="T52">get/set the </text:span><text:span text:style-name="T53">Api::</text:span><text:span text:style-name="T52">lookupResults class property</text:span><text:span text:style-name="T38">.</text:span></text:h>
      <text:p text:style-name="P146"/>
      <text:p text:style-name="P97">Description</text:p>
      <text:p text:style-name="P77"/>
      <text:p text:style-name="P43"><text:span text:style-name="T159">array </text:span>Api::<text:span text:style-name="T159">lookupResults</text:span> (<text:span text:style-name="T159">array $lookupResults=null)</text:span></text:p>
      <text:p text:style-name="P49"/>
      <text:h text:style-name="P503" text:outline-level="4"><text:span text:style-name="T28">I</text:span><text:span text:style-name="T25">f the lookupResults parameter is not null, it is stored in the Api::lookupResults class property.</text:span></text:h>
      <text:h text:style-name="P239" text:outline-level="4"/>
      <text:h text:style-name="P507" text:outline-level="4"><text:span text:style-name="T26">Returns</text:span><text:span text:style-name="T27"> </text:span><text:span text:style-name="T29">the Api::lookupResults class property.</text:span></text:h>
      <text:h text:style-name="P239" text:outline-level="4"/>
      <text:h text:style-name="P511" text:outline-level="4"><text:span text:style-name="T29">T</text:span><text:span text:style-name="T25">his class provides public read-write access to a protected or private class property.</text:span></text:h>
      <text:h text:style-name="P283" text:outline-level="4"/>
      <text:h text:style-name="P422" text:outline-level="4">Parameters</text:h>
      <text:h text:style-name="P262" text:outline-level="4"/>
      <text:h text:style-name="P369" text:outline-level="4">lookupResults</text:h>
      <text:p text:style-name="P184"/>
      <text:p text:style-name="P184"><text:span text:style-name="T160">An array containing the results returned by Api::lookupSeries</text:span>.</text:p>
      <text:p text:style-name="P126"/>
      <text:h text:style-name="P445" text:outline-level="4">Return Values</text:h>
      <text:h text:style-name="P328" text:outline-level="4"/>
      <text:h text:style-name="P399" text:outline-level="4"><text:span text:style-name="T50">Returns</text:span><text:span text:style-name="T49"> </text:span><text:span text:style-name="T53">the Api::lookupResults class property.</text:span></text:h>
      <text:h text:style-name="P307" text:outline-level="4"/>
      <text:h text:style-name="P462" text:outline-level="4">Exceptions</text:h>
      <text:h text:style-name="P328" text:outline-level="4"/>
      <text:h text:style-name="P488" text:outline-level="4"><text:span text:style-name="T17">N</text:span><text:span text:style-name="T14">one.</text:span></text:h>
      <text:h text:style-name="P307" text:outline-level="4"/>
      <text:h text:style-name="P445" text:outline-level="4">Examples</text:h>
      <text:h text:style-name="P307" text:outline-level="4"/>
      <text:h text:style-name="P521" text:outline-level="4">$<text:span text:style-name="T160">lookupResult = $tvdb→lookupSeries('Hustle', 1);</text:span></text:h>
      <text:h text:style-name="P521" text:outline-level="4"/>
      <text:h text:style-name="P521" text:outline-level="4">/* <text:s/><text:span text:style-name="T160">store the result in the global class variable <text:s/>*/</text:span></text:h>
      <text:h text:style-name="P521" text:outline-level="4"/>
      <text:h text:style-name="P549" text:outline-level="4">$tvdb-&gt;lookupResult($lookupResult);</text:h>
      <text:h text:style-name="P545" text:outline-level="4"/>
      <text:h text:style-name="P535" text:outline-level="4">/* <text:s/><text:span text:style-name="T160">retrieve the result from the global class variable <text:s/>*/</text:span></text:h>
      <text:h text:style-name="P535" text:outline-level="4"/>
      <text:h text:style-name="P549" text:outline-level="4">$result = $tvdb-&gt;lookupResult();</text:h>
      <text:h text:style-name="P549" text:outline-level="4"/>
      <text:h text:style-name="P549" text:outline-level="4"/>
      <text:h text:style-name="P570" text:outline-level="4"><text:bookmark-start text:name="requestSeries"/><text:span text:style-name="T95">Api::requestSeries</text:span><text:bookmark-end text:name="requestSeries"/></text:h>
      <text:p text:style-name="P16"/>
      <text:h text:style-name="P391" text:outline-level="4">Api::<text:span text:style-name="T161">requestSeries</text:span> – <text:span text:style-name="T52">get/set the </text:span><text:span text:style-name="T53">Api::</text:span><text:span text:style-name="T54">requestSeries</text:span><text:span text:style-name="T52"> class property</text:span><text:span text:style-name="T38">.</text:span></text:h>
      <text:p text:style-name="P147"/>
      <text:p text:style-name="P98">Description</text:p>
      <text:p text:style-name="P78"/>
      <text:p text:style-name="P44"><text:span text:style-name="T159">array </text:span>Api::<text:span text:style-name="T161">requestSeries</text:span> (<text:span text:style-name="T159">array $requestSeries=null)</text:span></text:p>
      <text:p text:style-name="P50"/>
      <text:h text:style-name="P504" text:outline-level="4"><text:span text:style-name="T28">I</text:span><text:span text:style-name="T25">f the </text:span><text:span text:style-name="T30">requestSeries</text:span><text:span text:style-name="T25"> parameter is not null, it is stored in the Api::</text:span><text:span text:style-name="T30">requestSeries</text:span><text:span text:style-name="T25"> class property.</text:span></text:h>
      <text:h text:style-name="P240" text:outline-level="4"/>
      <text:h text:style-name="P508" text:outline-level="4"><text:span text:style-name="T26">Returns</text:span><text:span text:style-name="T27"> </text:span><text:span text:style-name="T29">the Api::</text:span><text:span text:style-name="T30">requestSeries</text:span><text:span text:style-name="T29"> class property.</text:span></text:h>
      <text:h text:style-name="P240" text:outline-level="4"/>
      <text:h text:style-name="P512" text:outline-level="4"><text:span text:style-name="T29">T</text:span><text:span text:style-name="T25">his class provides public read-write access to a protected or private class property.</text:span></text:h>
      <text:h text:style-name="P284" text:outline-level="4"/>
      <text:h text:style-name="P423" text:outline-level="4">Parameters</text:h>
      <text:h text:style-name="P263" text:outline-level="4"/>
      <text:h text:style-name="P370" text:outline-level="4">requestSeries</text:h>
      <text:p text:style-name="P185"/>
      <text:p text:style-name="P185"><text:span text:style-name="T160">An array containing the results returned by Api::requestSeries</text:span>.</text:p>
      <text:p text:style-name="P127"/>
      <text:h text:style-name="P446" text:outline-level="4">Return Values</text:h>
      <text:h text:style-name="P329" text:outline-level="4"/>
      <text:h text:style-name="P400" text:outline-level="4"><text:span text:style-name="T50">Returns</text:span><text:span text:style-name="T49"> </text:span><text:span text:style-name="T53">the Api::</text:span><text:span text:style-name="T54">requestSeries</text:span><text:span text:style-name="T53"> class property.</text:span></text:h>
      <text:h text:style-name="P308" text:outline-level="4"/>
      <text:h text:style-name="P463" text:outline-level="4">Exceptions</text:h>
      <text:h text:style-name="P329" text:outline-level="4"/>
      <text:h text:style-name="P489" text:outline-level="4"><text:span text:style-name="T17">N</text:span><text:span text:style-name="T14">one.</text:span></text:h>
      <text:h text:style-name="P308" text:outline-level="4"/>
      <text:h text:style-name="P446" text:outline-level="4">Examples</text:h>
      <text:h text:style-name="P308" text:outline-level="4"/>
      <text:h text:style-name="P550" text:outline-level="4"/>
      <text:h text:style-name="P571" text:outline-level="4"><text:bookmark-start text:name="seriesInDb"/><text:span text:style-name="T95">Api::seriesInDb</text:span><text:bookmark-end text:name="seriesInDb"/></text:h>
      <text:p text:style-name="P17"/>
      <text:h text:style-name="P392" text:outline-level="4">Api::<text:span text:style-name="T162">seriesInDb</text:span> – <text:span text:style-name="T52">returns seriesId if the requested series name is in the local database</text:span><text:span text:style-name="T38">.</text:span></text:h>
      <text:p text:style-name="P148"/>
      <text:p text:style-name="P99">Description</text:p>
      <text:p text:style-name="P79"/>
      <text:p text:style-name="P45"><text:span text:style-name="T162">integer </text:span>Api::<text:span text:style-name="T162">seriesInDb</text:span> (<text:span text:style-name="T164">string $seriesName)</text:span></text:p>
      <text:p text:style-name="P61"/>
      <text:h text:style-name="P392" text:outline-level="4"><text:span text:style-name="T55">R</text:span><text:span text:style-name="T52">eturns seriesId if the requested series name is in the local database</text:span><text:span text:style-name="T38">.</text:span></text:h>
      <text:h text:style-name="P285" text:outline-level="4"/>
      <text:h text:style-name="P424" text:outline-level="4">Parameters</text:h>
      <text:h text:style-name="P264" text:outline-level="4"/>
      <text:h text:style-name="P372" text:outline-level="4">seriesName</text:h>
      <text:p text:style-name="P186"/>
      <text:p text:style-name="P186"><text:span text:style-name="T163">String containing the name of a series to check the local TVDB database for</text:span>.</text:p>
      <text:p text:style-name="P128"/>
      <text:h text:style-name="P447" text:outline-level="4">Return Values</text:h>
      <text:h text:style-name="P330" text:outline-level="4"/>
      <text:h text:style-name="P401" text:outline-level="4"><text:span text:style-name="T55">R</text:span><text:span text:style-name="T52">eturns seriesId if the requested series name is in the local database</text:span><text:span text:style-name="T38">, </text:span><text:span text:style-name="T56">and null if not found.</text:span></text:h>
      <text:h text:style-name="P286" text:outline-level="4"/>
      <text:h text:style-name="P464" text:outline-level="4">Exceptions</text:h>
      <text:h text:style-name="P330" text:outline-level="4"/>
      <text:h text:style-name="P343" text:outline-level="4">TVDB\Exception, TVDB\DB\Exception, Library\Mysql\Exception, Library\DBO\Exception</text:h>
      <text:h text:style-name="P309" text:outline-level="4"/>
      <text:h text:style-name="P447" text:outline-level="4">Examples</text:h>
      <text:h text:style-name="P309" text:outline-level="4"/>
      <text:h text:style-name="P501" text:outline-level="4"><text:span text:style-name="T146">$seriesId = </text:span><text:span text:style-name="T129">$tvdb→</text:span><text:span text:style-name="T146">s</text:span><text:span text:style-name="T140">eries</text:span><text:span text:style-name="T146">InDb</text:span><text:span text:style-name="T129">(</text:span><text:span text:style-name="T137">'Hustle'</text:span><text:span text:style-name="T129">);</text:span></text:h>
      <text:h text:style-name="P546" text:outline-level="4"/>
      <text:h text:style-name="P551" text:outline-level="4"/>
      <text:h text:style-name="P572" text:outline-level="4"><text:bookmark-start text:name="seriesId"/><text:span text:style-name="T95">Api::seriesId</text:span><text:bookmark-end text:name="seriesId"/></text:h>
      <text:p text:style-name="P18"/>
      <text:h text:style-name="P393" text:outline-level="4">Api::<text:span text:style-name="T165">seriesId</text:span> – <text:span text:style-name="T52">get/set the </text:span><text:span text:style-name="T53">Api::</text:span><text:span text:style-name="T57">s</text:span><text:span text:style-name="T54">eries</text:span><text:span text:style-name="T57">Id</text:span><text:span text:style-name="T52"> class property</text:span><text:span text:style-name="T38">.</text:span></text:h>
      <text:p text:style-name="P149"/>
      <text:p text:style-name="P100">Description</text:p>
      <text:p text:style-name="P80"/>
      <text:p text:style-name="P46"><text:span text:style-name="T165">integer </text:span>Api::<text:span text:style-name="T165">seriesId</text:span>(<text:span text:style-name="T165">integer $seriesId=null)</text:span></text:p>
      <text:p text:style-name="P51"/>
      <text:h text:style-name="P505" text:outline-level="4"><text:span text:style-name="T28">I</text:span><text:span text:style-name="T25">f the </text:span><text:span text:style-name="T31">s</text:span><text:span text:style-name="T30">eries</text:span><text:span text:style-name="T31">Id</text:span><text:span text:style-name="T25"> parameter is not null, it is stored in the Api::</text:span><text:span text:style-name="T31">s</text:span><text:span text:style-name="T30">eries</text:span><text:span text:style-name="T31">Id</text:span><text:span text:style-name="T25"> class property.</text:span></text:h>
      <text:h text:style-name="P241" text:outline-level="4"/>
      <text:h text:style-name="P509" text:outline-level="4"><text:span text:style-name="T26">Returns</text:span><text:span text:style-name="T27"> </text:span><text:span text:style-name="T29">the Api::</text:span><text:span text:style-name="T31">s</text:span><text:span text:style-name="T30">eries</text:span><text:span text:style-name="T31">Id</text:span><text:span text:style-name="T29"> class property.</text:span></text:h>
      <text:h text:style-name="P241" text:outline-level="4"/>
      <text:h text:style-name="P513" text:outline-level="4"><text:span text:style-name="T29">T</text:span><text:span text:style-name="T25">his class provides public read-write access to a protected or private class property.</text:span></text:h>
      <text:h text:style-name="P288" text:outline-level="4"/>
      <text:h text:style-name="P425" text:outline-level="4">Parameters</text:h>
      <text:h text:style-name="P265" text:outline-level="4"/>
      <text:h text:style-name="P371" text:outline-level="4"><text:span text:style-name="T165">s</text:span>eries<text:span text:style-name="T165">Id</text:span></text:h>
      <text:p text:style-name="P187"/>
      <text:p text:style-name="P187"><text:span text:style-name="T160">An integer containing the seriesId, or null to query only</text:span>.</text:p>
      <text:p text:style-name="P129"/>
      <text:h text:style-name="P448" text:outline-level="4">Return Values</text:h>
      <text:h text:style-name="P331" text:outline-level="4"/>
      <text:h text:style-name="P402" text:outline-level="4"><text:span text:style-name="T50">Returns</text:span><text:span text:style-name="T49"> </text:span><text:span text:style-name="T53">the Api::</text:span><text:span text:style-name="T57">s</text:span><text:span text:style-name="T54">eries</text:span><text:span text:style-name="T57">Id</text:span><text:span text:style-name="T53"> class property.</text:span></text:h>
      <text:h text:style-name="P310" text:outline-level="4"/>
      <text:h text:style-name="P465" text:outline-level="4">Exceptions</text:h>
      <text:h text:style-name="P331" text:outline-level="4"/>
      <text:h text:style-name="P490" text:outline-level="4"><text:span text:style-name="T17">N</text:span><text:span text:style-name="T14">one.</text:span></text:h>
      <text:h text:style-name="P310" text:outline-level="4"/>
      <text:h text:style-name="P448" text:outline-level="4">Examples</text:h>
      <text:h text:style-name="P310" text:outline-level="4"/>
      <text:h text:style-name="P552" text:outline-level="4"/>
      <text:h text:style-name="P573" text:outline-level="4"><text:bookmark-start text:name="tvdbFullSeries"/><text:span text:style-name="T95">Api::tvdbFullSeries</text:span><text:bookmark-end text:name="tvdbFullSeries"/></text:h>
      <text:p text:style-name="P19"/>
      <text:h text:style-name="P394" text:outline-level="4">Api::<text:span text:style-name="T166">tvdbFullSeries</text:span> – <text:span text:style-name="T52">get the </text:span><text:span text:style-name="T53">Api::</text:span><text:span text:style-name="T58">tvdbFullSeries</text:span><text:span text:style-name="T52"> class property</text:span><text:span text:style-name="T38">.</text:span></text:h>
      <text:p text:style-name="P150"/>
      <text:p text:style-name="P101">Description</text:p>
      <text:p text:style-name="P81"/>
      <text:p text:style-name="P47"><text:span text:style-name="T166">object </text:span>Api::<text:span text:style-name="T166">tvdbFullSeries </text:span>( <text:span text:style-name="T165">)</text:span></text:p>
      <text:p text:style-name="P52"/>
      <text:h text:style-name="P510" text:outline-level="4"><text:span text:style-name="T26">Returns</text:span><text:span text:style-name="T27"> </text:span><text:span text:style-name="T29">the Api::</text:span><text:span text:style-name="T32">tvdbFullSeries</text:span><text:span text:style-name="T29"> class property, </text:span><text:span text:style-name="T32">created by the Api::getSeriesEpisodes or Api::getSeriesEpisodesByUrl.</text:span></text:h>
      <text:h text:style-name="P242" text:outline-level="4"/>
      <text:h text:style-name="P514" text:outline-level="4"><text:span text:style-name="T29">T</text:span><text:span text:style-name="T25">his class provides public read-</text:span><text:span text:style-name="T32">only</text:span><text:span text:style-name="T25"> access to a protected or private class property.</text:span></text:h>
      <text:h text:style-name="P289" text:outline-level="4"/>
      <text:h text:style-name="P426" text:outline-level="4">Parameters</text:h>
      <text:h text:style-name="P266" text:outline-level="4"/>
      <text:h text:style-name="P356" text:outline-level="4">None.</text:h>
      <text:h text:style-name="P356" text:outline-level="4"/>
      <text:h text:style-name="P449" text:outline-level="4">Return Values</text:h>
      <text:h text:style-name="P332" text:outline-level="4"/>
      <text:h text:style-name="P403" text:outline-level="4"><text:span text:style-name="T50">Returns</text:span><text:span text:style-name="T49"> </text:span><text:span text:style-name="T53">the Api::</text:span><text:span text:style-name="T58">tvdbFullSeries</text:span><text:span text:style-name="T53"> class property.</text:span></text:h>
      <text:h text:style-name="P311" text:outline-level="4"/>
      <text:h text:style-name="P466" text:outline-level="4">Exceptions</text:h>
      <text:h text:style-name="P332" text:outline-level="4"/>
      <text:h text:style-name="P491" text:outline-level="4"><text:span text:style-name="T17">N</text:span><text:span text:style-name="T14">one.</text:span></text:h>
      <text:h text:style-name="P311" text:outline-level="4"/>
      <text:h text:style-name="P449" text:outline-level="4">Examples</text:h>
      <text:h text:style-name="P311" text:outline-level="4"/>
      <text:h text:style-name="P553" text:outline-level="4"/>
      <text:h text:style-name="P575" text:outline-level="4"><text:bookmark-start text:name="getUserLanguage"/><text:span text:style-name="T95">Api::getUserLanguage</text:span><text:bookmark-end text:name="getUserLanguage"/></text:h>
      <text:p text:style-name="P198"/>
      <text:h text:style-name="P396" text:outline-level="4">Api::<text:span text:style-name="T175">getUserLanguage</text:span> – <text:span text:style-name="T176">Returns</text:span><text:span text:style-name="T52"> the </text:span><text:span text:style-name="T61">current account user</text:span><text:span text:style-name="T53"> </text:span><text:span text:style-name="T59">language</text:span><text:span text:style-name="T61"> from the remote TVDB database</text:span><text:span text:style-name="T38">.</text:span></text:h>
      <text:p text:style-name="P216"/>
      <text:p text:style-name="P210">Description</text:p>
      <text:p text:style-name="P212"/>
      <text:p text:style-name="P218"><text:span text:style-name="T167">string </text:span>Api::<text:span text:style-name="T176">getUserLanguage </text:span>( <text:span text:style-name="T167">)</text:span></text:p>
      <text:p text:style-name="P220"/>
      <text:h text:style-name="P406" text:outline-level="4"><text:span text:style-name="T176">Returns</text:span><text:span text:style-name="T52"> the </text:span><text:span text:style-name="T61">current account user</text:span><text:span text:style-name="T53"> </text:span><text:span text:style-name="T59">language</text:span><text:span text:style-name="T61"> from the remote TVDB database</text:span><text:span text:style-name="T38">, </text:span><text:span text:style-name="T62">or throws an Application\TVDB\Exception exception if not a valid account.</text:span></text:h>
      <text:h text:style-name="P406" text:outline-level="4"><text:span text:style-name="T38"/></text:h>
      <text:h text:style-name="P428" text:outline-level="4">Parameters</text:h>
      <text:h text:style-name="P268" text:outline-level="4"/>
      <text:h text:style-name="P357" text:outline-level="4">None.</text:h>
      <text:p text:style-name="P214"/>
      <text:h text:style-name="P451" text:outline-level="4">Return Values</text:h>
      <text:h text:style-name="P334" text:outline-level="4"/>
      <text:h text:style-name="P405" text:outline-level="4"><text:span text:style-name="T50">Returns</text:span><text:span text:style-name="T49"> </text:span><text:span text:style-name="T53">the </text:span><text:span text:style-name="T61">current account user language from the remote TVDB database, or throws an exception if the user account is not valid.</text:span></text:h>
      <text:h text:style-name="P313" text:outline-level="4"/>
      <text:h text:style-name="P468" text:outline-level="4">Exceptions</text:h>
      <text:h text:style-name="P334" text:outline-level="4"/>
      <text:h text:style-name="P345" text:outline-level="4">TVDB\Exception, TVDB\DB\Exception, Library\Mysql\Exception, Library\DBO\Exception.</text:h>
      <text:h text:style-name="P313" text:outline-level="4"/>
      <text:h text:style-name="P451" text:outline-level="4">Examples</text:h>
      <text:h text:style-name="P313" text:outline-level="4"/>
      <text:h text:style-name="P556" text:outline-level="4"/>
      <text:h text:style-name="P574" text:outline-level="4"><text:bookmark-start text:name="setLanguage"/><text:span text:style-name="T95">Api::setLanguage</text:span><text:bookmark-end text:name="setLanguage"/></text:h>
      <text:p text:style-name="P20"/>
      <text:h text:style-name="P395" text:outline-level="4">Api::<text:span text:style-name="T165">setLanguage</text:span> – <text:span text:style-name="T167">s</text:span><text:span text:style-name="T52">et the </text:span><text:span text:style-name="T53">Api::</text:span><text:span text:style-name="T59">languageAbbreviation</text:span><text:span text:style-name="T52"> class property</text:span><text:span text:style-name="T38">.</text:span></text:h>
      <text:p text:style-name="P151"/>
      <text:p text:style-name="P102">Description</text:p>
      <text:p text:style-name="P82"/>
      <text:p text:style-name="P48"><text:span text:style-name="T167">string </text:span>Api::<text:span text:style-name="T165">setLanguage </text:span>(<text:span text:style-name="T167">string $language='en')</text:span></text:p>
      <text:p text:style-name="P53"/>
      <text:h text:style-name="P506" text:outline-level="4"><text:span text:style-name="T33">T</text:span><text:span text:style-name="T25">he </text:span><text:span text:style-name="T33">language</text:span><text:span text:style-name="T25"> parameter is </text:span><text:span text:style-name="T34">checked for validity and an Exception is thrown if it is not found in the language table.</text:span></text:h>
      <text:h text:style-name="P506" text:outline-level="4"><text:span text:style-name="T34"/></text:h>
      <text:h text:style-name="P506" text:outline-level="4"><text:span text:style-name="T34">The valid language parameter is </text:span><text:span text:style-name="T25">stored in the Api::</text:span><text:span text:style-name="T33">languageAbbreviation</text:span><text:span text:style-name="T25"> class property.</text:span></text:h>
      <text:h text:style-name="P243" text:outline-level="4"/>
      <text:h text:style-name="P244" text:outline-level="4">Returns the <text:span text:style-name="T174">value that the </text:span>Api::languageAbbreviation class property <text:span text:style-name="T174">contained prior to changing it (i.e. - the original value)</text:span>.</text:h>
      <text:h text:style-name="P243" text:outline-level="4"/>
      <text:h text:style-name="P515" text:outline-level="4"><text:span text:style-name="T29">T</text:span><text:span text:style-name="T25">his class provides public read-write access to a protected or private class property.</text:span></text:h>
      <text:h text:style-name="P290" text:outline-level="4"/>
      <text:h text:style-name="P427" text:outline-level="4">Parameters</text:h>
      <text:h text:style-name="P267" text:outline-level="4"/>
      <text:h text:style-name="P373" text:outline-level="4">language</text:h>
      <text:p text:style-name="P188"/>
      <text:p text:style-name="P206">A 2-character country language abbreviation, default = 'en'.</text:p>
      <text:p text:style-name="P130"/>
      <text:h text:style-name="P450" text:outline-level="4">Return Values</text:h>
      <text:h text:style-name="P333" text:outline-level="4"/>
      <text:h text:style-name="P404" text:outline-level="4"><text:span text:style-name="T50">Returns</text:span><text:span text:style-name="T49"> </text:span><text:span text:style-name="T53">the </text:span><text:span text:style-name="T60">original value of the</text:span><text:span text:style-name="T53"> Api::</text:span><text:span text:style-name="T59">languageAbbreviation</text:span><text:span text:style-name="T53"> class property.</text:span></text:h>
      <text:h text:style-name="P312" text:outline-level="4"/>
      <text:h text:style-name="P467" text:outline-level="4">Exceptions</text:h>
      <text:h text:style-name="P333" text:outline-level="4"/>
      <text:h text:style-name="P344" text:outline-level="4"><text:span text:style-name="T14">TVDB\Exception, TVDB\DB\Exception, Library\Mysql\Exception, Library\DBO\Exception.</text:span></text:h>
      <text:h text:style-name="P312" text:outline-level="4"/>
      <text:h text:style-name="P450" text:outline-level="4">Examples</text:h>
      <text:h text:style-name="P312" text:outline-level="4"/>
      <text:h text:style-name="P554" text:outline-level="4"/>
      <text:h text:style-name="P576" text:outline-level="4"><text:bookmark-start text:name="languageInDb"/><text:span text:style-name="T95">Api::languageInDb</text:span><text:bookmark-end text:name="languageInDb"/></text:h>
      <text:p text:style-name="P199"/>
      <text:h text:style-name="P397" text:outline-level="4">Api::<text:span text:style-name="T177">languageInDb</text:span> – <text:span text:style-name="T177">throws exception if the provided language abbreviation</text:span><text:span text:style-name="T52"> is </text:span><text:span text:style-name="T63">not </text:span><text:span text:style-name="T52">in the local database </text:span><text:span text:style-name="T63">(i.e. - invalid)</text:span><text:span text:style-name="T38">.</text:span></text:h>
      <text:p text:style-name="P217"/>
      <text:p text:style-name="P211">Description</text:p>
      <text:p text:style-name="P213"/>
      <text:p text:style-name="P219">Api::<text:span text:style-name="T177">languageInDb</text:span> (<text:span text:style-name="T164">string $abbreviation)</text:span></text:p>
      <text:p text:style-name="P221"/>
      <text:h text:style-name="P397" text:outline-level="4"><text:span text:style-name="T63">Throws exception if the provided language abbreviation</text:span><text:span text:style-name="T52"> is </text:span><text:span text:style-name="T63">not </text:span><text:span text:style-name="T52">in the local database </text:span><text:span text:style-name="T63">(i.e. - invalid)</text:span><text:span text:style-name="T38">.</text:span></text:h>
      <text:h text:style-name="P291" text:outline-level="4"/>
      <text:h text:style-name="P429" text:outline-level="4">Parameters</text:h>
      <text:h text:style-name="P269" text:outline-level="4"/>
      <text:h text:style-name="P374" text:outline-level="4">abbreviation</text:h>
      <text:p text:style-name="P207"/>
      <text:p text:style-name="P207"><text:span text:style-name="T177">2-character string containing the language abbreviation to be checked</text:span>.</text:p>
      <text:p text:style-name="P215"/>
      <text:h text:style-name="P452" text:outline-level="4">Return Values</text:h>
      <text:h text:style-name="P335" text:outline-level="4"/>
      <text:h text:style-name="P407" text:outline-level="4"><text:span text:style-name="T56">N</text:span><text:span text:style-name="T35">one.</text:span></text:h>
      <text:h text:style-name="P287" text:outline-level="4"/>
      <text:h text:style-name="P469" text:outline-level="4">Exceptions</text:h>
      <text:h text:style-name="P335" text:outline-level="4"/>
      <text:h text:style-name="P346" text:outline-level="4">TVDB\Exception, TVDB\DB\Exception, Library\Mysql\Exception, Library\DBO\Exception</text:h>
      <text:h text:style-name="P314" text:outline-level="4"/>
      <text:h text:style-name="P452" text:outline-level="4">Examples</text:h>
      <text:h text:style-name="P314" text:outline-level="4"/>
      <text:h text:style-name="P358" text:outline-level="4">try</text:h>
      <text:h text:style-name="P502" text:outline-level="4"><text:span text:style-name="T14">{</text:span></text:h>
      <text:h text:style-name="P205" text:outline-level="5"><text:span text:style-name="T137"><text:s text:c="8"/></text:span><text:span text:style-name="T129">$tvdb→</text:span><text:span text:style-name="T128">language</text:span><text:span text:style-name="T146">InDb</text:span><text:span text:style-name="T129">(</text:span><text:span text:style-name="T137">'</text:span><text:span text:style-name="T131">nl</text:span><text:span text:style-name="T137">'</text:span><text:span text:style-name="T129">);</text:span></text:h>
      <text:h text:style-name="P502" text:outline-level="4"><text:span text:style-name="T129">}</text:span></text:h>
      <text:h text:style-name="P502" text:outline-level="4"><text:span text:style-name="T128">catch (Exception $exception)</text:span></text:h>
      <text:h text:style-name="P502" text:outline-level="4"><text:span text:style-name="T128">{</text:span></text:h>
      <text:h text:style-name="P205" text:outline-level="5"><text:span text:style-name="T128"><text:s text:c="8"/>print “abbreviation is not in the database.”;</text:span></text:h>
      <text:h text:style-name="P205" text:outline-level="5"><text:span text:style-name="T128"><text:s text:c="7"/>exit;</text:span></text:h>
      <text:h text:style-name="P502" text:outline-level="4"><text:span text:style-name="T128">}</text:span></text:h>
      <text:h text:style-name="P502" text:outline-level="4"><text:span text:style-name="T128"/></text:h>
      <text:h text:style-name="P502" text:outline-level="4"><text:span text:style-name="T128">print “abbreviation is in the database.”;</text:span></text:h>
      <text:h text:style-name="P547" text:outline-level="4"/>
      <text:h text:style-name="P55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ff" style:font-name="DejaVu Serif" fo:font-family="'DejaVu Serif'" style:font-style-name="Book" style:font-family-generic="roman" style:font-pitch="variable" fo:font-size="11pt" fo:font-weight="normal"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lass_20_Title" style:display-name="Class Title" style:family="paragraph" style:parent-style-name="Standard" style:default-outline-level="1">
      <style:paragraph-properties style:shadow="none">
        <style:tab-stops/>
      </style:paragraph-properties>
      <style:text-properties fo:color="#0000ff" style:font-name="DejaVu Serif2" fo:font-family="'DejaVu Serif'" style:font-family-generic="roman" style:font-pitch="variable" fo:font-size="20pt" fo:font-weight="bold" style:font-size-asian="20pt" style:font-weight-asian="bold" style:font-size-complex="20pt" style:font-weight-complex="bold"/>
    </style:style>
    <style:style style:name="Class_20_Description" style:display-name="Class Description" style:family="paragraph" style:parent-style-name="Standard">
      <style:text-properties fo:color="#0000ff" style:font-name="DejaVu Serif2" fo:font-family="'DejaVu Serif'" style:font-family-generic="roman" style:font-pitch="variable" fo:font-size="12pt" fo:font-weight="normal" style:font-size-asian="12pt" style:font-weight-asian="normal" style:font-size-complex="12pt" style:font-weight-complex="normal"/>
    </style:style>
    <style:style style:name="Criteria_20_Title" style:display-name="Criteria Title" style:family="paragraph" style:parent-style-name="Standard" style:next-style-name="Standard" style:default-outline-level="2">
      <style:paragraph-properties fo:margin-left="0in" fo:margin-right="0in" fo:text-indent="0in" style:auto-text-indent="false"/>
      <style:text-properties fo:color="#0000ff" style:font-name="DejaVu Serif" fo:font-family="'DejaVu Serif'" style:font-style-name="Book" style:font-family-generic="roman" style:font-pitch="variable" fo:font-size="12pt" style:text-underline-style="none" fo:font-weight="bold" style:font-weight-asian="normal"/>
    </style:style>
    <style:style style:name="Criteria_20_Body" style:display-name="Criteria Body" style:family="paragraph" style:parent-style-name="Standard" style:next-style-name="Standard">
      <style:paragraph-properties fo:margin-left="0.2756in" fo:margin-right="0in" fo:text-indent="0in" style:auto-text-indent="false"/>
      <style:text-properties fo:font-size="11pt"/>
    </style:style>
    <style:style style:name="Coding_20_Body" style:display-name="Coding Body" style:family="paragraph" style:parent-style-name="Standard">
      <style:paragraph-properties fo:margin-left="0.2756in" fo:margin-right="0in" fo:text-indent="0in" style:auto-text-indent="false"/>
      <style:text-properties fo:font-size="11pt"/>
    </style:style>
    <style:style style:name="Coding_20_Title" style:display-name="Coding Title" style:family="paragraph" style:next-style-name="Coding_20_Body" style:default-outline-level="3">
      <style:paragraph-properties fo:margin-left="0in" fo:margin-right="0in" fo:text-indent="0in" style:auto-text-indent="false"/>
      <style:text-properties fo:color="#0000ff" style:font-name="DejaVu Serif1" fo:font-family="'DejaVu Serif'" style:font-style-name="Bold" style:font-family-generic="roman" style:font-pitch="variable" fo:font-size="12pt" style:text-underline-style="none" fo:font-weight="bold" style:font-size-asian="12pt" style:font-weight-asian="normal" style:font-size-complex="12pt" style:font-weight-complex="bold"/>
    </style:style>
    <style:style style:name="Coding_20_Indent" style:display-name="Coding Indent" style:family="paragraph" style:parent-style-name="Coding_20_Body" style:next-style-name="Coding_20_Body">
      <style:paragraph-properties fo:margin-left="0.472in" fo:margin-right="0in" fo:text-indent="0in" style:auto-text-indent="false"/>
      <style:text-properties fo:font-size="10pt" fo:font-style="italic" fo:font-weight="bold"/>
    </style:style>
    <style:style style:name="Method_20_Title" style:display-name="Method Title" style:family="paragraph" style:default-outline-level="5">
      <style:paragraph-properties fo:margin-left="0in" fo:margin-right="0in" fo:text-indent="0in" style:auto-text-indent="false"/>
      <style:text-properties fo:color="#0000ff" style:font-name="DejaVu Serif1" fo:font-family="'DejaVu Serif'" style:font-style-name="Bold" style:font-family-generic="roman" style:font-pitch="variable" style:text-underline-style="none" fo:font-weight="bold" style:font-weight-asian="normal"/>
    </style:style>
    <style:style style:name="Method_20_Body" style:display-name="Method Body" style:family="paragraph" style:parent-style-name="Standard">
      <style:paragraph-properties fo:margin-left="0.2756in" fo:margin-right="0in" fo:text-indent="0in" style:auto-text-indent="false"/>
      <style:text-properties style:font-weight-asian="normal"/>
    </style:style>
    <style:style style:name="Method_20_Code_20_Listing" style:display-name="Method Code Listing" style:family="paragraph" style:parent-style-name="Method_20_Body">
      <style:paragraph-properties fo:margin-left="0.472in" fo:margin-right="0in" fo:text-indent="0in" style:auto-text-indent="false"/>
      <style:text-properties fo:color="#000080" style:font-name="DejaVu Sans Mono" fo:font-family="'DejaVu Sans Mono'" style:font-style-name="Bold" style:font-family-generic="modern" style:font-pitch="fixed" fo:font-size="9pt" fo:font-weight="bold" style:font-weight-asian="normal"/>
    </style:style>
    <style:style style:name="Method_20_Indent" style:display-name="Method Indent" style:family="paragraph" style:parent-style-name="Coding_20_Indent">
      <style:text-properties fo:font-size="11pt" fo:font-style="normal" fo:font-weight="normal" style:font-weight-asian="normal"/>
    </style:style>
    <style:style style:name="Frame_20_contents" style:display-name="Frame contents" style:family="paragraph" style:parent-style-name="Text_20_body" style:class="extra"/>
    <style:style style:name="Code_20_Listing" style:display-name="Code Listing" style:family="paragraph" style:parent-style-name="Method_20_Body">
      <style:paragraph-properties fo:margin-left="0.1181in" fo:margin-right="0in" fo:text-indent="0in" style:auto-text-indent="false"/>
      <style:text-properties fo:color="#0000ff" style:font-name="DejaVu Sans Mono" fo:font-family="'DejaVu Sans Mono'" style:font-style-name="Bold" style:font-family-generic="modern" style:font-pitch="fixed" fo:font-size="9pt" fo:font-weight="bold" style:font-weight-asian="normal"/>
    </style:style>
    <style:style style:name="Class_20_Footer" style:display-name="Class Footer" style:family="paragraph" style:parent-style-name="Standard" style:master-page-name="">
      <loext:graphic-properties draw:fill="none" draw:fill-color="#cfe7f5"/>
      <style:paragraph-properties style:page-number="auto" fo:background-color="transparent" fo:padding="0.0193in" fo:border="0.06pt solid #0000ff" style:shadow="none" text:number-lines="false" text:line-number="0">
        <style:tab-stops/>
      </style:paragraph-properties>
      <style:text-properties fo:font-size="9pt" fo:font-weight="bold" style:font-weight-asian="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hod_20_Table_20_Description" style:display-name="Method Table Description" style:family="paragraph" style:parent-style-name="Method_20_Body">
      <style:paragraph-properties fo:margin-left="0in" fo:margin-right="0in" fo:text-indent="0in" style:auto-text-indent="false"/>
      <style:text-properties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Method_20_Listing_20_Title" style:display-name="Method Listing Title" style:family="paragraph" style:parent-style-name="Method_20_Title" style:default-outline-level="4"/>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color="#0000ff"/>
    </style:style>
    <style:style style:name="Class_20_Variables" style:display-name="Class Variables" style:family="text">
      <style:text-properties fo:color="#0000ff" style:font-name="DejaVu Serif3" fo:font-family="'DejaVu Serif'" style:font-style-name="Bold Italic" style:font-family-generic="roman" style:font-pitch="variable" fo:font-size="10.5pt" fo:font-style="italic" fo:font-weight="bold" style:font-weight-asian="normal"/>
    </style:style>
    <style:style style:name="Internet_20_link" style:display-name="Internet link" style:family="text">
      <style:text-properties fo:color="#0000ff" style:font-name="DejaVu Serif1" fo:font-family="'DejaVu Serif'" style:font-style-name="Bold" style:font-family-generic="roman" style:font-pitch="variable" fo:font-size="11pt" fo:language="zxx" fo:country="none" style:text-underline-style="none" fo:font-weight="bold" style:language-asian="zxx" style:country-asian="none" style:font-weight-asian="normal" style:language-complex="zxx" style:country-complex="none"/>
    </style:style>
    <style:style style:name="Visited_20_Internet_20_Link" style:display-name="Visited Internet Link" style:family="text">
      <style:text-properties fo:color="#0000ff" style:font-name="DejaVu Serif1" fo:font-family="'DejaVu Serif'" style:font-style-name="Bold" style:font-family-generic="roman" style:font-pitch="variable" fo:font-size="11pt" fo:language="zxx" fo:country="none" style:text-underline-style="none" fo:font-weight="bold" style:language-asian="zxx" style:country-asian="none" style:font-weight-asian="normal"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riables" style:family="text">
      <style:text-properties fo:color="#0000ff" style:font-name="DejaVu Serif" fo:font-family="'DejaVu Serif'" style:font-style-name="Book" style:font-family-generic="roman" style:font-pitch="variable" fo:font-size="11pt" style:font-weight-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ethod_20_Frame" style:display-name="Method Frame" style:family="graphic">
      <style:graphic-properties svg:width="5.952in" fo:min-height="0.702in" text:anchor-type="paragraph" svg:x="0.4866in" svg:y="0.0791in" fo:margin-left="0.0791in" fo:margin-right="0.0791in" fo:margin-top="0.0791in" fo:margin-bottom="0.0791in" style:protect="content" style:wrap="parallel" style:number-wrapped-paragraphs="no-limit" style:wrap-contour="false" style:vertical-pos="top" style:vertical-rel="paragraph-content" style:horizontal-pos="center" style:horizontal-rel="paragraph" fo:background-color="#ff8080" style:background-transparency="80%" draw:fill="solid" draw:fill-color="#ff8080" draw:opacity="20%" fo:padding="0.0591in" fo:border="0.06pt solid #000000" style:shadow="none" draw:shadow-opacity="100%" style:editable="true" style:writing-mode="lr-tb">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lass_20_Footer">
      <style:text-properties fo:background-color="#ffffff"/>
    </style:style>
    <style:style style:name="MT1" style:family="text">
      <style:text-properties officeooo:rsid="0003bdd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svg:height="0.3929in" fo:margin-left="0in" fo:margin-right="0in" fo:margin-top="0.1965in" style:shadow="none" fo:background-color="#ffffff" style:dynamic-spacing="false" draw:fill="solid" draw:fill-color="#ffffff" draw:opacity="100%"/>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TVDB\Api</text:span><text:tab/><text:tab/><text:tab/><text:page-number text:select-page="current">1</text:page-number><text:tab/><text:tab/><text:tab/><text:tab/><text:date style:data-style-name="N76" text:date-value="2016-01-01T19:44:22.638856633">January 1, 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20:43:21</meta:creation-date>
    <dc:title>Class Documentation</dc:title>
    <meta:editing-duration>P1DT23H9M22S</meta:editing-duration>
    <meta:editing-cycles>131</meta:editing-cycles>
    <meta:generator>LibreOffice/4.4.7.2$Linux_X86_64 LibreOffice_project/40$Build-2</meta:generator>
    <meta:initial-creator>Jay Wheeler</meta:initial-creator>
    <dc:date>2016-01-01T19:44:22.519873712</dc:date>
    <meta:document-statistic meta:table-count="0" meta:image-count="0" meta:object-count="0" meta:page-count="25" meta:paragraph-count="430" meta:word-count="2097" meta:character-count="17804" meta:non-whitespace-character-count="15820"/>
    <meta:template xlink:type="simple" xlink:actuate="onRequest" xlink:title="Class Documentation" xlink:href="../Class%20Documentation.ott" meta:date="2012-06-02T16:17:56"/>
  </office:meta>
</office:document-meta>
</file>